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office:automatic-styles>
  <office:body>
    <office:text>
      <text:p text:style-name="Title">6. The Use of Gameplay Design Patterns “It’s like a project in itself, really”</text:p>
      <text:list text:style-name="L1">
        <text:list-item>
          <text:p text:style-name="P1"><text:a xlink:type="simple" xlink:href="#research-questions---march-2024" office:name=""><text:span text:style-name="Definition">Research Questions - March 2024</text:span></text:a></text:p>
        </text:list-item>
        <text:list-item>
          <text:p text:style-name="P1"><text:a xlink:type="simple" xlink:href="#introduction" office:name=""><text:span text:style-name="Definition">Introduction</text:span></text:a></text:p>
        </text:list-item>
        <text:list-item>
          <text:p text:style-name="P1"><text:a xlink:type="simple" xlink:href="#the-role-of-gdps-in-the-personal-appropriation-of-concepts-and-processes" office:name=""><text:span text:style-name="Definition">The role of GDPs in the personal appropriation of concepts and processes</text:span></text:a></text:p>
          <text:list text:style-name="L2">
            <text:list-item>
              <text:p text:style-name="P2"><text:a xlink:type="simple" xlink:href="#the-interrelationship-of-gdps-and-the-development-of-technical-processes" office:name=""><text:span text:style-name="Definition">The interrelationship of GDPs and the development of technical processes</text:span></text:a></text:p>
            </text:list-item>
          </text:list>
        </text:list-item>
        <text:list-item>
          <text:p text:style-name="P1"><text:a xlink:type="simple" xlink:href="#gdps-used-in-the-process-of-guided-participation" office:name=""><text:span text:style-name="Definition">GDPs used in the process of guided participation</text:span></text:a></text:p>
          <text:list text:style-name="L3">
            <text:list-item>
              <text:p text:style-name="P3"><text:a xlink:type="simple" xlink:href="#use-of-a-menu-of-gdps-to-assist-project-navigation-and-resource-organisation" office:name=""><text:span text:style-name="Definition">Use of a menu of GDPs to assist project navigation and resource organisation</text:span></text:a></text:p>
            </text:list-item>
            <text:list-item>
              <text:p text:style-name="P3"><text:a xlink:type="simple" xlink:href="#gdps-used-to-scaffold-ideation-and-prioritisation-processes" office:name=""><text:span text:style-name="Definition">GDPs used to scaffold ideation and prioritisation processes</text:span></text:a></text:p>
            </text:list-item>
            <text:list-item>
              <text:p text:style-name="P3"><text:a xlink:type="simple" xlink:href="#gdps-aiding-the-process-of-division-of-labour-1400" office:name=""><text:span text:style-name="Definition">GDPs aiding the process of division of labour (1400)</text:span></text:a></text:p>
            </text:list-item>
          </text:list>
        </text:list-item>
        <text:list-item>
          <text:p text:style-name="P1"><text:a xlink:type="simple" xlink:href="#use-of-gdps-in-the-cultural-plane-community-level-of-activity" office:name=""><text:span text:style-name="Definition">Use of GDPs in the cultural plane / community level of activity</text:span></text:a></text:p>
          <text:list text:style-name="L4">
            <text:list-item>
              <text:p text:style-name="P4"><text:a xlink:type="simple" xlink:href="#the-role-of-gdps-to-facilitate-learners-to-design-for-others" office:name=""><text:span text:style-name="Definition">The role of GDPs to facilitate learners to design for others</text:span></text:a></text:p>
            </text:list-item>
            <text:list-item>
              <text:p text:style-name="P4"><text:a xlink:type="simple" xlink:href="#gdps-can-facilitate-the-use-of-wider-funds-of-knowledge-and-interest" office:name=""><text:span text:style-name="Definition">GDPs can facilitate the use of wider funds of knowledge and interest</text:span></text:a></text:p>
            </text:list-item>
            <text:list-item>
              <text:p text:style-name="P4"><text:a xlink:type="simple" xlink:href="#evolution-and-propagation-of-gdps-concepts-during-playtesting" office:name=""><text:span text:style-name="Definition">Evolution and propagation of GDPs concepts during playtesting</text:span></text:a></text:p>
            </text:list-item>
          </text:list>
        </text:list-item>
        <text:list-item>
          <text:p text:style-name="P1"><text:a xlink:type="simple" xlink:href="#discussion" office:name=""><text:span text:style-name="Definition">Discussion</text:span></text:a></text:p>
          <text:list text:style-name="L5">
            <text:list-item>
              <text:p text:style-name="P5"><text:a xlink:type="simple" xlink:href="#addressing-the-use-of-gdps-in-relation-to-theoretical-understandings-of-processes-of-mediation-and-incorporation-in-repertoires-of-practice" office:name=""><text:span text:style-name="Definition">Addressing the use of GDPs in relation to theoretical understandings of processes of mediation and incorporation in repertoires of practice</text:span></text:a></text:p>
            </text:list-item>
            <text:list-item>
              <text:p text:style-name="P5"><text:a xlink:type="simple" xlink:href="#observations-on-emerging-design-practices" office:name=""><text:span text:style-name="Definition">Observations on emerging design practices</text:span></text:a></text:p>
            </text:list-item>
          </text:list>
        </text:list-item>
        <text:list-item>
          <text:p text:style-name="P1"><text:a xlink:type="simple" xlink:href="#conclusion" office:name=""><text:span text:style-name="Definition">Conclusion</text:span></text:a></text:p>
        </text:list-item>
        <text:list-item>
          <text:p text:style-name="P1"><text:a xlink:type="simple" xlink:href="#moved-from-introduction" office:name=""><text:span text:style-name="Definition">MOVED FROM INTRODUCTION</text:span></text:a></text:p>
          <text:list text:style-name="L6">
            <text:list-item>
              <text:p text:style-name="P6"><text:a xlink:type="simple" xlink:href="#moved-from-guided-participation" office:name=""><text:span text:style-name="Definition">MOVED FROM GUIDED PARTICIPATION</text:span></text:a></text:p>
            </text:list-item>
            <text:list-item>
              <text:p text:style-name="P6"><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1"><text:a xlink:type="simple" xlink:href="#move-from-ch-7---any-space-here" office:name=""><text:span text:style-name="Definition">MOVE FROM cH 7 - ANY SPACE HERE?</text:span></text:a></text:p>
        </text:list-item>
        <text:list-item>
          <text:p text:style-name="P1"><text:a xlink:type="simple" xlink:href="#impact-of-side-missions-and-maker-types-on-playtesting-behaviours" office:name=""><text:span text:style-name="Definition">Impact of Side Missions and Maker Types on playtesting behaviours</text:span></text:a></text:p>
          <text:list text:style-name="L7">
            <text:list-item>
              <text:p text:style-name="P7"><text:a xlink:type="simple" xlink:href="#reflection-on-impact-on-my-design-process" office:name=""><text:span text:style-name="Definition">Reflection on impact on my design process</text:span></text:a></text:p>
            </text:list-item>
            <text:list-item>
              <text:p text:style-name="P7"><text:a xlink:type="simple" xlink:href="#limitations-of-observations-and-careful-statements-of-potential" office:name=""><text:span text:style-name="Definition">Limitations of observations and careful statements of potential</text:span></text:a></text:p>
            </text:list-item>
            <text:list-item>
              <text:p text:style-name="P7"><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8">
                <text:list-item>
                  <text:p text:style-name="P8"><text:a xlink:type="simple" xlink:href="#move-later-just-a-signpost-to-later---park-for-now" office:name=""><text:span text:style-name="Definition">MOVE LATER/ JUST A SIGNPOST TO LATER - PARK, FOR NOW?</text:span></text:a></text:p>
                </text:list-item>
              </text:list>
            </text:list-item>
            <text:list-item>
              <text:p text:style-name="P7"><text:a xlink:type="simple" xlink:href="#implications-for-practitioners---move-later" office:name=""><text:span text:style-name="Definition">Implications for practitioners - MOVE LATER?</text:span></text:a></text:p>
              <text:list text:style-name="L9">
                <text:list-item>
                  <text:p text:style-name="P9"><text:a xlink:type="simple" xlink:href="#a-thought-on-reflection" office:name=""><text:span text:style-name="Definition">A thought on reflection</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0">
        <text:list-item>
          <text:p text:style-name="P10">What pedagogical tools and processes are available to support novices to overcome barriers to participation in game coding processes?</text:p>
        </text:list-item>
        <text:list-item>
          <text:p text:style-name="P10">How does CHAT theory help us understand how game design patterns x can be used in an evolving community of novice game makers?</text:p>
        </text:list-item>
        <text:list-item>
          <text:p text:style-name="P10">How can learners build agency in an evolving community of game makers?</text:p>
        </text:list-item>
      </text:list>
      <text:p text:style-name="First_20_paragraph"><text:span text:style-name="T1">Newer notes</text:span></text:p>
      <text:p text:style-name="Text_20_body">Re-read what is missing in terms of the CHAT concepts. Agency is to come in next chapter. –&gt;</text:p>
      <text:h text:style-name="Heading_20_2" text:outline-level="2"><text:bookmark-start text:name="introduction"/>Introduction<text:bookmark-end text:name="introduction"/></text:h>
      <text:p text:style-name="First_20_paragraph">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schema&quot;:&quot;https://github.com/citation-style-language/schema/raw/master/csl-citation.json&quot;,&quot;properties&quot;:{&quot;noteIndex&quot;:0,&quot;formattedCitation&quot;:&quot;[@repenning_scalable_2015; @basawapatna_using_2010]&quot;},&quot;citationItems&quot;:[{&quot;uri&quot;:[&quot;http://zotero.org/users/1913249/items/Q248ZHQD&quot;],&quot;uris&quot;:[&quot;http://zotero.org/users/1913249/items/Q248ZHQD&quot;],&quot;id&quot;:2595,&quot;suffix&quot;:&quot;&quot;,&quot;itemData&quot;:{&quot;container-title&quot;:&quot;Trans. Comput. Educ.&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volume&quot;:&quot;15&quot;,&quot;page&quot;:&quot;11:1–11:31&quot;,&quot;citation-key&quot;:&quot;repenning_scalable_2015&quot;,&quot;ISSN&quot;:&quot;1946-6226&quot;,&quot;URL&quot;:&quot;http://doi.acm.org/10.1145/2700517&quot;,&quot;id&quot;:&quot;repenning_scalable_2015&quot;,&quot;issued&quot;:{&quot;date-parts&quot;:[[&quot;2015&quot;,4]]},&quot;issue&quot;:&quot;2&quot;,&quot;accessed&quot;:{&quot;date-parts&quot;:[[&quot;2018&quot;,7,18]]},&quot;type&quot;:&quot;article-journal&quot;,&quot;DOI&quot;:&quot;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refix&quot;:&quot;&quot;},{&quot;uri&quot;:[&quot;http://zotero.org/users/1913249/items/AMHDJY3A&quot;],&quot;uris&quot;:[&quot;http://zotero.org/users/1913249/items/AMHDJY3A&quot;],&quot;id&quot;:3136,&quot;suffix&quot;:&quot;&quot;,&quot;itemData&quot;:{&quot;language&quot;:&quot;en&quot;,&quot;title&quot;:&quot;Using scalable game design to teach computer science from middle school to graduate school&quot;,&quot;author&quot;:[{&quot;given&quot;:&quot;Ashok R.&quot;,&quot;family&quot;:&quot;Basawapatna&quot;},{&quot;given&quot;:&quot;Kyu Han&quot;,&quot;family&quot;:&quot;Koh&quot;},{&quot;given&quot;:&quot;Alexander&quot;,&quot;family&quot;:&quot;Repenning&quot;}],&quot;page&quot;:&quot;224&quot;,&quot;citation-key&quot;:&quot;basawapatna_using_2010&quot;,&quot;publisher-place&quot;:&quot;Bilkent, Ankara, Turkey&quot;,&quot;source&quot;:&quot;DOI.org (Crossref)&quot;,&quot;event-place&quot;:&quot;Bilkent, Ankara, Turkey&quot;,&quot;id&quot;:&quot;basawapatna_using_2010&quot;,&quot;ISBN&quot;:&quot;978-1-60558-729-5&quot;,&quot;publisher&quot;:&quot;ACM Press&quot;,&quot;URL&quot;:&quot;http://portal.acm.org/citation.cfm?doid=1822090.1822154&quot;,&quot;accessed&quot;:{&quot;date-parts&quot;:[[&quot;2019&quot;,12,8]]},&quot;container-title&quot;:&quot;Proceedings of the fifteenth annual conference on Innovation and technology in computer science education - ITiCSE '10&quot;,&quot;type&quot;:&quot;paper-conference&quot;,&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event-title&quot;:&quot;the fifteenth annual conference&quot;,&quot;issued&quot;:{&quot;date-parts&quot;:[[&quot;2010&quot;]]}},&quot;prefix&quot;:&quot;&quot;}]} RNDomqjnyxqsd"/>&lt;Do Zotero Refresh: [@repenning_scalable_2015; @basawapatna_using_2010]&gt;<text:reference-mark-end text:name="ZOTERO_ITEM CSL_CITATION {&quot;citationID&quot;:&quot;kuuxfith&quot;,&quot;schema&quot;:&quot;https://github.com/citation-style-language/schema/raw/master/csl-citation.json&quot;,&quot;properties&quot;:{&quot;noteIndex&quot;:0,&quot;formattedCitation&quot;:&quot;[@repenning_scalable_2015; @basawapatna_using_2010]&quot;},&quot;citationItems&quot;:[{&quot;uri&quot;:[&quot;http://zotero.org/users/1913249/items/Q248ZHQD&quot;],&quot;uris&quot;:[&quot;http://zotero.org/users/1913249/items/Q248ZHQD&quot;],&quot;id&quot;:2595,&quot;suffix&quot;:&quot;&quot;,&quot;itemData&quot;:{&quot;container-title&quot;:&quot;Trans. Comput. Educ.&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volume&quot;:&quot;15&quot;,&quot;page&quot;:&quot;11:1–11:31&quot;,&quot;citation-key&quot;:&quot;repenning_scalable_2015&quot;,&quot;ISSN&quot;:&quot;1946-6226&quot;,&quot;URL&quot;:&quot;http://doi.acm.org/10.1145/2700517&quot;,&quot;id&quot;:&quot;repenning_scalable_2015&quot;,&quot;issued&quot;:{&quot;date-parts&quot;:[[&quot;2015&quot;,4]]},&quot;issue&quot;:&quot;2&quot;,&quot;accessed&quot;:{&quot;date-parts&quot;:[[&quot;2018&quot;,7,18]]},&quot;type&quot;:&quot;article-journal&quot;,&quot;DOI&quot;:&quot;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refix&quot;:&quot;&quot;},{&quot;uri&quot;:[&quot;http://zotero.org/users/1913249/items/AMHDJY3A&quot;],&quot;uris&quot;:[&quot;http://zotero.org/users/1913249/items/AMHDJY3A&quot;],&quot;id&quot;:3136,&quot;suffix&quot;:&quot;&quot;,&quot;itemData&quot;:{&quot;language&quot;:&quot;en&quot;,&quot;title&quot;:&quot;Using scalable game design to teach computer science from middle school to graduate school&quot;,&quot;author&quot;:[{&quot;given&quot;:&quot;Ashok R.&quot;,&quot;family&quot;:&quot;Basawapatna&quot;},{&quot;given&quot;:&quot;Kyu Han&quot;,&quot;family&quot;:&quot;Koh&quot;},{&quot;given&quot;:&quot;Alexander&quot;,&quot;family&quot;:&quot;Repenning&quot;}],&quot;page&quot;:&quot;224&quot;,&quot;citation-key&quot;:&quot;basawapatna_using_2010&quot;,&quot;publisher-place&quot;:&quot;Bilkent, Ankara, Turkey&quot;,&quot;source&quot;:&quot;DOI.org (Crossref)&quot;,&quot;event-place&quot;:&quot;Bilkent, Ankara, Turkey&quot;,&quot;id&quot;:&quot;basawapatna_using_2010&quot;,&quot;ISBN&quot;:&quot;978-1-60558-729-5&quot;,&quot;publisher&quot;:&quot;ACM Press&quot;,&quot;URL&quot;:&quot;http://portal.acm.org/citation.cfm?doid=1822090.1822154&quot;,&quot;accessed&quot;:{&quot;date-parts&quot;:[[&quot;2019&quot;,12,8]]},&quot;container-title&quot;:&quot;Proceedings of the fifteenth annual conference on Innovation and technology in computer science education - ITiCSE '10&quot;,&quot;type&quot;:&quot;paper-conference&quot;,&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event-title&quot;:&quot;the fifteenth annual conference&quot;,&quot;issued&quot;:{&quot;date-parts&quot;:[[&quot;2010&quot;]]}},&quot;prefix&quot;:&quot;&quot;}]} RNDomqjnyxqsd"/> or as a foundation for co-design work <text:reference-mark-start text:name="ZOTERO_ITEM CSL_CITATION {&quot;citationID&quot;:&quot;pagduekd&quot;,&quot;schema&quot;:&quot;https://github.com/citation-style-language/schema/raw/master/csl-citation.json&quot;,&quot;properties&quot;:{&quot;noteIndex&quot;:0,&quot;formattedCitation&quot;:&quot;[@eriksson_using_2019]&quot;},&quot;citationItems&quot;:[{&quot;uri&quot;:[&quot;http://zotero.org/users/1913249/items/YJKSC8LM&quot;],&quot;uris&quot;:[&quot;http://zotero.org/users/1913249/items/YJKSC8LM&quot;],&quot;id&quot;:3745,&quot;suffix&quot;:&quot;&quot;,&quot;itemData&quot;:{&quot;language&quot;:&quot;en&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page&quot;:&quot;15-25&quot;,&quot;citation-key&quot;:&quot;eriksson_using_2019&quot;,&quot;publisher-place&quot;:&quot;Boise ID USA&quot;,&quot;source&quot;:&quot;DOI.org (Crossref)&quot;,&quot;DOI&quot;:&quot;10.1145/3311927.3323155&quot;,&quot;id&quot;:&quot;eriksson_using_2019&quot;,&quot;issued&quot;:{&quot;date-parts&quot;:[[&quot;2019&quot;,6,12]]},&quot;publisher&quot;:&quot;ACM&quot;,&quot;accessed&quot;:{&quot;date-parts&quot;:[[&quot;2022&quot;,8,9]]},&quot;URL&quot;:&quot;https://dl.acm.org/doi/10.1145/3311927.3323155&quot;,&quot;type&quot;:&quot;paper-conference&quot;,&quot;container-title&quot;:&quot;Proceedings of the 18th ACM International Conference on Interaction Design and Children&quot;,&quot;event-place&quot;:&quot;Boise ID USA&quot;,&quot;event-title&quot;:&quot;IDC '19: Interaction Design and Children&quot;,&quot;ISBN&quot;:&quot;978-1-4503-6690-8&quot;},&quot;prefix&quot;:&quot;&quot;}]} RNDczfnvphqnm"/>&lt;Do Zotero Refresh: [@eriksson_using_2019]&gt;<text:reference-mark-end text:name="ZOTERO_ITEM CSL_CITATION {&quot;citationID&quot;:&quot;pagduekd&quot;,&quot;schema&quot;:&quot;https://github.com/citation-style-language/schema/raw/master/csl-citation.json&quot;,&quot;properties&quot;:{&quot;noteIndex&quot;:0,&quot;formattedCitation&quot;:&quot;[@eriksson_using_2019]&quot;},&quot;citationItems&quot;:[{&quot;uri&quot;:[&quot;http://zotero.org/users/1913249/items/YJKSC8LM&quot;],&quot;uris&quot;:[&quot;http://zotero.org/users/1913249/items/YJKSC8LM&quot;],&quot;id&quot;:3745,&quot;suffix&quot;:&quot;&quot;,&quot;itemData&quot;:{&quot;language&quot;:&quot;en&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page&quot;:&quot;15-25&quot;,&quot;citation-key&quot;:&quot;eriksson_using_2019&quot;,&quot;publisher-place&quot;:&quot;Boise ID USA&quot;,&quot;source&quot;:&quot;DOI.org (Crossref)&quot;,&quot;DOI&quot;:&quot;10.1145/3311927.3323155&quot;,&quot;id&quot;:&quot;eriksson_using_2019&quot;,&quot;issued&quot;:{&quot;date-parts&quot;:[[&quot;2019&quot;,6,12]]},&quot;publisher&quot;:&quot;ACM&quot;,&quot;accessed&quot;:{&quot;date-parts&quot;:[[&quot;2022&quot;,8,9]]},&quot;URL&quot;:&quot;https://dl.acm.org/doi/10.1145/3311927.3323155&quot;,&quot;type&quot;:&quot;paper-conference&quot;,&quot;container-title&quot;:&quot;Proceedings of the 18th ACM International Conference on Interaction Design and Children&quot;,&quot;event-place&quot;:&quot;Boise ID USA&quot;,&quot;event-title&quot;:&quot;IDC '19: Interaction Design and Children&quot;,&quot;ISBN&quot;:&quot;978-1-4503-6690-8&quot;},&quot;prefix&quot;:&quot;&quot;}]} RNDczfnvphqnm"/>,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FROM HERE - https://docs.google.com/document/d/1Ce2cYIYnFCd9GM8zRntBd7lrud-dMbbrtgEQMoGNRmE/edit</text:p>
      <text:p text:style-name="Text_20_body">Table 6.1: Varied GDP use and summary of supporting evidence</text:p>
      <text:p text:style-name="Text_20_body">The above table summarises the principal different uses of GDPs in the data analysed. The right column lists example behaviours and notes vignettes or appendices where the behaviour can be found in situ with more detailed analysis. In this table and the structure of this chapter, I employ Rogoff’s three planes of analysis <text:reference-mark-start text:name="ZOTERO_ITEM CSL_CITATION {&quot;citationID&quot;:&quot;zhunukxh&quot;,&quot;schema&quot;:&quot;https://github.com/citation-style-language/schema/raw/master/csl-citation.json&quot;,&quot;properties&quot;:{&quot;noteIndex&quot;:0,&quot;formattedCitation&quot;:&quot;[@rogoff_observing_1995]&quot;},&quot;citationItems&quot;:[{&quot;uri&quot;:[&quot;http://zotero.org/users/1913249/items/ZMN79J65&quot;],&quot;uris&quot;:[&quot;http://zotero.org/users/1913249/items/ZMN79J65&quot;],&quot;id&quot;:3879,&quot;suffix&quot;:&quot;&quot;,&quot;itemData&quot;:{&quot;container-title&quot;:&quot;Sociocultural studies of mind&quot;,&quot;event-place&quot;:&quot;New York, NY, US&quot;,&quot;author&quot;:[{&quot;given&quot;:&quot;Barbara&quot;,&quot;family&quot;:&quot;Rogoff&quot;}],&quot;id&quot;:&quot;rogoff_observing_1995&quot;,&quot;page&quot;:&quot;139-164&quot;,&quot;publisher&quot;:&quot;Cambridge University Press&quot;,&quot;citation-key&quot;:&quot;rogoff_observing_1995&quot;,&quot;publisher-place&quot;:&quot;New York, NY, US&quot;,&quot;title-short&quot;:&quot;Observing sociocultural activity on three plane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source&quot;:&quot;APA PsycNet&quot;},&quot;prefix&quot;:&quot;&quot;}]} RNDjvxbyncerx"/>&lt;Do Zotero Refresh: [@rogoff_observing_1995]&gt;<text:reference-mark-end text:name="ZOTERO_ITEM CSL_CITATION {&quot;citationID&quot;:&quot;zhunukxh&quot;,&quot;schema&quot;:&quot;https://github.com/citation-style-language/schema/raw/master/csl-citation.json&quot;,&quot;properties&quot;:{&quot;noteIndex&quot;:0,&quot;formattedCitation&quot;:&quot;[@rogoff_observing_1995]&quot;},&quot;citationItems&quot;:[{&quot;uri&quot;:[&quot;http://zotero.org/users/1913249/items/ZMN79J65&quot;],&quot;uris&quot;:[&quot;http://zotero.org/users/1913249/items/ZMN79J65&quot;],&quot;id&quot;:3879,&quot;suffix&quot;:&quot;&quot;,&quot;itemData&quot;:{&quot;container-title&quot;:&quot;Sociocultural studies of mind&quot;,&quot;event-place&quot;:&quot;New York, NY, US&quot;,&quot;author&quot;:[{&quot;given&quot;:&quot;Barbara&quot;,&quot;family&quot;:&quot;Rogoff&quot;}],&quot;id&quot;:&quot;rogoff_observing_1995&quot;,&quot;page&quot;:&quot;139-164&quot;,&quot;publisher&quot;:&quot;Cambridge University Press&quot;,&quot;citation-key&quot;:&quot;rogoff_observing_1995&quot;,&quot;publisher-place&quot;:&quot;New York, NY, US&quot;,&quot;title-short&quot;:&quot;Observing sociocultural activity on three plane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source&quot;:&quot;APA PsycNet&quot;},&quot;prefix&quot;:&quot;&quot;}]} RNDjvxbyncerx"/>,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As outlined in Chapter 2, the focus on curricular knowledge and related skills developed by participants is the dominant thread in research on digital coding and game making <text:reference-mark-start text:name="ZOTERO_ITEM CSL_CITATION {&quot;citationID&quot;:&quot;jbalbgzx&quot;,&quot;schema&quot;:&quot;https://github.com/citation-style-language/schema/raw/master/csl-citation.json&quot;,&quot;properties&quot;:{&quot;noteIndex&quot;:0,&quot;formattedCitation&quot;:&quot;[@kafai_constructionist_2015-1; @papert_mindstorms:_1980]&quot;},&quot;citationItems&quot;:[{&quot;uri&quot;:[&quot;http://zotero.org/users/1913249/items/Q7JCMQ3N&quot;],&quot;uris&quot;:[&quot;http://zotero.org/users/1913249/items/Q7JCMQ3N&quot;],&quot;id&quot;:3761,&quot;suffix&quot;:&quot;&quot;,&quot;itemData&quot;:{&quot;container-title&quot;:&quot;Educational Psychologist&quot;,&quot;title&quot;:&quot;Constructionist gaming: understanding the benefits of making games for learning&quot;,&quot;author&quot;:[{&quot;given&quot;:&quot;Yasmin&quot;,&quot;family&quot;:&quot;Kafai&quot;},{&quot;given&quot;:&quot;Quinn&quot;,&quot;family&quot;:&quot;Burke&quot;}],&quot;title-short&quot;:&quot;Constructionist gaming&quot;,&quot;volume&quot;:&quot;50&quot;,&quot;page&quot;:&quot;313-334&quot;,&quot;citation-key&quot;:&quot;kafai_constructionist_2015-1&quot;,&quot;PMCID&quot;:&quot;PMC4784508&quot;,&quot;ISSN&quot;:&quot;0046-1520&quot;,&quot;DOI&quot;:&quot;10.1080/00461520.2015.1124022&quot;,&quot;id&quot;:&quot;kafai_constructionist_2015-1&quot;,&quot;issued&quot;:{&quot;date-parts&quot;:[[&quot;2015&quot;]]},&quot;issue&quot;:&quot;4&quot;,&quot;accessed&quot;:{&quot;date-parts&quot;:[[&quot;2017&quot;,10,16]]},&quot;URL&quot;:&quot;https://www.ncbi.nlm.nih.gov/pmc/articles/PMC4784508/&quot;,&quot;type&quot;:&quot;article-journal&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PMID&quot;:&quot;27019536&quot;},&quot;prefix&quot;:&quot;&quot;},{&quot;uri&quot;:[&quot;http://zotero.org/users/1913249/items/FAVPGKNU&quot;],&quot;uris&quot;:[&quot;http://zotero.org/users/1913249/items/FAVPGKNU&quot;],&quot;id&quot;:1691,&quot;suffix&quot;:&quot;&quot;,&quot;itemData&quot;:{&quot;event-place&quot;:&quot;New York&quot;,&quot;author&quot;:[{&quot;given&quot;:&quot;Seymour&quot;,&quot;family&quot;:&quot;Papert&quot;}],&quot;id&quot;:&quot;papert_mindstorms:_1980&quot;,&quot;issued&quot;:{&quot;date-parts&quot;:[[&quot;1980&quot;]]},&quot;publisher&quot;:&quot;Basic Books&quot;,&quot;title&quot;:&quot;Mindstorms: children, computers, and powerful ideas&quot;,&quot;citation-key&quot;:&quot;papert_mindstorms:_1980&quot;,&quot;call-number&quot;:&quot;QA20.C65 P36 1980&quot;,&quot;title-short&quot;:&quot;Mindstorms&quot;,&quot;type&quot;:&quot;book&quot;,&quot;ISBN&quot;:&quot;978-0-465-04627-0&quot;,&quot;publisher-place&quot;:&quot;New York&quot;,&quot;number-of-pages&quot;:&quot;230&quot;,&quot;source&quot;:&quot;Library of Congress ISBN&quot;},&quot;prefix&quot;:&quot;&quot;}]} RNDwgojtnrnbl"/>&lt;Do Zotero Refresh: [@kafai_constructionist_2015-1; @papert_mindstorms:_1980]&gt;<text:reference-mark-end text:name="ZOTERO_ITEM CSL_CITATION {&quot;citationID&quot;:&quot;jbalbgzx&quot;,&quot;schema&quot;:&quot;https://github.com/citation-style-language/schema/raw/master/csl-citation.json&quot;,&quot;properties&quot;:{&quot;noteIndex&quot;:0,&quot;formattedCitation&quot;:&quot;[@kafai_constructionist_2015-1; @papert_mindstorms:_1980]&quot;},&quot;citationItems&quot;:[{&quot;uri&quot;:[&quot;http://zotero.org/users/1913249/items/Q7JCMQ3N&quot;],&quot;uris&quot;:[&quot;http://zotero.org/users/1913249/items/Q7JCMQ3N&quot;],&quot;id&quot;:3761,&quot;suffix&quot;:&quot;&quot;,&quot;itemData&quot;:{&quot;container-title&quot;:&quot;Educational Psychologist&quot;,&quot;title&quot;:&quot;Constructionist gaming: understanding the benefits of making games for learning&quot;,&quot;author&quot;:[{&quot;given&quot;:&quot;Yasmin&quot;,&quot;family&quot;:&quot;Kafai&quot;},{&quot;given&quot;:&quot;Quinn&quot;,&quot;family&quot;:&quot;Burke&quot;}],&quot;title-short&quot;:&quot;Constructionist gaming&quot;,&quot;volume&quot;:&quot;50&quot;,&quot;page&quot;:&quot;313-334&quot;,&quot;citation-key&quot;:&quot;kafai_constructionist_2015-1&quot;,&quot;PMCID&quot;:&quot;PMC4784508&quot;,&quot;ISSN&quot;:&quot;0046-1520&quot;,&quot;DOI&quot;:&quot;10.1080/00461520.2015.1124022&quot;,&quot;id&quot;:&quot;kafai_constructionist_2015-1&quot;,&quot;issued&quot;:{&quot;date-parts&quot;:[[&quot;2015&quot;]]},&quot;issue&quot;:&quot;4&quot;,&quot;accessed&quot;:{&quot;date-parts&quot;:[[&quot;2017&quot;,10,16]]},&quot;URL&quot;:&quot;https://www.ncbi.nlm.nih.gov/pmc/articles/PMC4784508/&quot;,&quot;type&quot;:&quot;article-journal&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PMID&quot;:&quot;27019536&quot;},&quot;prefix&quot;:&quot;&quot;},{&quot;uri&quot;:[&quot;http://zotero.org/users/1913249/items/FAVPGKNU&quot;],&quot;uris&quot;:[&quot;http://zotero.org/users/1913249/items/FAVPGKNU&quot;],&quot;id&quot;:1691,&quot;suffix&quot;:&quot;&quot;,&quot;itemData&quot;:{&quot;event-place&quot;:&quot;New York&quot;,&quot;author&quot;:[{&quot;given&quot;:&quot;Seymour&quot;,&quot;family&quot;:&quot;Papert&quot;}],&quot;id&quot;:&quot;papert_mindstorms:_1980&quot;,&quot;issued&quot;:{&quot;date-parts&quot;:[[&quot;1980&quot;]]},&quot;publisher&quot;:&quot;Basic Books&quot;,&quot;title&quot;:&quot;Mindstorms: children, computers, and powerful ideas&quot;,&quot;citation-key&quot;:&quot;papert_mindstorms:_1980&quot;,&quot;call-number&quot;:&quot;QA20.C65 P36 1980&quot;,&quot;title-short&quot;:&quot;Mindstorms&quot;,&quot;type&quot;:&quot;book&quot;,&quot;ISBN&quot;:&quot;978-0-465-04627-0&quot;,&quot;publisher-place&quot;:&quot;New York&quot;,&quot;number-of-pages&quot;:&quot;230&quot;,&quot;source&quot;:&quot;Library of Congress ISBN&quot;},&quot;prefix&quot;:&quot;&quot;}]} RNDwgojtnrnbl"/>. The research aims of this study focus on the less explored areas of the social and cultural aspects of the coding process of novices. As such, the design of this study does not fully address the exploration of the personal appropriation plane of activity. Additionally, in this informal learning context, participants did not request exploration of concepts aligned with the computing curriculum, instead being driven more by a practical desire to make a game using the tools provided. Despite this, the evolving design process resulted in activities which did allow the exploration of computational thinking and other curricular concepts. Given the potential to adapt this learning design to a more formal environment to address the needs outlined in the introductory chapter, from P2 onwards I began to augment the learning design to suit curriculum-oriented teaching and assessment of computational thinking concepts and skills, a process which resulted in a learning map of curricular concepts included here as Table 6.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the integration of concepts into an informal context, and draws on the process and rationale of Bevan and Petrich’s <text:reference-mark-start text:name="ZOTERO_ITEM CSL_CITATION {&quot;citationID&quot;:&quot;yyshtqjr&quot;,&quot;schema&quot;:&quot;https://github.com/citation-style-language/schema/raw/master/csl-citation.json&quot;,&quot;properties&quot;:{&quot;noteIndex&quot;:0,&quot;formattedCitation&quot;:&quot;[-@bevan_learning_2015; -@petrich_it_2013]&quot;},&quot;citationItems&quot;:[{&quot;suppress-author&quot;:true,&quot;suffix&quot;:&quot;&quot;,&quot;uri&quot;:[&quot;http://zotero.org/users/1913249/items/AKPP78D8&quot;],&quot;id&quot;:1842,&quot;uris&quot;:[&quot;http://zotero.org/users/1913249/items/AKPP78D8&quot;],&quot;itemData&quot;:{&quot;language&quot;:&quot;en&quot;,&quot;title&quot;:&quot;Learning Through STEM-Rich Tinkering: Findings From a Jointly Negotiated Research Project Taken Up in Practice&quot;,&quot;author&quot;:[{&quot;given&quot;:&quot;Bronwyn&quot;,&quot;family&quot;:&quot;Bevan&quot;},{&quot;given&quot;:&quot;Joshua P.&quot;,&quot;family&quot;:&quot;Gutwill&quot;},{&quot;given&quot;:&quot;Mike&quot;,&quot;family&quot;:&quot;Petrich&quot;},{&quot;given&quot;:&quot;Karen&quot;,&quot;family&quot;:&quot;Wilkinson&quot;}],&quot;title-short&quot;:&quot;Learning Through STEM-Rich Tinkering&quot;,&quot;volume&quot;:&quot;99&quot;,&quot;page&quot;:&quot;98-120&quot;,&quot;citation-key&quot;:&quot;bevan_learning_2015&quot;,&quot;ISSN&quot;:&quot;00368326&quot;,&quot;URL&quot;:&quot;http://doi.wiley.com/10.1002/sce.21151&quot;,&quot;id&quot;:&quot;bevan_learning_2015&quot;,&quot;issued&quot;:{&quot;date-parts&quot;:[[&quot;2015&quot;,1]]},&quot;issue&quot;:&quot;1&quot;,&quot;accessed&quot;:{&quot;date-parts&quot;:[[&quot;2017&quot;,10,14]]},&quot;type&quot;:&quot;article-journal&quot;,&quot;container-title&quot;:&quot;Science Education&quot;,&quot;DOI&quot;:&quot;10.1002/sce.21151&quot;,&quot;source&quot;:&quot;CrossRef&quot;},&quot;prefix&quot;:&quot;&quot;},{&quot;suppress-author&quot;:true,&quot;suffix&quot;:&quot;&quot;,&quot;uri&quot;:[&quot;http://zotero.org/users/1913249/items/UTZ7BGSU&quot;],&quot;id&quot;:3744,&quot;uris&quot;:[&quot;http://zotero.org/users/1913249/items/UTZ7BGSU&quot;],&quot;itemData&quot;:{&quot;container-title&quot;:&quot;Design, Make, Play&quot;,&quot;event-place&quot;:&quot;New York&quot;,&quot;author&quot;:[{&quot;given&quot;:&quot;Mike&quot;,&quot;family&quot;:&quot;Petrich&quot;},{&quot;given&quot;:&quot;Karen&quot;,&quot;family&quot;:&quot;Wilkinson&quot;},{&quot;given&quot;:&quot;Bronwyn&quot;,&quot;family&quot;:&quot;Bevan&quot;}],&quot;id&quot;:&quot;petrich_it_2013&quot;,&quot;volume&quot;:&quot;1&quot;,&quot;ISBN&quot;:&quot;978-0-203-10835-2&quot;,&quot;publisher&quot;:&quot;Routledge&quot;,&quot;citation-key&quot;:&quot;petrich_it_2013&quot;,&quot;publisher-place&quot;:&quot;New York&quot;,&quot;title&quot;:&quot;It looks like fun, but are they learning?&quot;,&quot;type&quot;:&quot;chapter&quot;,&quot;page&quot;:&quot;21&quot;,&quot;number-of-pages&quot;:&quot;21&quot;,&quot;issued&quot;:{&quot;date-parts&quot;:[[&quot;2013&quot;]]},&quot;abstract&quot;:&quot;It Looks Like Fun, But Are They Learning? - 1&quot;},&quot;prefix&quot;:&quot;&quot;}]} RNDelwvifxjry"/>&lt;Do Zotero Refresh: [-@bevan_learning_2015; -@petrich_it_2013]&gt;<text:reference-mark-end text:name="ZOTERO_ITEM CSL_CITATION {&quot;citationID&quot;:&quot;yyshtqjr&quot;,&quot;schema&quot;:&quot;https://github.com/citation-style-language/schema/raw/master/csl-citation.json&quot;,&quot;properties&quot;:{&quot;noteIndex&quot;:0,&quot;formattedCitation&quot;:&quot;[-@bevan_learning_2015; -@petrich_it_2013]&quot;},&quot;citationItems&quot;:[{&quot;suppress-author&quot;:true,&quot;suffix&quot;:&quot;&quot;,&quot;uri&quot;:[&quot;http://zotero.org/users/1913249/items/AKPP78D8&quot;],&quot;id&quot;:1842,&quot;uris&quot;:[&quot;http://zotero.org/users/1913249/items/AKPP78D8&quot;],&quot;itemData&quot;:{&quot;language&quot;:&quot;en&quot;,&quot;title&quot;:&quot;Learning Through STEM-Rich Tinkering: Findings From a Jointly Negotiated Research Project Taken Up in Practice&quot;,&quot;author&quot;:[{&quot;given&quot;:&quot;Bronwyn&quot;,&quot;family&quot;:&quot;Bevan&quot;},{&quot;given&quot;:&quot;Joshua P.&quot;,&quot;family&quot;:&quot;Gutwill&quot;},{&quot;given&quot;:&quot;Mike&quot;,&quot;family&quot;:&quot;Petrich&quot;},{&quot;given&quot;:&quot;Karen&quot;,&quot;family&quot;:&quot;Wilkinson&quot;}],&quot;title-short&quot;:&quot;Learning Through STEM-Rich Tinkering&quot;,&quot;volume&quot;:&quot;99&quot;,&quot;page&quot;:&quot;98-120&quot;,&quot;citation-key&quot;:&quot;bevan_learning_2015&quot;,&quot;ISSN&quot;:&quot;00368326&quot;,&quot;URL&quot;:&quot;http://doi.wiley.com/10.1002/sce.21151&quot;,&quot;id&quot;:&quot;bevan_learning_2015&quot;,&quot;issued&quot;:{&quot;date-parts&quot;:[[&quot;2015&quot;,1]]},&quot;issue&quot;:&quot;1&quot;,&quot;accessed&quot;:{&quot;date-parts&quot;:[[&quot;2017&quot;,10,14]]},&quot;type&quot;:&quot;article-journal&quot;,&quot;container-title&quot;:&quot;Science Education&quot;,&quot;DOI&quot;:&quot;10.1002/sce.21151&quot;,&quot;source&quot;:&quot;CrossRef&quot;},&quot;prefix&quot;:&quot;&quot;},{&quot;suppress-author&quot;:true,&quot;suffix&quot;:&quot;&quot;,&quot;uri&quot;:[&quot;http://zotero.org/users/1913249/items/UTZ7BGSU&quot;],&quot;id&quot;:3744,&quot;uris&quot;:[&quot;http://zotero.org/users/1913249/items/UTZ7BGSU&quot;],&quot;itemData&quot;:{&quot;container-title&quot;:&quot;Design, Make, Play&quot;,&quot;event-place&quot;:&quot;New York&quot;,&quot;author&quot;:[{&quot;given&quot;:&quot;Mike&quot;,&quot;family&quot;:&quot;Petrich&quot;},{&quot;given&quot;:&quot;Karen&quot;,&quot;family&quot;:&quot;Wilkinson&quot;},{&quot;given&quot;:&quot;Bronwyn&quot;,&quot;family&quot;:&quot;Bevan&quot;}],&quot;id&quot;:&quot;petrich_it_2013&quot;,&quot;volume&quot;:&quot;1&quot;,&quot;ISBN&quot;:&quot;978-0-203-10835-2&quot;,&quot;publisher&quot;:&quot;Routledge&quot;,&quot;citation-key&quot;:&quot;petrich_it_2013&quot;,&quot;publisher-place&quot;:&quot;New York&quot;,&quot;title&quot;:&quot;It looks like fun, but are they learning?&quot;,&quot;type&quot;:&quot;chapter&quot;,&quot;page&quot;:&quot;21&quot;,&quot;number-of-pages&quot;:&quot;21&quot;,&quot;issued&quot;:{&quot;date-parts&quot;:[[&quot;2013&quot;]]},&quot;abstract&quot;:&quot;It Looks Like Fun, But Are They Learning? - 1&quot;},&quot;prefix&quot;:&quot;&quot;}]} RNDelwvifxjry"/> work to bring a similar learning map to a seemingly chaotic tinkering and making process in museum contexts. There is a tension in the evolution of this learning map, one familiar to teachers using project- and play-based approaches, between the naturalistic approach made possible by the non-formal learning environment and the desire to align with curricular concepts. It is of value to compare this observational approach to the design-driven process typified by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prwlykvr&quot;,&quot;schema&quot;:&quot;https://github.com/citation-style-language/schema/raw/master/csl-citation.json&quot;,&quot;properties&quot;:{&quot;noteIndex&quot;:0,&quot;formattedCitation&quot;:&quot;[@ernest_whats_1988]&quot;},&quot;citationItems&quot;:[{&quot;uri&quot;:[&quot;http://zotero.org/users/1913249/items/QZ7SEZE6&quot;],&quot;uris&quot;:[&quot;http://zotero.org/users/1913249/items/QZ7SEZE6&quot;],&quot;id&quot;:10082,&quot;suffix&quot;:&quot;&quot;,&quot;itemData&quot;:{&quot;container-title&quot;:&quot;Mathematics in School&quot;,&quot;title&quot;:&quot;What's the Use of LOGO?&quot;,&quot;author&quot;:[{&quot;given&quot;:&quot;Paul&quot;,&quot;family&quot;:&quot;Ernest&quot;}],&quot;id&quot;:&quot;ernest_whats_1988&quot;,&quot;volume&quot;:&quot;17&quot;,&quot;issued&quot;:{&quot;date-parts&quot;:[[&quot;1988&quot;]]},&quot;publisher&quot;:&quot;Mathematical Association&quot;,&quot;issue&quot;:&quot;1&quot;,&quot;accessed&quot;:{&quot;date-parts&quot;:[[&quot;2025&quot;,2,14]]},&quot;URL&quot;:&quot;https://www.jstor.org/stable/30214422&quot;,&quot;type&quot;:&quot;article-journal&quot;,&quot;source&quot;:&quot;JSTOR&quot;,&quot;page&quot;:&quot;16-20&quot;,&quot;citation-key&quot;:&quot;ernest_whats_1988&quot;,&quot;ISSN&quot;:&quot;0305-7259&quot;},&quot;prefix&quot;:&quot;&quot;}]} RNDxmfyxdwqlq"/>&lt;Do Zotero Refresh: [@ernest_whats_1988]&gt;<text:reference-mark-end text:name="ZOTERO_ITEM CSL_CITATION {&quot;citationID&quot;:&quot;prwlykvr&quot;,&quot;schema&quot;:&quot;https://github.com/citation-style-language/schema/raw/master/csl-citation.json&quot;,&quot;properties&quot;:{&quot;noteIndex&quot;:0,&quot;formattedCitation&quot;:&quot;[@ernest_whats_1988]&quot;},&quot;citationItems&quot;:[{&quot;uri&quot;:[&quot;http://zotero.org/users/1913249/items/QZ7SEZE6&quot;],&quot;uris&quot;:[&quot;http://zotero.org/users/1913249/items/QZ7SEZE6&quot;],&quot;id&quot;:10082,&quot;suffix&quot;:&quot;&quot;,&quot;itemData&quot;:{&quot;container-title&quot;:&quot;Mathematics in School&quot;,&quot;title&quot;:&quot;What's the Use of LOGO?&quot;,&quot;author&quot;:[{&quot;given&quot;:&quot;Paul&quot;,&quot;family&quot;:&quot;Ernest&quot;}],&quot;id&quot;:&quot;ernest_whats_1988&quot;,&quot;volume&quot;:&quot;17&quot;,&quot;issued&quot;:{&quot;date-parts&quot;:[[&quot;1988&quot;]]},&quot;publisher&quot;:&quot;Mathematical Association&quot;,&quot;issue&quot;:&quot;1&quot;,&quot;accessed&quot;:{&quot;date-parts&quot;:[[&quot;2025&quot;,2,14]]},&quot;URL&quot;:&quot;https://www.jstor.org/stable/30214422&quot;,&quot;type&quot;:&quot;article-journal&quot;,&quot;source&quot;:&quot;JSTOR&quot;,&quot;page&quot;:&quot;16-20&quot;,&quot;citation-key&quot;:&quot;ernest_whats_1988&quot;,&quot;ISSN&quot;:&quot;0305-7259&quot;},&quot;prefix&quot;:&quot;&quot;}]} RNDxmfyxdwqlq"/>. While there are similarities between this design and the constructionist ethos behind LOGO, the leading motivation of this study is the creation of and acculturation to a game-making community. Kynigos <text:reference-mark-start text:name="ZOTERO_ITEM CSL_CITATION {&quot;citationID&quot;:&quot;huhlfeho&quot;,&quot;schema&quot;:&quot;https://github.com/citation-style-language/schema/raw/master/csl-citation.json&quot;,&quot;properties&quot;:{&quot;noteIndex&quot;:0,&quot;formattedCitation&quot;:&quot;[-@kynigos_black-and-white_2004-1]&quot;},&quot;citationItems&quot;:[{&quot;suppress-author&quot;:true,&quot;suffix&quot;:&quot;&quot;,&quot;uri&quot;:[&quot;http://zotero.org/users/1913249/items/HW44SCK9&quot;],&quot;id&quot;:10086,&quot;uris&quot;:[&quot;http://zotero.org/users/1913249/items/HW44SCK9&quot;],&quot;itemData&quot;:{&quot;language&quot;:&quot;en&quot;,&quot;title&quot;:&quot;A \&quot;Black-and-White Box\&quot; Approach to User Empowerment With Component Computing&quot;,&quot;author&quot;:[{&quot;given&quot;:&quot;C.&quot;,&quot;family&quot;:&quot;Kynigos&quot;}],&quot;volume&quot;:&quot;12&quot;,&quot;page&quot;:&quot;27-71&quot;,&quot;citation-key&quot;:&quot;kynigos_black-and-white_2004-1&quot;,&quot;ISSN&quot;:&quot;1049-4820, 1744-5191&quot;,&quot;DOI&quot;:&quot;10.1080/1049482042000300896&quot;,&quot;id&quot;:&quot;kynigos_black-and-white_2004-1&quot;,&quot;issued&quot;:{&quot;date-parts&quot;:[[&quot;2004&quot;,6]]},&quot;issue&quot;:&quot;1-2&quot;,&quot;accessed&quot;:{&quot;date-parts&quot;:[[&quot;2025&quot;,2,14]]},&quot;URL&quot;:&quot;http://www.tandfonline.com/doi/abs/10.1080/1049482042000300896&quot;,&quot;type&quot;:&quot;article-journal&quot;,&quot;container-title&quot;:&quot;Interactive Learning Environments&quot;,&quot;container-title-short&quot;:&quot;Interactive Learning Environments&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source&quot;:&quot;DOI.org (Crossref)&quot;},&quot;prefix&quot;:&quot;&quot;}]} RNDkexcdmtzyr"/>&lt;Do Zotero Refresh: [-@kynigos_black-and-white_2004-1]&gt;<text:reference-mark-end text:name="ZOTERO_ITEM CSL_CITATION {&quot;citationID&quot;:&quot;huhlfeho&quot;,&quot;schema&quot;:&quot;https://github.com/citation-style-language/schema/raw/master/csl-citation.json&quot;,&quot;properties&quot;:{&quot;noteIndex&quot;:0,&quot;formattedCitation&quot;:&quot;[-@kynigos_black-and-white_2004-1]&quot;},&quot;citationItems&quot;:[{&quot;suppress-author&quot;:true,&quot;suffix&quot;:&quot;&quot;,&quot;uri&quot;:[&quot;http://zotero.org/users/1913249/items/HW44SCK9&quot;],&quot;id&quot;:10086,&quot;uris&quot;:[&quot;http://zotero.org/users/1913249/items/HW44SCK9&quot;],&quot;itemData&quot;:{&quot;language&quot;:&quot;en&quot;,&quot;title&quot;:&quot;A \&quot;Black-and-White Box\&quot; Approach to User Empowerment With Component Computing&quot;,&quot;author&quot;:[{&quot;given&quot;:&quot;C.&quot;,&quot;family&quot;:&quot;Kynigos&quot;}],&quot;volume&quot;:&quot;12&quot;,&quot;page&quot;:&quot;27-71&quot;,&quot;citation-key&quot;:&quot;kynigos_black-and-white_2004-1&quot;,&quot;ISSN&quot;:&quot;1049-4820, 1744-5191&quot;,&quot;DOI&quot;:&quot;10.1080/1049482042000300896&quot;,&quot;id&quot;:&quot;kynigos_black-and-white_2004-1&quot;,&quot;issued&quot;:{&quot;date-parts&quot;:[[&quot;2004&quot;,6]]},&quot;issue&quot;:&quot;1-2&quot;,&quot;accessed&quot;:{&quot;date-parts&quot;:[[&quot;2025&quot;,2,14]]},&quot;URL&quot;:&quot;http://www.tandfonline.com/doi/abs/10.1080/1049482042000300896&quot;,&quot;type&quot;:&quot;article-journal&quot;,&quot;container-title&quot;:&quot;Interactive Learning Environments&quot;,&quot;container-title-short&quot;:&quot;Interactive Learning Environments&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source&quot;:&quot;DOI.org (Crossref)&quot;},&quot;prefix&quot;:&quot;&quot;}]} RNDkexcdmtzyr"/> explores the tension between more targeted/restrictive and more adaptable technology toolsets using a white-box, black-box distinction (explored in the literature review), noting the difficulty of communicating the value of non-commodified, adaptable toolsets despite their exploratory potential. The design of this research’s learning template can be seen as a half-baked Microworld <text:reference-mark-start text:name="ZOTERO_ITEM CSL_CITATION {&quot;citationID&quot;:&quot;jtjhgpgd&quot;,&quot;schema&quot;:&quot;https://github.com/citation-style-language/schema/raw/master/csl-citation.json&quot;,&quot;properties&quot;:{&quot;noteIndex&quot;:0,&quot;formattedCitation&quot;:&quot;[@kynigos_half-baked_2007]&quot;},&quot;citationItems&quot;:[{&quot;uri&quot;:[&quot;http://zotero.org/users/1913249/items/49KSYPTU&quot;],&quot;uris&quot;:[&quot;http://zotero.org/users/1913249/items/49KSYPTU&quot;],&quot;id&quot;:2765,&quot;suffix&quot;:&quot;&quot;,&quot;itemData&quot;:{&quot;container-title&quot;:&quot;Informatics in Education - An International Journal&quot;,&quot;title&quot;:&quot;Half-Baked Logo Microworlds as Boundary Objects in Integrated Design&quot;,&quot;author&quot;:[{&quot;given&quot;:&quot;Chronis&quot;,&quot;family&quot;:&quot;Kynigos&quot;}],&quot;id&quot;:&quot;kynigos_half-baked_2007&quot;,&quot;volume&quot;:&quot;6&quot;,&quot;issued&quot;:{&quot;date-parts&quot;:[[&quot;2007&quot;]]},&quot;URL&quot;:&quot;https://www.ceeol.com/search/article-detail?id=60016&quot;,&quot;issue&quot;:&quot;2&quot;,&quot;accessed&quot;:{&quot;date-parts&quot;:[[&quot;2018&quot;,9,15]]},&quot;source&quot;:&quot;www.ceeol.com&quot;,&quot;type&quot;:&quot;article-journal&quot;,&quot;page&quot;:&quot;335-359&quot;,&quot;language&quot;:&quot;English&quot;,&quot;citation-key&quot;:&quot;kynigos_half-baked_2007&quot;,&quot;ISSN&quot;:&quot;1648-5831&quot;},&quot;prefix&quot;:&quot;&quot;}]} RNDtduetbybne"/>&lt;Do Zotero Refresh: [@kynigos_half-baked_2007]&gt;<text:reference-mark-end text:name="ZOTERO_ITEM CSL_CITATION {&quot;citationID&quot;:&quot;jtjhgpgd&quot;,&quot;schema&quot;:&quot;https://github.com/citation-style-language/schema/raw/master/csl-citation.json&quot;,&quot;properties&quot;:{&quot;noteIndex&quot;:0,&quot;formattedCitation&quot;:&quot;[@kynigos_half-baked_2007]&quot;},&quot;citationItems&quot;:[{&quot;uri&quot;:[&quot;http://zotero.org/users/1913249/items/49KSYPTU&quot;],&quot;uris&quot;:[&quot;http://zotero.org/users/1913249/items/49KSYPTU&quot;],&quot;id&quot;:2765,&quot;suffix&quot;:&quot;&quot;,&quot;itemData&quot;:{&quot;container-title&quot;:&quot;Informatics in Education - An International Journal&quot;,&quot;title&quot;:&quot;Half-Baked Logo Microworlds as Boundary Objects in Integrated Design&quot;,&quot;author&quot;:[{&quot;given&quot;:&quot;Chronis&quot;,&quot;family&quot;:&quot;Kynigos&quot;}],&quot;id&quot;:&quot;kynigos_half-baked_2007&quot;,&quot;volume&quot;:&quot;6&quot;,&quot;issued&quot;:{&quot;date-parts&quot;:[[&quot;2007&quot;]]},&quot;URL&quot;:&quot;https://www.ceeol.com/search/article-detail?id=60016&quot;,&quot;issue&quot;:&quot;2&quot;,&quot;accessed&quot;:{&quot;date-parts&quot;:[[&quot;2018&quot;,9,15]]},&quot;source&quot;:&quot;www.ceeol.com&quot;,&quot;type&quot;:&quot;article-journal&quot;,&quot;page&quot;:&quot;335-359&quot;,&quot;language&quot;:&quot;English&quot;,&quot;citation-key&quot;:&quot;kynigos_half-baked_2007&quot;,&quot;ISSN&quot;:&quot;1648-5831&quot;},&quot;prefix&quot;:&quot;&quot;}]} RNDtduetbybne"/>, with the varied affordances of the design interpreted as invitations to contribute to an improvable boundary object <text:reference-mark-start text:name="ZOTERO_ITEM CSL_CITATION {&quot;citationID&quot;:&quot;gutrzqtc&quot;,&quot;schema&quot;:&quot;https://github.com/citation-style-language/schema/raw/master/csl-citation.json&quot;,&quot;properties&quot;:{&quot;noteIndex&quot;:0,&quot;formattedCitation&quot;:&quot;[@kynigos_half-baked_2007, p.336]&quot;},&quot;citationItems&quot;:[{&quot;uri&quot;:[&quot;http://zotero.org/users/1913249/items/49KSYPTU&quot;],&quot;uris&quot;:[&quot;http://zotero.org/users/1913249/items/49KSYPTU&quot;],&quot;id&quot;:2765,&quot;locator&quot;:&quot;336&quot;,&quot;itemData&quot;:{&quot;container-title&quot;:&quot;Informatics in Education - An International Journal&quot;,&quot;title&quot;:&quot;Half-Baked Logo Microworlds as Boundary Objects in Integrated Design&quot;,&quot;author&quot;:[{&quot;given&quot;:&quot;Chronis&quot;,&quot;family&quot;:&quot;Kynigos&quot;}],&quot;id&quot;:&quot;kynigos_half-baked_2007&quot;,&quot;volume&quot;:&quot;6&quot;,&quot;issued&quot;:{&quot;date-parts&quot;:[[&quot;2007&quot;]]},&quot;URL&quot;:&quot;https://www.ceeol.com/search/article-detail?id=60016&quot;,&quot;issue&quot;:&quot;2&quot;,&quot;accessed&quot;:{&quot;date-parts&quot;:[[&quot;2018&quot;,9,15]]},&quot;source&quot;:&quot;www.ceeol.com&quot;,&quot;type&quot;:&quot;article-journal&quot;,&quot;page&quot;:&quot;335-359&quot;,&quot;language&quot;:&quot;English&quot;,&quot;citation-key&quot;:&quot;kynigos_half-baked_2007&quot;,&quot;ISSN&quot;:&quot;1648-5831&quot;},&quot;prefix&quot;:&quot;&quot;}]} RNDdncbflvotb"/>&lt;Do Zotero Refresh: [@kynigos_half-baked_2007, p.336]&gt;<text:reference-mark-end text:name="ZOTERO_ITEM CSL_CITATION {&quot;citationID&quot;:&quot;gutrzqtc&quot;,&quot;schema&quot;:&quot;https://github.com/citation-style-language/schema/raw/master/csl-citation.json&quot;,&quot;properties&quot;:{&quot;noteIndex&quot;:0,&quot;formattedCitation&quot;:&quot;[@kynigos_half-baked_2007, p.336]&quot;},&quot;citationItems&quot;:[{&quot;uri&quot;:[&quot;http://zotero.org/users/1913249/items/49KSYPTU&quot;],&quot;uris&quot;:[&quot;http://zotero.org/users/1913249/items/49KSYPTU&quot;],&quot;id&quot;:2765,&quot;locator&quot;:&quot;336&quot;,&quot;itemData&quot;:{&quot;container-title&quot;:&quot;Informatics in Education - An International Journal&quot;,&quot;title&quot;:&quot;Half-Baked Logo Microworlds as Boundary Objects in Integrated Design&quot;,&quot;author&quot;:[{&quot;given&quot;:&quot;Chronis&quot;,&quot;family&quot;:&quot;Kynigos&quot;}],&quot;id&quot;:&quot;kynigos_half-baked_2007&quot;,&quot;volume&quot;:&quot;6&quot;,&quot;issued&quot;:{&quot;date-parts&quot;:[[&quot;2007&quot;]]},&quot;URL&quot;:&quot;https://www.ceeol.com/search/article-detail?id=60016&quot;,&quot;issue&quot;:&quot;2&quot;,&quot;accessed&quot;:{&quot;date-parts&quot;:[[&quot;2018&quot;,9,15]]},&quot;source&quot;:&quot;www.ceeol.com&quot;,&quot;type&quot;:&quot;article-journal&quot;,&quot;page&quot;:&quot;335-359&quot;,&quot;language&quot;:&quot;English&quot;,&quot;citation-key&quot;:&quot;kynigos_half-baked_2007&quot;,&quot;ISSN&quot;:&quot;1648-5831&quot;},&quot;prefix&quot;:&quot;&quot;}]} RNDdncbflvotb"/>. This focus thus motivates and facilitates a discussion on a shared experience in a way that aligns with the sociocultural focus of this stud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Given the limited focus of this thesis, only one dimension of personal appropriation is included here: the technical implementation of coding structures.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ezfxdzbw&quot;,&quot;schema&quot;:&quot;https://github.com/citation-style-language/schema/raw/master/csl-citation.json&quot;,&quot;properties&quot;:{&quot;noteIndex&quot;:0,&quot;formattedCitation&quot;:&quot;[@leontiev_activity_2009]&quot;},&quot;citationItems&quot;:[{&quot;uri&quot;:[&quot;http://zotero.org/users/1913249/items/K8HTZCVC&quot;],&quot;uris&quot;:[&quot;http://zotero.org/users/1913249/items/K8HTZCVC&quot;],&quot;id&quot;:3094,&quot;suffix&quot;:&quot;&quot;,&quot;itemData&quot;:{&quot;container-title&quot;:&quot;Revista Dialectus&quot;,&quot;DOI&quot;:&quot;10.30611/2014n4id5173&quot;,&quot;container-title-short&quot;:&quot;DRF&quot;,&quot;id&quot;:&quot;leontiev_activity_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citation-key&quot;:&quot;leontiev_activity_2009&quot;,&quot;accessed&quot;:{&quot;date-parts&quot;:[[&quot;2019&quot;,5,10]]},&quot;source&quot;:&quot;DOI.org (Crossref)&quot;,&quot;type&quot;:&quot;article-journal&quot;,&quot;issued&quot;:{&quot;date-parts&quot;:[[&quot;2009&quot;]]},&quot;issue&quot;:&quot;4&quot;,&quot;author&quot;:[{&quot;given&quot;:&quot;Aleksei Nikolaevich&quot;,&quot;family&quot;:&quot;Leontiev&quot;}],&quot;ISSN&quot;:&quot;2317-2010&quot;},&quot;prefix&quot;:&quot;&quot;}]} RNDbaxpeekxvj"/>&lt;Do Zotero Refresh: [@leontiev_activity_2009]&gt;<text:reference-mark-end text:name="ZOTERO_ITEM CSL_CITATION {&quot;citationID&quot;:&quot;ezfxdzbw&quot;,&quot;schema&quot;:&quot;https://github.com/citation-style-language/schema/raw/master/csl-citation.json&quot;,&quot;properties&quot;:{&quot;noteIndex&quot;:0,&quot;formattedCitation&quot;:&quot;[@leontiev_activity_2009]&quot;},&quot;citationItems&quot;:[{&quot;uri&quot;:[&quot;http://zotero.org/users/1913249/items/K8HTZCVC&quot;],&quot;uris&quot;:[&quot;http://zotero.org/users/1913249/items/K8HTZCVC&quot;],&quot;id&quot;:3094,&quot;suffix&quot;:&quot;&quot;,&quot;itemData&quot;:{&quot;container-title&quot;:&quot;Revista Dialectus&quot;,&quot;DOI&quot;:&quot;10.30611/2014n4id5173&quot;,&quot;container-title-short&quot;:&quot;DRF&quot;,&quot;id&quot;:&quot;leontiev_activity_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citation-key&quot;:&quot;leontiev_activity_2009&quot;,&quot;accessed&quot;:{&quot;date-parts&quot;:[[&quot;2019&quot;,5,10]]},&quot;source&quot;:&quot;DOI.org (Crossref)&quot;,&quot;type&quot;:&quot;article-journal&quot;,&quot;issued&quot;:{&quot;date-parts&quot;:[[&quot;2009&quot;]]},&quot;issue&quot;:&quot;4&quot;,&quot;author&quot;:[{&quot;given&quot;:&quot;Aleksei Nikolaevich&quot;,&quot;family&quot;:&quot;Leontiev&quot;}],&quot;ISSN&quot;:&quot;2317-2010&quot;},&quot;prefix&quot;:&quot;&quot;}]} RNDbaxpeekxvj"/>.</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 In this case, the community in question was the game-making community. In this process, GDPs functioned as both conceptual tools and structured project stages, facilitating interpersonal knowledge exchange, as explored in the following example. In Vignette 5 (sections V5.a and V5.c), Madiha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
      <text:p text:style-name="Text_20_body"> </text:p>
      <text:p text:style-name="Text_20_body"/>
      <text:p text:style-name="Text_20_body"/>
      <text:p text:style-name="Text_20_body">Turning to the practice of code patching, a guided technical process designed to scaffold the coding process (see Glossary and Chapter 2), video evidence and observational journal notes highlight the potential of coupling code implementation with target behaviour, structured within a framework of GDPs. This patching process became an important element of documentation. Although code was provided, mistakes occurred in practice and additional customisations were introduced. An example of code patching in practice can be seen in Toby’s careful copying and pasting of different lines of code from supporting materials into his game project (see V1a).</text:p>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Text_20_body">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schema&quot;:&quot;https://github.com/citation-style-language/schema/raw/master/csl-citation.json&quot;,&quot;properties&quot;:{&quot;noteIndex&quot;:0,&quot;formattedCitation&quot;:&quot;[@dietz_design_2021; @resnick_coding_2020]&quot;},&quot;citationItems&quot;:[{&quot;uri&quot;:[&quot;http://zotero.org/users/1913249/items/R9DIW698&quot;],&quot;uris&quot;:[&quot;http://zotero.org/users/1913249/items/R9DIW698&quot;],&quot;id&quot;:8633,&quot;suffix&quot;:&quot;&quot;,&quot;itemData&quot;:{&quot;language&quot;:&quot;en&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page&quot;:&quot;291-306&quot;,&quot;citation-key&quot;:&quot;dietz_design_2021&quot;,&quot;publisher-place&quot;:&quot;Cham&quot;,&quot;editor&quot;:[{&quot;given&quot;:&quot;Christoph&quot;,&quot;family&quot;:&quot;Meinel&quot;},{&quot;given&quot;:&quot;Larry&quot;,&quot;family&quot;:&quot;Leifer&quot;}],&quot;source&quot;:&quot;Springer Link&quot;,&quot;event-place&quot;:&quot;Cham&quot;,&quot;id&quot;:&quot;dietz_design_2021&quot;,&quot;ISBN&quot;:&quot;978-3-030-62037-0&quot;,&quot;publisher&quot;:&quot;Springer International Publishing&quot;,&quot;URL&quot;:&quot;https://doi.org/10.1007/978-3-030-62037-0_13&quot;,&quot;accessed&quot;:{&quot;date-parts&quot;:[[&quot;2023&quot;,5,12]]},&quot;container-title&quot;:&quot;Design Thinking Research : Interrogating the Doing&quot;,&quot;type&quot;:&quot;chapter&quot;,&quot;collection-title&quot;:&quot;Understanding Innovation&quot;,&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sued&quot;:{&quot;date-parts&quot;:[[&quot;2021&quot;]]}},&quot;prefix&quot;:&quot;&quot;},{&quot;uri&quot;:[&quot;http://zotero.org/users/1913249/items/VYS48CXK&quot;],&quot;uris&quot;:[&quot;http://zotero.org/users/1913249/items/VYS48CXK&quot;],&quot;id&quot;:3,&quot;suffix&quot;:&quot;&quot;,&quot;itemData&quot;:{&quot;language&quot;:&quot;en&quot;,&quot;title&quot;:&quot;Coding at a crossroads&quot;,&quot;author&quot;:[{&quot;given&quot;:&quot;Mitchel&quot;,&quot;family&quot;:&quot;Resnick&quot;},{&quot;given&quot;:&quot;Natalie&quot;,&quot;family&quot;:&quot;Rusk&quot;}],&quot;volume&quot;:&quot;63&quot;,&quot;page&quot;:&quot;120-127&quot;,&quot;citation-key&quot;:&quot;resnick_coding_2020&quot;,&quot;ISSN&quot;:&quot;0001-0782, 1557-7317&quot;,&quot;DOI&quot;:&quot;10.1145/3375546&quot;,&quot;id&quot;:&quot;resnick_coding_2020&quot;,&quot;issued&quot;:{&quot;date-parts&quot;:[[&quot;2020&quot;,10,22]]},&quot;issue&quot;:&quot;11&quot;,&quot;accessed&quot;:{&quot;date-parts&quot;:[[&quot;2021&quot;,12,21]]},&quot;URL&quot;:&quot;https://dl.acm.org/doi/10.1145/3375546&quot;,&quot;type&quot;:&quot;article-journal&quot;,&quot;container-title&quot;:&quot;Communications of the ACM&quot;,&quot;container-title-short&quot;:&quot;Commun. ACM&quot;,&quot;abstract&quot;:&quot;While millions of students worldwide have enjoyed coding experiences over the last decade, the next challenge is spreading educational values and approaches.&quot;,&quot;source&quot;:&quot;DOI.org (Crossref)&quot;},&quot;prefix&quot;:&quot;&quot;}]} RNDzpwtqatvyw"/>&lt;Do Zotero Refresh: [@dietz_design_2021; @resnick_coding_2020]&gt;<text:reference-mark-end text:name="ZOTERO_ITEM CSL_CITATION {&quot;citationID&quot;:&quot;oplrcnth&quot;,&quot;schema&quot;:&quot;https://github.com/citation-style-language/schema/raw/master/csl-citation.json&quot;,&quot;properties&quot;:{&quot;noteIndex&quot;:0,&quot;formattedCitation&quot;:&quot;[@dietz_design_2021; @resnick_coding_2020]&quot;},&quot;citationItems&quot;:[{&quot;uri&quot;:[&quot;http://zotero.org/users/1913249/items/R9DIW698&quot;],&quot;uris&quot;:[&quot;http://zotero.org/users/1913249/items/R9DIW698&quot;],&quot;id&quot;:8633,&quot;suffix&quot;:&quot;&quot;,&quot;itemData&quot;:{&quot;language&quot;:&quot;en&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page&quot;:&quot;291-306&quot;,&quot;citation-key&quot;:&quot;dietz_design_2021&quot;,&quot;publisher-place&quot;:&quot;Cham&quot;,&quot;editor&quot;:[{&quot;given&quot;:&quot;Christoph&quot;,&quot;family&quot;:&quot;Meinel&quot;},{&quot;given&quot;:&quot;Larry&quot;,&quot;family&quot;:&quot;Leifer&quot;}],&quot;source&quot;:&quot;Springer Link&quot;,&quot;event-place&quot;:&quot;Cham&quot;,&quot;id&quot;:&quot;dietz_design_2021&quot;,&quot;ISBN&quot;:&quot;978-3-030-62037-0&quot;,&quot;publisher&quot;:&quot;Springer International Publishing&quot;,&quot;URL&quot;:&quot;https://doi.org/10.1007/978-3-030-62037-0_13&quot;,&quot;accessed&quot;:{&quot;date-parts&quot;:[[&quot;2023&quot;,5,12]]},&quot;container-title&quot;:&quot;Design Thinking Research : Interrogating the Doing&quot;,&quot;type&quot;:&quot;chapter&quot;,&quot;collection-title&quot;:&quot;Understanding Innovation&quot;,&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sued&quot;:{&quot;date-parts&quot;:[[&quot;2021&quot;]]}},&quot;prefix&quot;:&quot;&quot;},{&quot;uri&quot;:[&quot;http://zotero.org/users/1913249/items/VYS48CXK&quot;],&quot;uris&quot;:[&quot;http://zotero.org/users/1913249/items/VYS48CXK&quot;],&quot;id&quot;:3,&quot;suffix&quot;:&quot;&quot;,&quot;itemData&quot;:{&quot;language&quot;:&quot;en&quot;,&quot;title&quot;:&quot;Coding at a crossroads&quot;,&quot;author&quot;:[{&quot;given&quot;:&quot;Mitchel&quot;,&quot;family&quot;:&quot;Resnick&quot;},{&quot;given&quot;:&quot;Natalie&quot;,&quot;family&quot;:&quot;Rusk&quot;}],&quot;volume&quot;:&quot;63&quot;,&quot;page&quot;:&quot;120-127&quot;,&quot;citation-key&quot;:&quot;resnick_coding_2020&quot;,&quot;ISSN&quot;:&quot;0001-0782, 1557-7317&quot;,&quot;DOI&quot;:&quot;10.1145/3375546&quot;,&quot;id&quot;:&quot;resnick_coding_2020&quot;,&quot;issued&quot;:{&quot;date-parts&quot;:[[&quot;2020&quot;,10,22]]},&quot;issue&quot;:&quot;11&quot;,&quot;accessed&quot;:{&quot;date-parts&quot;:[[&quot;2021&quot;,12,21]]},&quot;URL&quot;:&quot;https://dl.acm.org/doi/10.1145/3375546&quot;,&quot;type&quot;:&quot;article-journal&quot;,&quot;container-title&quot;:&quot;Communications of the ACM&quot;,&quot;container-title-short&quot;:&quot;Commun. ACM&quot;,&quot;abstract&quot;:&quot;While millions of students worldwide have enjoyed coding experiences over the last decade, the next challenge is spreading educational values and approaches.&quot;,&quot;source&quot;:&quot;DOI.org (Crossref)&quot;},&quot;prefix&quot;:&quot;&quot;}]} RNDzpwtqatvyw"/>.</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schema&quot;:&quot;https://github.com/citation-style-language/schema/raw/master/csl-citation.json&quot;,&quot;properties&quot;:{&quot;noteIndex&quot;:0,&quot;formattedCitation&quot;:&quot;[@brennan_scratch-ed_2009]&quot;},&quot;citationItems&quot;:[{&quot;uri&quot;:[&quot;http://zotero.org/users/1913249/items/ZPZDILFZ&quot;],&quot;uris&quot;:[&quot;http://zotero.org/users/1913249/items/ZPZDILFZ&quot;],&quot;id&quot;:10088,&quot;suffix&quot;:&quot;&quot;,&quot;itemData&quot;:{&quot;language&quot;:&quot;en&quot;,&quot;title&quot;:&quot;Scratch-Ed: an online community for scratch educators&quot;,&quot;author&quot;:[{&quot;given&quot;:&quot;Karen&quot;,&quot;family&quot;:&quot;Brennan&quot;}],&quot;title-short&quot;:&quot;Scratch-Ed&quot;,&quot;volume&quot;:&quot;2&quot;,&quot;page&quot;:&quot;76-78&quot;,&quot;citation-key&quot;:&quot;brennan_scratch-ed_2009&quot;,&quot;publisher-place&quot;:&quot;Rhodes, Greece&quot;,&quot;source&quot;:&quot;DOI.org (Crossref)&quot;,&quot;event-place&quot;:&quot;Rhodes, Greece&quot;,&quot;id&quot;:&quot;brennan_scratch-ed_2009&quot;,&quot;ISBN&quot;:&quot;978-1-4092-8598-4&quot;,&quot;publisher&quot;:&quot;Association for Computational Linguistics&quot;,&quot;URL&quot;:&quot;http://portal.acm.org/citation.cfm?doid=1599503.1599529&quot;,&quot;accessed&quot;:{&quot;date-parts&quot;:[[&quot;2025&quot;,2,14]]},&quot;container-title&quot;:&quot;Proceedings of the 9th international conference on Computer supported collaborative learning - CSCL'09&quot;,&quot;type&quot;:&quot;paper-conference&quot;,&quot;DOI&quot;:&quot;10.3115/1599503.1599529&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event-title&quot;:&quot;the 9th international conference&quot;,&quot;issued&quot;:{&quot;date-parts&quot;:[[&quot;2009&quot;]]}},&quot;prefix&quot;:&quot;&quot;}]} RNDvxcqgqfsii"/>&lt;Do Zotero Refresh: [@brennan_scratch-ed_2009]&gt;<text:reference-mark-end text:name="ZOTERO_ITEM CSL_CITATION {&quot;citationID&quot;:&quot;vztxzrme&quot;,&quot;schema&quot;:&quot;https://github.com/citation-style-language/schema/raw/master/csl-citation.json&quot;,&quot;properties&quot;:{&quot;noteIndex&quot;:0,&quot;formattedCitation&quot;:&quot;[@brennan_scratch-ed_2009]&quot;},&quot;citationItems&quot;:[{&quot;uri&quot;:[&quot;http://zotero.org/users/1913249/items/ZPZDILFZ&quot;],&quot;uris&quot;:[&quot;http://zotero.org/users/1913249/items/ZPZDILFZ&quot;],&quot;id&quot;:10088,&quot;suffix&quot;:&quot;&quot;,&quot;itemData&quot;:{&quot;language&quot;:&quot;en&quot;,&quot;title&quot;:&quot;Scratch-Ed: an online community for scratch educators&quot;,&quot;author&quot;:[{&quot;given&quot;:&quot;Karen&quot;,&quot;family&quot;:&quot;Brennan&quot;}],&quot;title-short&quot;:&quot;Scratch-Ed&quot;,&quot;volume&quot;:&quot;2&quot;,&quot;page&quot;:&quot;76-78&quot;,&quot;citation-key&quot;:&quot;brennan_scratch-ed_2009&quot;,&quot;publisher-place&quot;:&quot;Rhodes, Greece&quot;,&quot;source&quot;:&quot;DOI.org (Crossref)&quot;,&quot;event-place&quot;:&quot;Rhodes, Greece&quot;,&quot;id&quot;:&quot;brennan_scratch-ed_2009&quot;,&quot;ISBN&quot;:&quot;978-1-4092-8598-4&quot;,&quot;publisher&quot;:&quot;Association for Computational Linguistics&quot;,&quot;URL&quot;:&quot;http://portal.acm.org/citation.cfm?doid=1599503.1599529&quot;,&quot;accessed&quot;:{&quot;date-parts&quot;:[[&quot;2025&quot;,2,14]]},&quot;container-title&quot;:&quot;Proceedings of the 9th international conference on Computer supported collaborative learning - CSCL'09&quot;,&quot;type&quot;:&quot;paper-conference&quot;,&quot;DOI&quot;:&quot;10.3115/1599503.1599529&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event-title&quot;:&quot;the 9th international conference&quot;,&quot;issued&quot;:{&quot;date-parts&quot;:[[&quot;2009&quot;]]}},&quot;prefix&quot;:&quot;&quot;}]} RNDvxcqgqfsii"/>. The work of Stahl and others <text:reference-mark-start text:name="ZOTERO_ITEM CSL_CITATION {&quot;citationID&quot;:&quot;gbqfqnzh&quot;,&quot;schema&quot;:&quot;https://github.com/citation-style-language/schema/raw/master/csl-citation.json&quot;,&quot;properties&quot;:{&quot;noteIndex&quot;:0,&quot;formattedCitation&quot;:&quot;[@stahl_computer-supported_2006]&quot;},&quot;citationItems&quot;:[{&quot;uri&quot;:[&quot;http://zotero.org/users/1913249/items/MWI76GFI&quot;],&quot;uris&quot;:[&quot;http://zotero.org/users/1913249/items/MWI76GFI&quot;],&quot;id&quot;:10090,&quot;suffix&quot;:&quot;&quot;,&quot;itemData&quot;:{&quot;language&quot;:&quot;en&quot;,&quot;event-place&quot;:&quot;Cambridge, UK&quot;,&quot;author&quot;:[{&quot;given&quot;:&quot;Gerry&quot;,&quot;family&quot;:&quot;Stahl&quot;},{&quot;given&quot;:&quot;Timothy&quot;,&quot;family&quot;:&quot;Koschmann&quot;},{&quot;given&quot;:&quot;Dan&quot;,&quot;family&quot;:&quot;Suthers&quot;}],&quot;id&quot;:&quot;stahl_computer-supported_2006&quot;,&quot;issued&quot;:{&quot;date-parts&quot;:[[&quot;2006&quot;]]},&quot;publisher&quot;:&quot;Cambridge University Press&quot;,&quot;citation-key&quot;:&quot;stahl_computer-supported_2006&quot;,&quot;publisher-place&quot;:&quot;Cambridge, UK&quot;,&quot;type&quot;:&quot;chapter&quot;,&quot;title&quot;:&quot;Computer-supported collaborative learning: An historical perspective&quot;,&quot;page&quot;:&quot;409-426&quot;,&quot;container-title&quot;:&quot;Cambridge handbook of the learning sciences&quot;,&quot;source&quot;:&quot;Zotero&quot;},&quot;prefix&quot;:&quot;&quot;}]} RNDoscmpyliwl"/>&lt;Do Zotero Refresh: [@stahl_computer-supported_2006]&gt;<text:reference-mark-end text:name="ZOTERO_ITEM CSL_CITATION {&quot;citationID&quot;:&quot;gbqfqnzh&quot;,&quot;schema&quot;:&quot;https://github.com/citation-style-language/schema/raw/master/csl-citation.json&quot;,&quot;properties&quot;:{&quot;noteIndex&quot;:0,&quot;formattedCitation&quot;:&quot;[@stahl_computer-supported_2006]&quot;},&quot;citationItems&quot;:[{&quot;uri&quot;:[&quot;http://zotero.org/users/1913249/items/MWI76GFI&quot;],&quot;uris&quot;:[&quot;http://zotero.org/users/1913249/items/MWI76GFI&quot;],&quot;id&quot;:10090,&quot;suffix&quot;:&quot;&quot;,&quot;itemData&quot;:{&quot;language&quot;:&quot;en&quot;,&quot;event-place&quot;:&quot;Cambridge, UK&quot;,&quot;author&quot;:[{&quot;given&quot;:&quot;Gerry&quot;,&quot;family&quot;:&quot;Stahl&quot;},{&quot;given&quot;:&quot;Timothy&quot;,&quot;family&quot;:&quot;Koschmann&quot;},{&quot;given&quot;:&quot;Dan&quot;,&quot;family&quot;:&quot;Suthers&quot;}],&quot;id&quot;:&quot;stahl_computer-supported_2006&quot;,&quot;issued&quot;:{&quot;date-parts&quot;:[[&quot;2006&quot;]]},&quot;publisher&quot;:&quot;Cambridge University Press&quot;,&quot;citation-key&quot;:&quot;stahl_computer-supported_2006&quot;,&quot;publisher-place&quot;:&quot;Cambridge, UK&quot;,&quot;type&quot;:&quot;chapter&quot;,&quot;title&quot;:&quot;Computer-supported collaborative learning: An historical perspective&quot;,&quot;page&quot;:&quot;409-426&quot;,&quot;container-title&quot;:&quot;Cambridge handbook of the learning sciences&quot;,&quot;source&quot;:&quot;Zotero&quot;},&quot;prefix&quot;:&quot;&quot;}]} RNDoscmpyliwl"/>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schema&quot;:&quot;https://github.com/citation-style-language/schema/raw/master/csl-citation.json&quot;,&quot;properties&quot;:{&quot;noteIndex&quot;:0,&quot;formattedCitation&quot;:&quot;[@kynigos_half-baked_2007]&quot;},&quot;citationItems&quot;:[{&quot;uri&quot;:[&quot;http://zotero.org/users/1913249/items/49KSYPTU&quot;],&quot;uris&quot;:[&quot;http://zotero.org/users/1913249/items/49KSYPTU&quot;],&quot;id&quot;:2765,&quot;suffix&quot;:&quot;&quot;,&quot;itemData&quot;:{&quot;container-title&quot;:&quot;Informatics in Education - An International Journal&quot;,&quot;title&quot;:&quot;Half-Baked Logo Microworlds as Boundary Objects in Integrated Design&quot;,&quot;author&quot;:[{&quot;given&quot;:&quot;Chronis&quot;,&quot;family&quot;:&quot;Kynigos&quot;}],&quot;id&quot;:&quot;kynigos_half-baked_2007&quot;,&quot;volume&quot;:&quot;6&quot;,&quot;issued&quot;:{&quot;date-parts&quot;:[[&quot;2007&quot;]]},&quot;URL&quot;:&quot;https://www.ceeol.com/search/article-detail?id=60016&quot;,&quot;issue&quot;:&quot;2&quot;,&quot;accessed&quot;:{&quot;date-parts&quot;:[[&quot;2018&quot;,9,15]]},&quot;source&quot;:&quot;www.ceeol.com&quot;,&quot;type&quot;:&quot;article-journal&quot;,&quot;page&quot;:&quot;335-359&quot;,&quot;language&quot;:&quot;English&quot;,&quot;citation-key&quot;:&quot;kynigos_half-baked_2007&quot;,&quot;ISSN&quot;:&quot;1648-5831&quot;},&quot;prefix&quot;:&quot;&quot;}]} RNDhseqbksrqj"/>&lt;Do Zotero Refresh: [@kynigos_half-baked_2007]&gt;<text:reference-mark-end text:name="ZOTERO_ITEM CSL_CITATION {&quot;citationID&quot;:&quot;aipvgrmm&quot;,&quot;schema&quot;:&quot;https://github.com/citation-style-language/schema/raw/master/csl-citation.json&quot;,&quot;properties&quot;:{&quot;noteIndex&quot;:0,&quot;formattedCitation&quot;:&quot;[@kynigos_half-baked_2007]&quot;},&quot;citationItems&quot;:[{&quot;uri&quot;:[&quot;http://zotero.org/users/1913249/items/49KSYPTU&quot;],&quot;uris&quot;:[&quot;http://zotero.org/users/1913249/items/49KSYPTU&quot;],&quot;id&quot;:2765,&quot;suffix&quot;:&quot;&quot;,&quot;itemData&quot;:{&quot;container-title&quot;:&quot;Informatics in Education - An International Journal&quot;,&quot;title&quot;:&quot;Half-Baked Logo Microworlds as Boundary Objects in Integrated Design&quot;,&quot;author&quot;:[{&quot;given&quot;:&quot;Chronis&quot;,&quot;family&quot;:&quot;Kynigos&quot;}],&quot;id&quot;:&quot;kynigos_half-baked_2007&quot;,&quot;volume&quot;:&quot;6&quot;,&quot;issued&quot;:{&quot;date-parts&quot;:[[&quot;2007&quot;]]},&quot;URL&quot;:&quot;https://www.ceeol.com/search/article-detail?id=60016&quot;,&quot;issue&quot;:&quot;2&quot;,&quot;accessed&quot;:{&quot;date-parts&quot;:[[&quot;2018&quot;,9,15]]},&quot;source&quot;:&quot;www.ceeol.com&quot;,&quot;type&quot;:&quot;article-journal&quot;,&quot;page&quot;:&quot;335-359&quot;,&quot;language&quot;:&quot;English&quot;,&quot;citation-key&quot;:&quot;kynigos_half-baked_2007&quot;,&quot;ISSN&quot;:&quot;1648-5831&quot;},&quot;prefix&quot;:&quot;&quot;}]} RNDhseqbksrqj"/>,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schema&quot;:&quot;https://github.com/citation-style-language/schema/raw/master/csl-citation.json&quot;,&quot;properties&quot;:{&quot;noteIndex&quot;:0,&quot;formattedCitation&quot;:&quot;[@correa_brokering_2015]&quot;},&quot;citationItems&quot;:[{&quot;uri&quot;:[&quot;http://zotero.org/users/1913249/items/QBPJ8TJ7&quot;],&quot;uris&quot;:[&quot;http://zotero.org/users/1913249/items/QBPJ8TJ7&quot;],&quot;id&quot;:2774,&quot;suffix&quot;:&quot;&quot;,&quot;itemData&quot;:{&quot;language&quot;:&quot;en&quot;,&quot;title&quot;:&quot;Brokering new technologies: The role of children in their parents’ usage of the internet&quot;,&quot;author&quot;:[{&quot;given&quot;:&quot;Teresa&quot;,&quot;family&quot;:&quot;Correa&quot;},{&quot;given&quot;:&quot;Joseph D&quot;,&quot;family&quot;:&quot;Straubhaar&quot;},{&quot;given&quot;:&quot;Wenhong&quot;,&quot;family&quot;:&quot;Chen&quot;},{&quot;given&quot;:&quot;Jeremiah&quot;,&quot;family&quot;:&quot;Spence&quot;}],&quot;title-short&quot;:&quot;Brokering new technologies&quot;,&quot;volume&quot;:&quot;17&quot;,&quot;page&quot;:&quot;483-500&quot;,&quot;citation-key&quot;:&quot;correa_brokering_2015&quot;,&quot;ISSN&quot;:&quot;1461-4448, 1461-7315&quot;,&quot;DOI&quot;:&quot;10.1177/1461444813506975&quot;,&quot;id&quot;:&quot;correa_brokering_2015&quot;,&quot;issued&quot;:{&quot;date-parts&quot;:[[&quot;2015&quot;,4]]},&quot;issue&quot;:&quot;4&quot;,&quot;accessed&quot;:{&quot;date-parts&quot;:[[&quot;2018&quot;,11,20]]},&quot;type&quot;:&quot;article-journal&quot;,&quot;URL&quot;:&quot;http://journals.sagepub.com/doi/10.1177/1461444813506975&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source&quot;:&quot;Crossref&quot;},&quot;prefix&quot;:&quot;&quot;}]} RNDrqgncgwrcc"/>&lt;Do Zotero Refresh: [@correa_brokering_2015]&gt;<text:reference-mark-end text:name="ZOTERO_ITEM CSL_CITATION {&quot;citationID&quot;:&quot;epqsitfx&quot;,&quot;schema&quot;:&quot;https://github.com/citation-style-language/schema/raw/master/csl-citation.json&quot;,&quot;properties&quot;:{&quot;noteIndex&quot;:0,&quot;formattedCitation&quot;:&quot;[@correa_brokering_2015]&quot;},&quot;citationItems&quot;:[{&quot;uri&quot;:[&quot;http://zotero.org/users/1913249/items/QBPJ8TJ7&quot;],&quot;uris&quot;:[&quot;http://zotero.org/users/1913249/items/QBPJ8TJ7&quot;],&quot;id&quot;:2774,&quot;suffix&quot;:&quot;&quot;,&quot;itemData&quot;:{&quot;language&quot;:&quot;en&quot;,&quot;title&quot;:&quot;Brokering new technologies: The role of children in their parents’ usage of the internet&quot;,&quot;author&quot;:[{&quot;given&quot;:&quot;Teresa&quot;,&quot;family&quot;:&quot;Correa&quot;},{&quot;given&quot;:&quot;Joseph D&quot;,&quot;family&quot;:&quot;Straubhaar&quot;},{&quot;given&quot;:&quot;Wenhong&quot;,&quot;family&quot;:&quot;Chen&quot;},{&quot;given&quot;:&quot;Jeremiah&quot;,&quot;family&quot;:&quot;Spence&quot;}],&quot;title-short&quot;:&quot;Brokering new technologies&quot;,&quot;volume&quot;:&quot;17&quot;,&quot;page&quot;:&quot;483-500&quot;,&quot;citation-key&quot;:&quot;correa_brokering_2015&quot;,&quot;ISSN&quot;:&quot;1461-4448, 1461-7315&quot;,&quot;DOI&quot;:&quot;10.1177/1461444813506975&quot;,&quot;id&quot;:&quot;correa_brokering_2015&quot;,&quot;issued&quot;:{&quot;date-parts&quot;:[[&quot;2015&quot;,4]]},&quot;issue&quot;:&quot;4&quot;,&quot;accessed&quot;:{&quot;date-parts&quot;:[[&quot;2018&quot;,11,20]]},&quot;type&quot;:&quot;article-journal&quot;,&quot;URL&quot;:&quot;http://journals.sagepub.com/doi/10.1177/1461444813506975&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source&quot;:&quot;Crossref&quot;},&quot;prefix&quot;:&quot;&quot;}]} RNDrqgncgwrcc"/>. In joint technology work, parents can fulfil several reciprocal roles including collaborator, resource provider, learner, non-technical consultant, and emotional support <text:reference-mark-start text:name="ZOTERO_ITEM CSL_CITATION {&quot;citationID&quot;:&quot;joprhuhi&quot;,&quot;schema&quot;:&quot;https://github.com/citation-style-language/schema/raw/master/csl-citation.json&quot;,&quot;properties&quot;:{&quot;noteIndex&quot;:0,&quot;formattedCitation&quot;:&quot;[@barron_parents_2009]&quot;},&quot;citationItems&quot;:[{&quot;uri&quot;:[&quot;http://zotero.org/users/1913249/items/7GMWQYV6&quot;],&quot;uris&quot;:[&quot;http://zotero.org/users/1913249/items/7GMWQYV6&quot;],&quot;id&quot;:2830,&quot;suffix&quot;:&quot;&quot;,&quot;itemData&quot;:{&quot;language&quot;:&quot;en&quot;,&quot;title&quot;:&quot;Parents as Learning Partners in the Development of Technological Fluency&quot;,&quot;author&quot;:[{&quot;given&quot;:&quot;Brigid&quot;,&quot;family&quot;:&quot;Barron&quot;},{&quot;given&quot;:&quot;Caitlin Kennedy&quot;,&quot;family&quot;:&quot;Martin&quot;},{&quot;given&quot;:&quot;Lori&quot;,&quot;family&quot;:&quot;Takeuchi&quot;},{&quot;given&quot;:&quot;Rachel&quot;,&quot;family&quot;:&quot;Fithian&quot;}],&quot;volume&quot;:&quot;1&quot;,&quot;page&quot;:&quot;55-77&quot;,&quot;citation-key&quot;:&quot;barron_parents_2009&quot;,&quot;ISSN&quot;:&quot;19436068&quot;,&quot;URL&quot;:&quot;http://www.portico.org/Portico/article?article=phx73mtv74z&quot;,&quot;id&quot;:&quot;barron_parents_2009&quot;,&quot;issued&quot;:{&quot;date-parts&quot;:[[&quot;2009&quot;,5]]},&quot;issue&quot;:&quot;2&quot;,&quot;accessed&quot;:{&quot;date-parts&quot;:[[&quot;2018&quot;,10,30]]},&quot;type&quot;:&quot;article-journal&quot;,&quot;container-title&quot;:&quot;International Journal of Learning and Media&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prefix&quot;:&quot;&quot;}]} RNDezavielyxt"/>&lt;Do Zotero Refresh: [@barron_parents_2009]&gt;<text:reference-mark-end text:name="ZOTERO_ITEM CSL_CITATION {&quot;citationID&quot;:&quot;joprhuhi&quot;,&quot;schema&quot;:&quot;https://github.com/citation-style-language/schema/raw/master/csl-citation.json&quot;,&quot;properties&quot;:{&quot;noteIndex&quot;:0,&quot;formattedCitation&quot;:&quot;[@barron_parents_2009]&quot;},&quot;citationItems&quot;:[{&quot;uri&quot;:[&quot;http://zotero.org/users/1913249/items/7GMWQYV6&quot;],&quot;uris&quot;:[&quot;http://zotero.org/users/1913249/items/7GMWQYV6&quot;],&quot;id&quot;:2830,&quot;suffix&quot;:&quot;&quot;,&quot;itemData&quot;:{&quot;language&quot;:&quot;en&quot;,&quot;title&quot;:&quot;Parents as Learning Partners in the Development of Technological Fluency&quot;,&quot;author&quot;:[{&quot;given&quot;:&quot;Brigid&quot;,&quot;family&quot;:&quot;Barron&quot;},{&quot;given&quot;:&quot;Caitlin Kennedy&quot;,&quot;family&quot;:&quot;Martin&quot;},{&quot;given&quot;:&quot;Lori&quot;,&quot;family&quot;:&quot;Takeuchi&quot;},{&quot;given&quot;:&quot;Rachel&quot;,&quot;family&quot;:&quot;Fithian&quot;}],&quot;volume&quot;:&quot;1&quot;,&quot;page&quot;:&quot;55-77&quot;,&quot;citation-key&quot;:&quot;barron_parents_2009&quot;,&quot;ISSN&quot;:&quot;19436068&quot;,&quot;URL&quot;:&quot;http://www.portico.org/Portico/article?article=phx73mtv74z&quot;,&quot;id&quot;:&quot;barron_parents_2009&quot;,&quot;issued&quot;:{&quot;date-parts&quot;:[[&quot;2009&quot;,5]]},&quot;issue&quot;:&quot;2&quot;,&quot;accessed&quot;:{&quot;date-parts&quot;:[[&quot;2018&quot;,10,30]]},&quot;type&quot;:&quot;article-journal&quot;,&quot;container-title&quot;:&quot;International Journal of Learning and Media&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prefix&quot;:&quot;&quot;}]} RNDezavielyxt"/>.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schema&quot;:&quot;https://github.com/citation-style-language/schema/raw/master/csl-citation.json&quot;,&quot;properties&quot;:{&quot;noteIndex&quot;:0,&quot;formattedCitation&quot;:&quot;[@roque_im_2016]&quot;},&quot;citationItems&quot;:[{&quot;uri&quot;:[&quot;http://zotero.org/users/1913249/items/FURUF33F&quot;],&quot;uris&quot;:[&quot;http://zotero.org/users/1913249/items/FURUF33F&quot;],&quot;id&quot;:2835,&quot;suffix&quot;:&quot;&quot;,&quot;itemData&quot;:{&quot;container-title&quot;:&quot;Conference: International Conference of the Learning Sciences&quot;,&quot;title&quot;:&quot;“I’m Not Just a Mom”: Parents Developing Multiple Roles in Creative Computing&quot;,&quot;author&quot;:[{&quot;given&quot;:&quot;Ricarose&quot;,&quot;family&quot;:&quot;Roque&quot;},{&quot;given&quot;:&quot;Karina&quot;,&quot;family&quot;:&quot;Lin&quot;},{&quot;given&quot;:&quot;Richard&quot;,&quot;family&quot;:&quot;Liuzzi&quot;}],&quot;id&quot;:&quot;roque_im_2016&quot;,&quot;issued&quot;:{&quot;date-parts&quot;:[[&quot;2016&quot;,7]]},&quot;citation-key&quot;:&quot;roque_im_2016&quot;,&quot;accessed&quot;:{&quot;date-parts&quot;:[[&quot;2018&quot;,10,30]]},&quot;URL&quot;:&quot;https://repository.isls.org//handle/1/177&quot;,&quot;type&quot;:&quot;paper-conference&quot;,&quot;title-short&quot;:&quot;“I’m Not Just a Mom”&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source&quot;:&quot;repository.isls.org&quot;},&quot;prefix&quot;:&quot;&quot;}]} RNDfuohxxwmoe"/>&lt;Do Zotero Refresh: [@roque_im_2016]&gt;<text:reference-mark-end text:name="ZOTERO_ITEM CSL_CITATION {&quot;citationID&quot;:&quot;sdrjuyxw&quot;,&quot;schema&quot;:&quot;https://github.com/citation-style-language/schema/raw/master/csl-citation.json&quot;,&quot;properties&quot;:{&quot;noteIndex&quot;:0,&quot;formattedCitation&quot;:&quot;[@roque_im_2016]&quot;},&quot;citationItems&quot;:[{&quot;uri&quot;:[&quot;http://zotero.org/users/1913249/items/FURUF33F&quot;],&quot;uris&quot;:[&quot;http://zotero.org/users/1913249/items/FURUF33F&quot;],&quot;id&quot;:2835,&quot;suffix&quot;:&quot;&quot;,&quot;itemData&quot;:{&quot;container-title&quot;:&quot;Conference: International Conference of the Learning Sciences&quot;,&quot;title&quot;:&quot;“I’m Not Just a Mom”: Parents Developing Multiple Roles in Creative Computing&quot;,&quot;author&quot;:[{&quot;given&quot;:&quot;Ricarose&quot;,&quot;family&quot;:&quot;Roque&quot;},{&quot;given&quot;:&quot;Karina&quot;,&quot;family&quot;:&quot;Lin&quot;},{&quot;given&quot;:&quot;Richard&quot;,&quot;family&quot;:&quot;Liuzzi&quot;}],&quot;id&quot;:&quot;roque_im_2016&quot;,&quot;issued&quot;:{&quot;date-parts&quot;:[[&quot;2016&quot;,7]]},&quot;citation-key&quot;:&quot;roque_im_2016&quot;,&quot;accessed&quot;:{&quot;date-parts&quot;:[[&quot;2018&quot;,10,30]]},&quot;URL&quot;:&quot;https://repository.isls.org//handle/1/177&quot;,&quot;type&quot;:&quot;paper-conference&quot;,&quot;title-short&quot;:&quot;“I’m Not Just a Mom”&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source&quot;:&quot;repository.isls.org&quot;},&quot;prefix&quot;:&quot;&quot;}]} RNDfuohxxwmoe"/>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schema&quot;:&quot;https://github.com/citation-style-language/schema/raw/master/csl-citation.json&quot;,&quot;properties&quot;:{&quot;noteIndex&quot;:0,&quot;formattedCitation&quot;:&quot;[@lave_situating_1991 ; @rogoff_learning_2014]&quot;},&quot;citationItems&quot;:[{&quot;uri&quot;:[&quot;http://zotero.org/users/1913249/items/CT2UFZ8Y&quot;],&quot;uris&quot;:[&quot;http://zotero.org/users/1913249/items/CT2UFZ8Y&quot;],&quot;id&quot;:2424,&quot;suffix&quot;:&quot; &quot;,&quot;itemData&quot;:{&quot;container-title&quot;:&quot;Perspectives on socially shared cognition&quot;,&quot;title&quot;:&quot;Situating learning in communities of practice&quot;,&quot;author&quot;:[{&quot;given&quot;:&quot;Jean&quot;,&quot;family&quot;:&quot;Lave&quot;}],&quot;id&quot;:&quot;lave_situating_1991&quot;,&quot;volume&quot;:&quot;2&quot;,&quot;page&quot;:&quot;63–82&quot;,&quot;citation-key&quot;:&quot;lave_situating_1991&quot;,&quot;type&quot;:&quot;article-journal&quot;,&quot;issued&quot;:{&quot;date-parts&quot;:[[&quot;1991&quot;]]},&quot;source&quot;:&quot;Google Scholar&quot;},&quot;prefix&quot;:&quot;&quot;},{&quot;uri&quot;:[&quot;http://zotero.org/users/1913249/items/8AB5U8TV&quot;],&quot;uris&quot;:[&quot;http://zotero.org/users/1913249/items/8AB5U8TV&quot;],&quot;id&quot;:3366,&quot;suffix&quot;:&quot;&quot;,&quot;itemData&quot;:{&quot;language&quot;:&quot;en&quot;,&quot;title&quot;:&quot;Learning by Observing and Pitching In to Family and Community Endeavors: An Orientation&quot;,&quot;author&quot;:[{&quot;given&quot;:&quot;Barbara&quot;,&quot;family&quot;:&quot;Rogoff&quot;}],&quot;title-short&quot;:&quot;Learning by Observing and Pitching In to Family and Community Endeavors&quot;,&quot;volume&quot;:&quot;57&quot;,&quot;page&quot;:&quot;69-81&quot;,&quot;citation-key&quot;:&quot;rogoff_learning_2014&quot;,&quot;ISSN&quot;:&quot;0018-716X, 1423-0054&quot;,&quot;DOI&quot;:&quot;10.1159/000356757&quot;,&quot;id&quot;:&quot;rogoff_learning_2014&quot;,&quot;issued&quot;:{&quot;date-parts&quot;:[[&quot;2014&quot;]]},&quot;issue&quot;:&quot;2-3&quot;,&quot;accessed&quot;:{&quot;date-parts&quot;:[[&quot;2019&quot;,4,6]]},&quot;type&quot;:&quot;article-journal&quot;,&quot;URL&quot;:&quot;https://www.karger.com/Article/FullText/356757&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source&quot;:&quot;Crossref&quot;},&quot;prefix&quot;:&quot;&quot;}]} RNDrsdpmvsefm"/>&lt;Do Zotero Refresh: [@lave_situating_1991 ; @rogoff_learning_2014]&gt;<text:reference-mark-end text:name="ZOTERO_ITEM CSL_CITATION {&quot;citationID&quot;:&quot;hwmmwmhe&quot;,&quot;schema&quot;:&quot;https://github.com/citation-style-language/schema/raw/master/csl-citation.json&quot;,&quot;properties&quot;:{&quot;noteIndex&quot;:0,&quot;formattedCitation&quot;:&quot;[@lave_situating_1991 ; @rogoff_learning_2014]&quot;},&quot;citationItems&quot;:[{&quot;uri&quot;:[&quot;http://zotero.org/users/1913249/items/CT2UFZ8Y&quot;],&quot;uris&quot;:[&quot;http://zotero.org/users/1913249/items/CT2UFZ8Y&quot;],&quot;id&quot;:2424,&quot;suffix&quot;:&quot; &quot;,&quot;itemData&quot;:{&quot;container-title&quot;:&quot;Perspectives on socially shared cognition&quot;,&quot;title&quot;:&quot;Situating learning in communities of practice&quot;,&quot;author&quot;:[{&quot;given&quot;:&quot;Jean&quot;,&quot;family&quot;:&quot;Lave&quot;}],&quot;id&quot;:&quot;lave_situating_1991&quot;,&quot;volume&quot;:&quot;2&quot;,&quot;page&quot;:&quot;63–82&quot;,&quot;citation-key&quot;:&quot;lave_situating_1991&quot;,&quot;type&quot;:&quot;article-journal&quot;,&quot;issued&quot;:{&quot;date-parts&quot;:[[&quot;1991&quot;]]},&quot;source&quot;:&quot;Google Scholar&quot;},&quot;prefix&quot;:&quot;&quot;},{&quot;uri&quot;:[&quot;http://zotero.org/users/1913249/items/8AB5U8TV&quot;],&quot;uris&quot;:[&quot;http://zotero.org/users/1913249/items/8AB5U8TV&quot;],&quot;id&quot;:3366,&quot;suffix&quot;:&quot;&quot;,&quot;itemData&quot;:{&quot;language&quot;:&quot;en&quot;,&quot;title&quot;:&quot;Learning by Observing and Pitching In to Family and Community Endeavors: An Orientation&quot;,&quot;author&quot;:[{&quot;given&quot;:&quot;Barbara&quot;,&quot;family&quot;:&quot;Rogoff&quot;}],&quot;title-short&quot;:&quot;Learning by Observing and Pitching In to Family and Community Endeavors&quot;,&quot;volume&quot;:&quot;57&quot;,&quot;page&quot;:&quot;69-81&quot;,&quot;citation-key&quot;:&quot;rogoff_learning_2014&quot;,&quot;ISSN&quot;:&quot;0018-716X, 1423-0054&quot;,&quot;DOI&quot;:&quot;10.1159/000356757&quot;,&quot;id&quot;:&quot;rogoff_learning_2014&quot;,&quot;issued&quot;:{&quot;date-parts&quot;:[[&quot;2014&quot;]]},&quot;issue&quot;:&quot;2-3&quot;,&quot;accessed&quot;:{&quot;date-parts&quot;:[[&quot;2019&quot;,4,6]]},&quot;type&quot;:&quot;article-journal&quot;,&quot;URL&quot;:&quot;https://www.karger.com/Article/FullText/356757&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source&quot;:&quot;Crossref&quot;},&quot;prefix&quot;:&quot;&quot;}]} RNDrsdpmvsefm"/>. Indeed the possibility for children to <text:span text:style-name="T2">not</text:span> engage in community activities is seen by Rogoff <text:reference-mark-start text:name="ZOTERO_ITEM CSL_CITATION {&quot;citationID&quot;:&quot;ddjiyxqv&quot;,&quot;schema&quot;:&quot;https://github.com/citation-style-language/schema/raw/master/csl-citation.json&quot;,&quot;properties&quot;:{&quot;noteIndex&quot;:0,&quot;formattedCitation&quot;:&quot;[-@rogoff_cultural_2003; -@rogoff_organization_2016]&quot;},&quot;citationItems&quot;:[{&quot;suppress-author&quot;:true,&quot;suffix&quot;:&quot;&quot;,&quot;uri&quot;:[&quot;http://zotero.org/users/1913249/items/MPJ5DJQJ&quot;],&quot;id&quot;:3023,&quot;uris&quot;:[&quot;http://zotero.org/users/1913249/items/MPJ5DJQJ&quot;],&quot;itemData&quot;:{&quot;language&quot;:&quot;en&quot;,&quot;event-place&quot;:&quot;Oxford [UK] ;a New York&quot;,&quot;author&quot;:[{&quot;given&quot;:&quot;Barbara&quot;,&quot;family&quot;:&quot;Rogoff&quot;}],&quot;id&quot;:&quot;rogoff_cultural_2003&quot;,&quot;issued&quot;:{&quot;date-parts&quot;:[[&quot;2003&quot;]]},&quot;publisher&quot;:&quot;Oxford University Press&quot;,&quot;citation-key&quot;:&quot;rogoff_cultural_2003&quot;,&quot;call-number&quot;:&quot;HM686 .R64 2003&quot;,&quot;title&quot;:&quot;The cultural nature of human development&quot;,&quot;type&quot;:&quot;book&quot;,&quot;ISBN&quot;:&quot;978-0-19-513133-8&quot;,&quot;publisher-place&quot;:&quot;Oxford [UK] ;a New York&quot;,&quot;number-of-pages&quot;:&quot;434&quot;,&quot;source&quot;:&quot;Library of Congress ISBN&quot;},&quot;prefix&quot;:&quot;&quot;},{&quot;suppress-author&quot;:true,&quot;suffix&quot;:&quot;&quot;,&quot;uri&quot;:[&quot;http://zotero.org/users/1913249/items/Q2M28PQC&quot;],&quot;id&quot;:3723,&quot;uris&quot;:[&quot;http://zotero.org/users/1913249/items/Q2M28PQC&quot;],&quot;itemData&quot;:{&quot;language&quot;:&quot;en&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volume&quot;:&quot;40&quot;,&quot;page&quot;:&quot;356-401&quot;,&quot;citation-key&quot;:&quot;rogoff_organization_2016&quot;,&quot;ISSN&quot;:&quot;0091-732X, 1935-1038&quot;,&quot;DOI&quot;:&quot;10.3102/0091732X16680994&quot;,&quot;id&quot;:&quot;rogoff_organization_2016&quot;,&quot;issued&quot;:{&quot;date-parts&quot;:[[&quot;2016&quot;,3]]},&quot;issue&quot;:&quot;1&quot;,&quot;accessed&quot;:{&quot;date-parts&quot;:[[&quot;2023&quot;,2,16]]},&quot;URL&quot;:&quot;http://journals.sagepub.com/doi/10.3102/0091732X16680994&quot;,&quot;type&quot;:&quot;article-journal&quot;,&quot;container-title&quot;:&quot;Review of Research in Education&quot;,&quot;container-title-short&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ource&quot;:&quot;DOI.org (Crossref)&quot;},&quot;prefix&quot;:&quot;&quot;}]} RNDvmikrpgdbc"/>&lt;Do Zotero Refresh: [-@rogoff_cultural_2003; -@rogoff_organization_2016]&gt;<text:reference-mark-end text:name="ZOTERO_ITEM CSL_CITATION {&quot;citationID&quot;:&quot;ddjiyxqv&quot;,&quot;schema&quot;:&quot;https://github.com/citation-style-language/schema/raw/master/csl-citation.json&quot;,&quot;properties&quot;:{&quot;noteIndex&quot;:0,&quot;formattedCitation&quot;:&quot;[-@rogoff_cultural_2003; -@rogoff_organization_2016]&quot;},&quot;citationItems&quot;:[{&quot;suppress-author&quot;:true,&quot;suffix&quot;:&quot;&quot;,&quot;uri&quot;:[&quot;http://zotero.org/users/1913249/items/MPJ5DJQJ&quot;],&quot;id&quot;:3023,&quot;uris&quot;:[&quot;http://zotero.org/users/1913249/items/MPJ5DJQJ&quot;],&quot;itemData&quot;:{&quot;language&quot;:&quot;en&quot;,&quot;event-place&quot;:&quot;Oxford [UK] ;a New York&quot;,&quot;author&quot;:[{&quot;given&quot;:&quot;Barbara&quot;,&quot;family&quot;:&quot;Rogoff&quot;}],&quot;id&quot;:&quot;rogoff_cultural_2003&quot;,&quot;issued&quot;:{&quot;date-parts&quot;:[[&quot;2003&quot;]]},&quot;publisher&quot;:&quot;Oxford University Press&quot;,&quot;citation-key&quot;:&quot;rogoff_cultural_2003&quot;,&quot;call-number&quot;:&quot;HM686 .R64 2003&quot;,&quot;title&quot;:&quot;The cultural nature of human development&quot;,&quot;type&quot;:&quot;book&quot;,&quot;ISBN&quot;:&quot;978-0-19-513133-8&quot;,&quot;publisher-place&quot;:&quot;Oxford [UK] ;a New York&quot;,&quot;number-of-pages&quot;:&quot;434&quot;,&quot;source&quot;:&quot;Library of Congress ISBN&quot;},&quot;prefix&quot;:&quot;&quot;},{&quot;suppress-author&quot;:true,&quot;suffix&quot;:&quot;&quot;,&quot;uri&quot;:[&quot;http://zotero.org/users/1913249/items/Q2M28PQC&quot;],&quot;id&quot;:3723,&quot;uris&quot;:[&quot;http://zotero.org/users/1913249/items/Q2M28PQC&quot;],&quot;itemData&quot;:{&quot;language&quot;:&quot;en&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volume&quot;:&quot;40&quot;,&quot;page&quot;:&quot;356-401&quot;,&quot;citation-key&quot;:&quot;rogoff_organization_2016&quot;,&quot;ISSN&quot;:&quot;0091-732X, 1935-1038&quot;,&quot;DOI&quot;:&quot;10.3102/0091732X16680994&quot;,&quot;id&quot;:&quot;rogoff_organization_2016&quot;,&quot;issued&quot;:{&quot;date-parts&quot;:[[&quot;2016&quot;,3]]},&quot;issue&quot;:&quot;1&quot;,&quot;accessed&quot;:{&quot;date-parts&quot;:[[&quot;2023&quot;,2,16]]},&quot;URL&quot;:&quot;http://journals.sagepub.com/doi/10.3102/0091732X16680994&quot;,&quot;type&quot;:&quot;article-journal&quot;,&quot;container-title&quot;:&quot;Review of Research in Education&quot;,&quot;container-title-short&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ource&quot;:&quot;DOI.org (Crossref)&quot;},&quot;prefix&quot;:&quot;&quot;}]} RNDvmikrpgdbc"/>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citationID&quot;:&quot;qjhiclyp&quot;,&quot;schema&quot;:&quot;https://github.com/citation-style-language/schema/raw/master/csl-citation.json&quot;,&quot;properties&quot;:{&quot;noteIndex&quot;:0,&quot;formattedCitation&quot;:&quot;[@rogoff_observing_1995]&quot;},&quot;citationItems&quot;:[{&quot;uri&quot;:[&quot;http://zotero.org/users/1913249/items/ZMN79J65&quot;],&quot;uris&quot;:[&quot;http://zotero.org/users/1913249/items/ZMN79J65&quot;],&quot;id&quot;:3879,&quot;suffix&quot;:&quot;&quot;,&quot;itemData&quot;:{&quot;container-title&quot;:&quot;Sociocultural studies of mind&quot;,&quot;event-place&quot;:&quot;New York, NY, US&quot;,&quot;author&quot;:[{&quot;given&quot;:&quot;Barbara&quot;,&quot;family&quot;:&quot;Rogoff&quot;}],&quot;id&quot;:&quot;rogoff_observing_1995&quot;,&quot;page&quot;:&quot;139-164&quot;,&quot;publisher&quot;:&quot;Cambridge University Press&quot;,&quot;citation-key&quot;:&quot;rogoff_observing_1995&quot;,&quot;publisher-place&quot;:&quot;New York, NY, US&quot;,&quot;title-short&quot;:&quot;Observing sociocultural activity on three plane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source&quot;:&quot;APA PsycNet&quot;},&quot;prefix&quot;:&quot;&quot;}]} RNDgrtmewqnfo"/>&lt;Do Zotero Refresh: [@rogoff_observing_1995]&gt;<text:reference-mark-end text:name="ZOTERO_ITEM CSL_CITATION {&quot;citationID&quot;:&quot;qjhiclyp&quot;,&quot;schema&quot;:&quot;https://github.com/citation-style-language/schema/raw/master/csl-citation.json&quot;,&quot;properties&quot;:{&quot;noteIndex&quot;:0,&quot;formattedCitation&quot;:&quot;[@rogoff_observing_1995]&quot;},&quot;citationItems&quot;:[{&quot;uri&quot;:[&quot;http://zotero.org/users/1913249/items/ZMN79J65&quot;],&quot;uris&quot;:[&quot;http://zotero.org/users/1913249/items/ZMN79J65&quot;],&quot;id&quot;:3879,&quot;suffix&quot;:&quot;&quot;,&quot;itemData&quot;:{&quot;container-title&quot;:&quot;Sociocultural studies of mind&quot;,&quot;event-place&quot;:&quot;New York, NY, US&quot;,&quot;author&quot;:[{&quot;given&quot;:&quot;Barbara&quot;,&quot;family&quot;:&quot;Rogoff&quot;}],&quot;id&quot;:&quot;rogoff_observing_1995&quot;,&quot;page&quot;:&quot;139-164&quot;,&quot;publisher&quot;:&quot;Cambridge University Press&quot;,&quot;citation-key&quot;:&quot;rogoff_observing_1995&quot;,&quot;publisher-place&quot;:&quot;New York, NY, US&quot;,&quot;title-short&quot;:&quot;Observing sociocultural activity on three plane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source&quot;:&quot;APA PsycNet&quot;},&quot;prefix&quot;:&quot;&quot;}]} RNDgrtmewqnfo"/>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lvkgisqz&quot;,&quot;schema&quot;:&quot;https://github.com/citation-style-language/schema/raw/master/csl-citation.json&quot;,&quot;properties&quot;:{&quot;noteIndex&quot;:0,&quot;formattedCitation&quot;:&quot;[@gutierrez_cultural_2003]&quot;},&quot;citationItems&quot;:[{&quot;uri&quot;:[&quot;http://zotero.org/users/1913249/items/BW6F6HY6&quot;],&quot;uris&quot;:[&quot;http://zotero.org/users/1913249/items/BW6F6HY6&quot;],&quot;id&quot;:9830,&quot;suffix&quot;:&quot;&quot;,&quot;itemData&quot;:{&quot;language&quot;:&quot;en&quot;,&quot;title&quot;:&quot;Cultural Ways of Learning: Individual Traits or Repertoires of Practice&quot;,&quot;author&quot;:[{&quot;given&quot;:&quot;Kris D.&quot;,&quot;family&quot;:&quot;Gutiérrez&quot;},{&quot;given&quot;:&quot;Barbara&quot;,&quot;family&quot;:&quot;Rogoff&quot;}],&quot;title-short&quot;:&quot;Cultural Ways of Learning&quot;,&quot;volume&quot;:&quot;32&quot;,&quot;page&quot;:&quot;19-25&quot;,&quot;citation-key&quot;:&quot;gutierrez_cultural_2003&quot;,&quot;ISSN&quot;:&quot;0013-189X, 1935-102X&quot;,&quot;DOI&quot;:&quot;10.3102/0013189X032005019&quot;,&quot;id&quot;:&quot;gutierrez_cultural_2003&quot;,&quot;issued&quot;:{&quot;date-parts&quot;:[[&quot;2003&quot;,6]]},&quot;URL&quot;:&quot;http://journals.sagepub.com/doi/10.3102/0013189X032005019&quot;,&quot;issue&quot;:&quot;5&quot;,&quot;accessed&quot;:{&quot;date-parts&quot;:[[&quot;2024&quot;,9,8]]},&quot;container-title&quot;:&quot;Educational Researcher&quot;,&quot;type&quot;:&quot;article-journal&quot;,&quot;container-title-short&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license&quot;:&quot;http://journals.sagepub.com/page/policies/text-and-data-mining-license&quot;},&quot;prefix&quot;:&quot;&quot;}]} RNDixdkauuhcw"/>&lt;Do Zotero Refresh: [@gutierrez_cultural_2003]&gt;<text:reference-mark-end text:name="ZOTERO_ITEM CSL_CITATION {&quot;citationID&quot;:&quot;lvkgisqz&quot;,&quot;schema&quot;:&quot;https://github.com/citation-style-language/schema/raw/master/csl-citation.json&quot;,&quot;properties&quot;:{&quot;noteIndex&quot;:0,&quot;formattedCitation&quot;:&quot;[@gutierrez_cultural_2003]&quot;},&quot;citationItems&quot;:[{&quot;uri&quot;:[&quot;http://zotero.org/users/1913249/items/BW6F6HY6&quot;],&quot;uris&quot;:[&quot;http://zotero.org/users/1913249/items/BW6F6HY6&quot;],&quot;id&quot;:9830,&quot;suffix&quot;:&quot;&quot;,&quot;itemData&quot;:{&quot;language&quot;:&quot;en&quot;,&quot;title&quot;:&quot;Cultural Ways of Learning: Individual Traits or Repertoires of Practice&quot;,&quot;author&quot;:[{&quot;given&quot;:&quot;Kris D.&quot;,&quot;family&quot;:&quot;Gutiérrez&quot;},{&quot;given&quot;:&quot;Barbara&quot;,&quot;family&quot;:&quot;Rogoff&quot;}],&quot;title-short&quot;:&quot;Cultural Ways of Learning&quot;,&quot;volume&quot;:&quot;32&quot;,&quot;page&quot;:&quot;19-25&quot;,&quot;citation-key&quot;:&quot;gutierrez_cultural_2003&quot;,&quot;ISSN&quot;:&quot;0013-189X, 1935-102X&quot;,&quot;DOI&quot;:&quot;10.3102/0013189X032005019&quot;,&quot;id&quot;:&quot;gutierrez_cultural_2003&quot;,&quot;issued&quot;:{&quot;date-parts&quot;:[[&quot;2003&quot;,6]]},&quot;URL&quot;:&quot;http://journals.sagepub.com/doi/10.3102/0013189X032005019&quot;,&quot;issue&quot;:&quot;5&quot;,&quot;accessed&quot;:{&quot;date-parts&quot;:[[&quot;2024&quot;,9,8]]},&quot;container-title&quot;:&quot;Educational Researcher&quot;,&quot;type&quot;:&quot;article-journal&quot;,&quot;container-title-short&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license&quot;:&quot;http://journals.sagepub.com/page/policies/text-and-data-mining-license&quot;},&quot;prefix&quot;:&quot;&quot;}]} RNDixdkauuhcw"/>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sblzsfmw&quot;,&quot;schema&quot;:&quot;https://github.com/citation-style-language/schema/raw/master/csl-citation.json&quot;,&quot;properties&quot;:{&quot;noteIndex&quot;:0,&quot;formattedCitation&quot;:&quot;[@redstrom_towards_2006]&quot;},&quot;citationItems&quot;:[{&quot;uri&quot;:[&quot;http://zotero.org/users/1913249/items/H9QB65U9&quot;],&quot;uris&quot;:[&quot;http://zotero.org/users/1913249/items/H9QB65U9&quot;],&quot;id&quot;:9977,&quot;suffix&quot;:&quot;&quot;,&quot;itemData&quot;:{&quot;language&quot;:&quot;en&quot;,&quot;title&quot;:&quot;Towards user design? On the shift from object to user as the subject of design&quot;,&quot;author&quot;:[{&quot;given&quot;:&quot;Johan&quot;,&quot;family&quot;:&quot;Redström&quot;}],&quot;title-short&quot;:&quot;Towards user design?&quot;,&quot;volume&quot;:&quot;27&quot;,&quot;page&quot;:&quot;123-139&quot;,&quot;citation-key&quot;:&quot;redstrom_towards_2006&quot;,&quot;ISSN&quot;:&quot;0142694X&quot;,&quot;DOI&quot;:&quot;10.1016/j.destud.2005.06.001&quot;,&quot;id&quot;:&quot;redstrom_towards_2006&quot;,&quot;issued&quot;:{&quot;date-parts&quot;:[[&quot;2006&quot;,3]]},&quot;issue&quot;:&quot;2&quot;,&quot;accessed&quot;:{&quot;date-parts&quot;:[[&quot;2025&quot;,1,6]]},&quot;URL&quot;:&quot;https://linkinghub.elsevier.com/retrieve/pii/S0142694X05000359&quot;,&quot;type&quot;:&quot;article-journal&quot;,&quot;container-title&quot;:&quot;Design Studies&quot;,&quot;container-title-short&quot;:&quot;Design Studies&quot;,&quot;source&quot;:&quot;DOI.org (Crossref)&quot;,&quot;license&quot;:&quot;https://www.elsevier.com/tdm/userlicense/1.0/&quot;},&quot;prefix&quot;:&quot;&quot;}]} RNDccjhrvdbbl"/>&lt;Do Zotero Refresh: [@redstrom_towards_2006]&gt;<text:reference-mark-end text:name="ZOTERO_ITEM CSL_CITATION {&quot;citationID&quot;:&quot;sblzsfmw&quot;,&quot;schema&quot;:&quot;https://github.com/citation-style-language/schema/raw/master/csl-citation.json&quot;,&quot;properties&quot;:{&quot;noteIndex&quot;:0,&quot;formattedCitation&quot;:&quot;[@redstrom_towards_2006]&quot;},&quot;citationItems&quot;:[{&quot;uri&quot;:[&quot;http://zotero.org/users/1913249/items/H9QB65U9&quot;],&quot;uris&quot;:[&quot;http://zotero.org/users/1913249/items/H9QB65U9&quot;],&quot;id&quot;:9977,&quot;suffix&quot;:&quot;&quot;,&quot;itemData&quot;:{&quot;language&quot;:&quot;en&quot;,&quot;title&quot;:&quot;Towards user design? On the shift from object to user as the subject of design&quot;,&quot;author&quot;:[{&quot;given&quot;:&quot;Johan&quot;,&quot;family&quot;:&quot;Redström&quot;}],&quot;title-short&quot;:&quot;Towards user design?&quot;,&quot;volume&quot;:&quot;27&quot;,&quot;page&quot;:&quot;123-139&quot;,&quot;citation-key&quot;:&quot;redstrom_towards_2006&quot;,&quot;ISSN&quot;:&quot;0142694X&quot;,&quot;DOI&quot;:&quot;10.1016/j.destud.2005.06.001&quot;,&quot;id&quot;:&quot;redstrom_towards_2006&quot;,&quot;issued&quot;:{&quot;date-parts&quot;:[[&quot;2006&quot;,3]]},&quot;issue&quot;:&quot;2&quot;,&quot;accessed&quot;:{&quot;date-parts&quot;:[[&quot;2025&quot;,1,6]]},&quot;URL&quot;:&quot;https://linkinghub.elsevier.com/retrieve/pii/S0142694X05000359&quot;,&quot;type&quot;:&quot;article-journal&quot;,&quot;container-title&quot;:&quot;Design Studies&quot;,&quot;container-title-short&quot;:&quot;Design Studies&quot;,&quot;source&quot;:&quot;DOI.org (Crossref)&quot;,&quot;license&quot;:&quot;https://www.elsevier.com/tdm/userlicense/1.0/&quot;},&quot;prefix&quot;:&quot;&quot;}]} RNDccjhrvdbbl"/>, as well as the challenges involved in undertaking such an “<text:span text:style-name="T2">operationalization of empathy</text:span>” <text:reference-mark-start text:name="ZOTERO_ITEM CSL_CITATION {&quot;citationID&quot;:&quot;urldppnp&quot;,&quot;schema&quot;:&quot;https://github.com/citation-style-language/schema/raw/master/csl-citation.json&quot;,&quot;properties&quot;:{&quot;noteIndex&quot;:0,&quot;formattedCitation&quot;:&quot;[@surma-aho_conceptualization_2022, p.1]&quot;},&quot;citationItems&quot;:[{&quot;uri&quot;:[&quot;http://zotero.org/users/1913249/items/L7ATGKR9&quot;],&quot;uris&quot;:[&quot;http://zotero.org/users/1913249/items/L7ATGKR9&quot;],&quot;id&quot;:9978,&quot;locator&quot;:&quot;1&quot;,&quot;itemData&quot;:{&quot;container-title&quot;:&quot;Design Studies&quot;,&quot;DOI&quot;:&quot;10.1016/j.destud.2021.101075&quot;,&quot;container-title-short&quot;:&quot;Design Studies&quot;,&quot;id&quot;:&quot;surma-aho_conceptualization_2022&quot;,&quot;volume&quot;:&quot;78&quot;,&quot;issued&quot;:{&quot;date-parts&quot;:[[&quot;2022&quot;,1]]},&quot;URL&quot;:&quot;https://linkinghub.elsevier.com/retrieve/pii/S0142694X21000867&quot;,&quot;source&quot;:&quot;DOI.org (Crossref)&quot;,&quot;citation-key&quot;:&quot;surma-aho_conceptualization_2022&quot;,&quot;accessed&quot;:{&quot;date-parts&quot;:[[&quot;2025&quot;,1,6]]},&quot;title&quot;:&quot;Conceptualization and operationalization of empathy in design research&quot;,&quot;type&quot;:&quot;article-journal&quot;,&quot;page&quot;:&quot;101075&quot;,&quot;language&quot;:&quot;en&quot;,&quot;author&quot;:[{&quot;given&quot;:&quot;Antti&quot;,&quot;family&quot;:&quot;Surma-aho&quot;},{&quot;given&quot;:&quot;Katja&quot;,&quot;family&quot;:&quot;Hölttä-Otto&quot;}],&quot;ISSN&quot;:&quot;0142694X&quot;},&quot;prefix&quot;:&quot;&quot;}]} RNDjhxmepnqpg"/>&lt;Do Zotero Refresh: [@surma-aho_conceptualization_2022, p.1]&gt;<text:reference-mark-end text:name="ZOTERO_ITEM CSL_CITATION {&quot;citationID&quot;:&quot;urldppnp&quot;,&quot;schema&quot;:&quot;https://github.com/citation-style-language/schema/raw/master/csl-citation.json&quot;,&quot;properties&quot;:{&quot;noteIndex&quot;:0,&quot;formattedCitation&quot;:&quot;[@surma-aho_conceptualization_2022, p.1]&quot;},&quot;citationItems&quot;:[{&quot;uri&quot;:[&quot;http://zotero.org/users/1913249/items/L7ATGKR9&quot;],&quot;uris&quot;:[&quot;http://zotero.org/users/1913249/items/L7ATGKR9&quot;],&quot;id&quot;:9978,&quot;locator&quot;:&quot;1&quot;,&quot;itemData&quot;:{&quot;container-title&quot;:&quot;Design Studies&quot;,&quot;DOI&quot;:&quot;10.1016/j.destud.2021.101075&quot;,&quot;container-title-short&quot;:&quot;Design Studies&quot;,&quot;id&quot;:&quot;surma-aho_conceptualization_2022&quot;,&quot;volume&quot;:&quot;78&quot;,&quot;issued&quot;:{&quot;date-parts&quot;:[[&quot;2022&quot;,1]]},&quot;URL&quot;:&quot;https://linkinghub.elsevier.com/retrieve/pii/S0142694X21000867&quot;,&quot;source&quot;:&quot;DOI.org (Crossref)&quot;,&quot;citation-key&quot;:&quot;surma-aho_conceptualization_2022&quot;,&quot;accessed&quot;:{&quot;date-parts&quot;:[[&quot;2025&quot;,1,6]]},&quot;title&quot;:&quot;Conceptualization and operationalization of empathy in design research&quot;,&quot;type&quot;:&quot;article-journal&quot;,&quot;page&quot;:&quot;101075&quot;,&quot;language&quot;:&quot;en&quot;,&quot;author&quot;:[{&quot;given&quot;:&quot;Antti&quot;,&quot;family&quot;:&quot;Surma-aho&quot;},{&quot;given&quot;:&quot;Katja&quot;,&quot;family&quot;:&quot;Hölttä-Otto&quot;}],&quot;ISSN&quot;:&quot;0142694X&quot;},&quot;prefix&quot;:&quot;&quot;}]} RNDjhxmepnqpg"/>.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vbcyemfv&quot;,&quot;schema&quot;:&quot;https://github.com/citation-style-language/schema/raw/master/csl-citation.json&quot;,&quot;properties&quot;:{&quot;noteIndex&quot;:0,&quot;formattedCitation&quot;:&quot;[@rogoff_cultural_2003]&quot;},&quot;citationItems&quot;:[{&quot;uri&quot;:[&quot;http://zotero.org/users/1913249/items/MPJ5DJQJ&quot;],&quot;uris&quot;:[&quot;http://zotero.org/users/1913249/items/MPJ5DJQJ&quot;],&quot;id&quot;:3023,&quot;suffix&quot;:&quot;&quot;,&quot;itemData&quot;:{&quot;language&quot;:&quot;en&quot;,&quot;event-place&quot;:&quot;Oxford [UK] ;a New York&quot;,&quot;author&quot;:[{&quot;given&quot;:&quot;Barbara&quot;,&quot;family&quot;:&quot;Rogoff&quot;}],&quot;id&quot;:&quot;rogoff_cultural_2003&quot;,&quot;issued&quot;:{&quot;date-parts&quot;:[[&quot;2003&quot;]]},&quot;publisher&quot;:&quot;Oxford University Press&quot;,&quot;citation-key&quot;:&quot;rogoff_cultural_2003&quot;,&quot;call-number&quot;:&quot;HM686 .R64 2003&quot;,&quot;title&quot;:&quot;The cultural nature of human development&quot;,&quot;type&quot;:&quot;book&quot;,&quot;ISBN&quot;:&quot;978-0-19-513133-8&quot;,&quot;publisher-place&quot;:&quot;Oxford [UK] ;a New York&quot;,&quot;number-of-pages&quot;:&quot;434&quot;,&quot;source&quot;:&quot;Library of Congress ISBN&quot;},&quot;prefix&quot;:&quot;&quot;}]} RNDhjwivraguq"/>&lt;Do Zotero Refresh: [@rogoff_cultural_2003]&gt;<text:reference-mark-end text:name="ZOTERO_ITEM CSL_CITATION {&quot;citationID&quot;:&quot;vbcyemfv&quot;,&quot;schema&quot;:&quot;https://github.com/citation-style-language/schema/raw/master/csl-citation.json&quot;,&quot;properties&quot;:{&quot;noteIndex&quot;:0,&quot;formattedCitation&quot;:&quot;[@rogoff_cultural_2003]&quot;},&quot;citationItems&quot;:[{&quot;uri&quot;:[&quot;http://zotero.org/users/1913249/items/MPJ5DJQJ&quot;],&quot;uris&quot;:[&quot;http://zotero.org/users/1913249/items/MPJ5DJQJ&quot;],&quot;id&quot;:3023,&quot;suffix&quot;:&quot;&quot;,&quot;itemData&quot;:{&quot;language&quot;:&quot;en&quot;,&quot;event-place&quot;:&quot;Oxford [UK] ;a New York&quot;,&quot;author&quot;:[{&quot;given&quot;:&quot;Barbara&quot;,&quot;family&quot;:&quot;Rogoff&quot;}],&quot;id&quot;:&quot;rogoff_cultural_2003&quot;,&quot;issued&quot;:{&quot;date-parts&quot;:[[&quot;2003&quot;]]},&quot;publisher&quot;:&quot;Oxford University Press&quot;,&quot;citation-key&quot;:&quot;rogoff_cultural_2003&quot;,&quot;call-number&quot;:&quot;HM686 .R64 2003&quot;,&quot;title&quot;:&quot;The cultural nature of human development&quot;,&quot;type&quot;:&quot;book&quot;,&quot;ISBN&quot;:&quot;978-0-19-513133-8&quot;,&quot;publisher-place&quot;:&quot;Oxford [UK] ;a New York&quot;,&quot;number-of-pages&quot;:&quot;434&quot;,&quot;source&quot;:&quot;Library of Congress ISBN&quot;},&quot;prefix&quot;:&quot;&quot;}]} RNDhjwivraguq"/>.</text:p>
      <text:p text:style-name="Text_20_body">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viffpcru&quot;,&quot;schema&quot;:&quot;https://github.com/citation-style-language/schema/raw/master/csl-citation.json&quot;,&quot;properties&quot;:{&quot;noteIndex&quot;:0,&quot;formattedCitation&quot;:&quot;[@xambo_experience_2017; @fields_programmers_2015]&quot;},&quot;citationItems&quot;:[{&quot;uri&quot;:[&quot;http://zotero.org/users/1913249/items/Q7ZA96G5&quot;],&quot;uris&quot;:[&quot;http://zotero.org/users/1913249/items/Q7ZA96G5&quot;],&quot;id&quot;:10106,&quot;suffix&quot;:&quot;&quot;,&quot;itemData&quot;:{&quot;language&quot;:&quot;en&quot;,&quot;title&quot;:&quot;Experience and Ownership with a Tangible Computational Music Installation for Informal Learning&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page&quot;:&quot;351-360&quot;,&quot;citation-key&quot;:&quot;xambo_experience_2017&quot;,&quot;publisher-place&quot;:&quot;Yokohama Japan&quot;,&quot;source&quot;:&quot;DOI.org (Crossref)&quot;,&quot;event-place&quot;:&quot;Yokohama Japan&quot;,&quot;id&quot;:&quot;xambo_experience_2017&quot;,&quot;ISBN&quot;:&quot;978-1-4503-4676-4&quot;,&quot;publisher&quot;:&quot;ACM&quot;,&quot;URL&quot;:&quot;https://dl.acm.org/doi/10.1145/3024969.3024988&quot;,&quot;accessed&quot;:{&quot;date-parts&quot;:[[&quot;2025&quot;,2,14]]},&quot;container-title&quot;:&quot;Proceedings of the Eleventh International Conference on Tangible, Embedded, and Embodied Interaction&quot;,&quot;type&quot;:&quot;paper-conference&quot;,&quot;DOI&quot;:&quot;10.1145/3024969.3024988&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event-title&quot;:&quot;TEI '17: Eleventh International Conference on Tangible, Embedded, and Embodied Interaction&quot;,&quot;issued&quot;:{&quot;date-parts&quot;:[[&quot;2017&quot;,3,20]]}},&quot;prefix&quot;:&quot;&quot;},{&quot;uri&quot;:[&quot;http://zotero.org/users/1913249/items/EJAKW4QJ&quot;],&quot;uris&quot;:[&quot;http://zotero.org/users/1913249/items/EJAKW4QJ&quot;],&quot;id&quot;:95,&quot;suffix&quot;:&quot;&quot;,&quot;itemData&quot;:{&quot;container-title&quot;:&quot;Interactive Learning Environments&quot;,&quot;DOI&quot;:&quot;10.1080/10494820.2015.1065892&quot;,&quot;container-title-short&quot;:&quot;Interactive Learning Environments&quot;,&quot;id&quot;:&quot;fields_programmers_2015&quot;,&quot;volume&quot;:&quot;23&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itation-key&quot;:&quot;fields_programmers_2015&quot;,&quot;title&quot;:&quot;The programmers’ collective: fostering participatory culture by making music videos in a high school Scratch coding workshop&quot;,&quot;title-short&quot;:&quot;The programmers’ collective&quot;,&quot;type&quot;:&quot;article-journal&quot;,&quot;issued&quot;:{&quot;date-parts&quot;:[[&quot;2015&quot;,7,29]]},&quot;page&quot;:&quot;1-21&quot;,&quot;author&quot;:[{&quot;given&quot;:&quot;Deborah&quot;,&quot;family&quot;:&quot;Fields&quot;},{&quot;given&quot;:&quot;Veena&quot;,&quot;family&quot;:&quot;Vasudevan&quot;},{&quot;given&quot;:&quot;Yasmin&quot;,&quot;family&quot;:&quot;Kafai&quot;}],&quot;source&quot;:&quot;ResearchGate&quot;},&quot;prefix&quot;:&quot;&quot;}]} RNDsfkilgkneo"/>&lt;Do Zotero Refresh: [@xambo_experience_2017; @fields_programmers_2015]&gt;<text:reference-mark-end text:name="ZOTERO_ITEM CSL_CITATION {&quot;citationID&quot;:&quot;viffpcru&quot;,&quot;schema&quot;:&quot;https://github.com/citation-style-language/schema/raw/master/csl-citation.json&quot;,&quot;properties&quot;:{&quot;noteIndex&quot;:0,&quot;formattedCitation&quot;:&quot;[@xambo_experience_2017; @fields_programmers_2015]&quot;},&quot;citationItems&quot;:[{&quot;uri&quot;:[&quot;http://zotero.org/users/1913249/items/Q7ZA96G5&quot;],&quot;uris&quot;:[&quot;http://zotero.org/users/1913249/items/Q7ZA96G5&quot;],&quot;id&quot;:10106,&quot;suffix&quot;:&quot;&quot;,&quot;itemData&quot;:{&quot;language&quot;:&quot;en&quot;,&quot;title&quot;:&quot;Experience and Ownership with a Tangible Computational Music Installation for Informal Learning&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page&quot;:&quot;351-360&quot;,&quot;citation-key&quot;:&quot;xambo_experience_2017&quot;,&quot;publisher-place&quot;:&quot;Yokohama Japan&quot;,&quot;source&quot;:&quot;DOI.org (Crossref)&quot;,&quot;event-place&quot;:&quot;Yokohama Japan&quot;,&quot;id&quot;:&quot;xambo_experience_2017&quot;,&quot;ISBN&quot;:&quot;978-1-4503-4676-4&quot;,&quot;publisher&quot;:&quot;ACM&quot;,&quot;URL&quot;:&quot;https://dl.acm.org/doi/10.1145/3024969.3024988&quot;,&quot;accessed&quot;:{&quot;date-parts&quot;:[[&quot;2025&quot;,2,14]]},&quot;container-title&quot;:&quot;Proceedings of the Eleventh International Conference on Tangible, Embedded, and Embodied Interaction&quot;,&quot;type&quot;:&quot;paper-conference&quot;,&quot;DOI&quot;:&quot;10.1145/3024969.3024988&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event-title&quot;:&quot;TEI '17: Eleventh International Conference on Tangible, Embedded, and Embodied Interaction&quot;,&quot;issued&quot;:{&quot;date-parts&quot;:[[&quot;2017&quot;,3,20]]}},&quot;prefix&quot;:&quot;&quot;},{&quot;uri&quot;:[&quot;http://zotero.org/users/1913249/items/EJAKW4QJ&quot;],&quot;uris&quot;:[&quot;http://zotero.org/users/1913249/items/EJAKW4QJ&quot;],&quot;id&quot;:95,&quot;suffix&quot;:&quot;&quot;,&quot;itemData&quot;:{&quot;container-title&quot;:&quot;Interactive Learning Environments&quot;,&quot;DOI&quot;:&quot;10.1080/10494820.2015.1065892&quot;,&quot;container-title-short&quot;:&quot;Interactive Learning Environments&quot;,&quot;id&quot;:&quot;fields_programmers_2015&quot;,&quot;volume&quot;:&quot;23&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itation-key&quot;:&quot;fields_programmers_2015&quot;,&quot;title&quot;:&quot;The programmers’ collective: fostering participatory culture by making music videos in a high school Scratch coding workshop&quot;,&quot;title-short&quot;:&quot;The programmers’ collective&quot;,&quot;type&quot;:&quot;article-journal&quot;,&quot;issued&quot;:{&quot;date-parts&quot;:[[&quot;2015&quot;,7,29]]},&quot;page&quot;:&quot;1-21&quot;,&quot;author&quot;:[{&quot;given&quot;:&quot;Deborah&quot;,&quot;family&quot;:&quot;Fields&quot;},{&quot;given&quot;:&quot;Veena&quot;,&quot;family&quot;:&quot;Vasudevan&quot;},{&quot;given&quot;:&quot;Yasmin&quot;,&quot;family&quot;:&quot;Kafai&quot;}],&quot;source&quot;:&quot;ResearchGate&quot;},&quot;prefix&quot;:&quot;&quot;}]} RNDsfkilgkneo"/>. The results here help address a deficit of results in this area <text:reference-mark-start text:name="ZOTERO_ITEM CSL_CITATION {&quot;citationID&quot;:&quot;ajjhtgqo&quot;,&quot;schema&quot;:&quot;https://github.com/citation-style-language/schema/raw/master/csl-citation.json&quot;,&quot;properties&quot;:{&quot;noteIndex&quot;:0,&quot;formattedCitation&quot;:&quot;[@silva_computer-supported_2020]&quot;},&quot;citationItems&quot;:[{&quot;uri&quot;:[&quot;http://zotero.org/users/1913249/items/GNUKNHGX&quot;],&quot;uris&quot;:[&quot;http://zotero.org/users/1913249/items/GNUKNHGX&quot;],&quot;id&quot;:10099,&quot;suffix&quot;:&quot;&quot;,&quot;itemData&quot;:{&quot;container-title&quot;:&quot;2020 IEEE Global Engineering Education Conference (EDUCON)&quot;,&quot;DOI&quot;:&quot;10.1109/EDUCON45650.2020.9125237&quot;,&quot;author&quot;:[{&quot;given&quot;:&quot;Leonardo&quot;,&quot;family&quot;:&quot;Silva&quot;},{&quot;given&quot;:&quot;António José&quot;,&quot;family&quot;:&quot;Mendes&quot;},{&quot;given&quot;:&quot;Anabela&quot;,&quot;family&quot;:&quot;Gomes&quot;}],&quot;id&quot;:&quot;silva_computer-supported_2020&quot;,&quot;URL&quot;:&quot;https://ieeexplore.ieee.org/document/9125237/?arnumber=912523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source&quot;:&quot;IEEE Xplore&quot;,&quot;title-short&quot;:&quot;Computer-supported Collaborative Learning in Programming Education&quot;,&quot;citation-key&quot;:&quot;silva_computer-supported_2020&quot;,&quot;accessed&quot;:{&quot;date-parts&quot;:[[&quot;2025&quot;,2,14]]},&quot;title&quot;:&quot;Computer-supported Collaborative Learning in Programming Education: A Systematic Literature Review&quot;,&quot;type&quot;:&quot;paper-conference&quot;,&quot;page&quot;:&quot;1086-1095&quot;,&quot;issued&quot;:{&quot;date-parts&quot;:[[&quot;2020&quot;,4]]},&quot;event-title&quot;:&quot;2020 IEEE Global Engineering Education Conference (EDUCON)&quot;,&quot;ISSN&quot;:&quot;2165-9567&quot;},&quot;prefix&quot;:&quot;&quot;}]} RNDxrvsiqanvq"/>&lt;Do Zotero Refresh: [@silva_computer-supported_2020]&gt;<text:reference-mark-end text:name="ZOTERO_ITEM CSL_CITATION {&quot;citationID&quot;:&quot;ajjhtgqo&quot;,&quot;schema&quot;:&quot;https://github.com/citation-style-language/schema/raw/master/csl-citation.json&quot;,&quot;properties&quot;:{&quot;noteIndex&quot;:0,&quot;formattedCitation&quot;:&quot;[@silva_computer-supported_2020]&quot;},&quot;citationItems&quot;:[{&quot;uri&quot;:[&quot;http://zotero.org/users/1913249/items/GNUKNHGX&quot;],&quot;uris&quot;:[&quot;http://zotero.org/users/1913249/items/GNUKNHGX&quot;],&quot;id&quot;:10099,&quot;suffix&quot;:&quot;&quot;,&quot;itemData&quot;:{&quot;container-title&quot;:&quot;2020 IEEE Global Engineering Education Conference (EDUCON)&quot;,&quot;DOI&quot;:&quot;10.1109/EDUCON45650.2020.9125237&quot;,&quot;author&quot;:[{&quot;given&quot;:&quot;Leonardo&quot;,&quot;family&quot;:&quot;Silva&quot;},{&quot;given&quot;:&quot;António José&quot;,&quot;family&quot;:&quot;Mendes&quot;},{&quot;given&quot;:&quot;Anabela&quot;,&quot;family&quot;:&quot;Gomes&quot;}],&quot;id&quot;:&quot;silva_computer-supported_2020&quot;,&quot;URL&quot;:&quot;https://ieeexplore.ieee.org/document/9125237/?arnumber=912523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source&quot;:&quot;IEEE Xplore&quot;,&quot;title-short&quot;:&quot;Computer-supported Collaborative Learning in Programming Education&quot;,&quot;citation-key&quot;:&quot;silva_computer-supported_2020&quot;,&quot;accessed&quot;:{&quot;date-parts&quot;:[[&quot;2025&quot;,2,14]]},&quot;title&quot;:&quot;Computer-supported Collaborative Learning in Programming Education: A Systematic Literature Review&quot;,&quot;type&quot;:&quot;paper-conference&quot;,&quot;page&quot;:&quot;1086-1095&quot;,&quot;issued&quot;:{&quot;date-parts&quot;:[[&quot;2020&quot;,4]]},&quot;event-title&quot;:&quot;2020 IEEE Global Engineering Education Conference (EDUCON)&quot;,&quot;ISSN&quot;:&quot;2165-9567&quot;},&quot;prefix&quot;:&quot;&quot;}]} RNDxrvsiqanvq"/>.</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qnkjsurd&quot;,&quot;schema&quot;:&quot;https://github.com/citation-style-language/schema/raw/master/csl-citation.json&quot;,&quot;properties&quot;:{&quot;noteIndex&quot;:0,&quot;formattedCitation&quot;:&quot;[@ito_hanging_2010; @livingstone_digital_2018]&quot;},&quot;citationItems&quot;:[{&quot;uri&quot;:[&quot;http://zotero.org/users/1913249/items/URKI7FTD&quot;],&quot;uris&quot;:[&quot;http://zotero.org/users/1913249/items/URKI7FTD&quot;],&quot;id&quot;:1939,&quot;suffix&quot;:&quot;&quot;,&quot;itemData&quot;:{&quot;language&quot;:&quot;eng&quot;,&quot;event-place&quot;:&quot;Cambridge, Mass.&quot;,&quot;type&quot;:&quot;book&quot;,&quot;id&quot;:&quot;ito_hanging_2010&quot;,&quot;title-short&quot;:&quot;Hanging out, messing around, and geeking out&quot;,&quot;issued&quot;:{&quot;date-parts&quot;:[[&quot;2010&quot;]]},&quot;publisher&quot;:&quot;MIT Press&quot;,&quot;title&quot;:&quot;Hanging out, messing around, and geeking out: kids living and learning with new media&quot;,&quot;citation-key&quot;:&quot;ito_hanging_2010&quot;,&quot;publisher-place&quot;:&quot;Cambridge, Ma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number-of-pages&quot;:&quot;419&quot;,&quot;note&quot;:&quot;OCLC: 699713878&quot;,&quot;source&quot;:&quot;Gemeinsamer Bibliotheksverbund ISBN&quot;},&quot;prefix&quot;:&quot;&quot;},{&quot;uri&quot;:[&quot;http://zotero.org/users/1913249/items/TGJKKB2I&quot;],&quot;uris&quot;:[&quot;http://zotero.org/users/1913249/items/TGJKKB2I&quot;],&quot;id&quot;:3031,&quot;suffix&quot;:&quot;&quot;,&quot;itemData&quot;:{&quot;citation-key&quot;:&quot;livingstone_digital_2018&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type&quot;:&quot;article-journal&quot;},&quot;prefix&quot;:&quot;&quot;}]} RNDabreqsoaah"/>&lt;Do Zotero Refresh: [@ito_hanging_2010; @livingstone_digital_2018]&gt;<text:reference-mark-end text:name="ZOTERO_ITEM CSL_CITATION {&quot;citationID&quot;:&quot;qnkjsurd&quot;,&quot;schema&quot;:&quot;https://github.com/citation-style-language/schema/raw/master/csl-citation.json&quot;,&quot;properties&quot;:{&quot;noteIndex&quot;:0,&quot;formattedCitation&quot;:&quot;[@ito_hanging_2010; @livingstone_digital_2018]&quot;},&quot;citationItems&quot;:[{&quot;uri&quot;:[&quot;http://zotero.org/users/1913249/items/URKI7FTD&quot;],&quot;uris&quot;:[&quot;http://zotero.org/users/1913249/items/URKI7FTD&quot;],&quot;id&quot;:1939,&quot;suffix&quot;:&quot;&quot;,&quot;itemData&quot;:{&quot;language&quot;:&quot;eng&quot;,&quot;event-place&quot;:&quot;Cambridge, Mass.&quot;,&quot;type&quot;:&quot;book&quot;,&quot;id&quot;:&quot;ito_hanging_2010&quot;,&quot;title-short&quot;:&quot;Hanging out, messing around, and geeking out&quot;,&quot;issued&quot;:{&quot;date-parts&quot;:[[&quot;2010&quot;]]},&quot;publisher&quot;:&quot;MIT Press&quot;,&quot;title&quot;:&quot;Hanging out, messing around, and geeking out: kids living and learning with new media&quot;,&quot;citation-key&quot;:&quot;ito_hanging_2010&quot;,&quot;publisher-place&quot;:&quot;Cambridge, Ma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number-of-pages&quot;:&quot;419&quot;,&quot;note&quot;:&quot;OCLC: 699713878&quot;,&quot;source&quot;:&quot;Gemeinsamer Bibliotheksverbund ISBN&quot;},&quot;prefix&quot;:&quot;&quot;},{&quot;uri&quot;:[&quot;http://zotero.org/users/1913249/items/TGJKKB2I&quot;],&quot;uris&quot;:[&quot;http://zotero.org/users/1913249/items/TGJKKB2I&quot;],&quot;id&quot;:3031,&quot;suffix&quot;:&quot;&quot;,&quot;itemData&quot;:{&quot;citation-key&quot;:&quot;livingstone_digital_2018&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type&quot;:&quot;article-journal&quot;},&quot;prefix&quot;:&quot;&quot;}]} RNDabreqsoaah"/>, particularly retro gaming <text:reference-mark-start text:name="ZOTERO_ITEM CSL_CITATION {&quot;citationID&quot;:&quot;grweirwq&quot;,&quot;schema&quot;:&quot;https://github.com/citation-style-language/schema/raw/master/csl-citation.json&quot;,&quot;properties&quot;:{&quot;noteIndex&quot;:0,&quot;formattedCitation&quot;:&quot;[@heineman2014public]&quot;},&quot;citationItems&quot;:[{&quot;uri&quot;:[&quot;http://zotero.org/users/1913249/items/XEE4UU7T&quot;],&quot;uris&quot;:[&quot;http://zotero.org/users/1913249/items/XEE4UU7T&quot;],&quot;id&quot;:9601,&quot;suffix&quot;:&quot;&quot;,&quot;itemData&quot;:{&quot;container-title&quot;:&quot;Journal of Games Criticism&quot;,&quot;title&quot;:&quot;Public memory and gamer identity: Retrogaming as nostalgia&quot;,&quot;author&quot;:[{&quot;given&quot;:&quot;David S&quot;,&quot;family&quot;:&quot;Heineman&quot;}],&quot;id&quot;:&quot;heineman2014public&quot;,&quot;volume&quot;:&quot;1&quot;,&quot;issued&quot;:{&quot;date-parts&quot;:[[&quot;2014&quot;]]},&quot;citation-key&quot;:&quot;heineman2014public&quot;,&quot;type&quot;:&quot;article-journal&quot;,&quot;page&quot;:&quot;1–24&quot;,&quot;issue&quot;:&quot;1&quot;},&quot;prefix&quot;:&quot;&quot;}]} RNDixeenvrxek"/>&lt;Do Zotero Refresh: [@heineman2014public]&gt;<text:reference-mark-end text:name="ZOTERO_ITEM CSL_CITATION {&quot;citationID&quot;:&quot;grweirwq&quot;,&quot;schema&quot;:&quot;https://github.com/citation-style-language/schema/raw/master/csl-citation.json&quot;,&quot;properties&quot;:{&quot;noteIndex&quot;:0,&quot;formattedCitation&quot;:&quot;[@heineman2014public]&quot;},&quot;citationItems&quot;:[{&quot;uri&quot;:[&quot;http://zotero.org/users/1913249/items/XEE4UU7T&quot;],&quot;uris&quot;:[&quot;http://zotero.org/users/1913249/items/XEE4UU7T&quot;],&quot;id&quot;:9601,&quot;suffix&quot;:&quot;&quot;,&quot;itemData&quot;:{&quot;container-title&quot;:&quot;Journal of Games Criticism&quot;,&quot;title&quot;:&quot;Public memory and gamer identity: Retrogaming as nostalgia&quot;,&quot;author&quot;:[{&quot;given&quot;:&quot;David S&quot;,&quot;family&quot;:&quot;Heineman&quot;}],&quot;id&quot;:&quot;heineman2014public&quot;,&quot;volume&quot;:&quot;1&quot;,&quot;issued&quot;:{&quot;date-parts&quot;:[[&quot;2014&quot;]]},&quot;citation-key&quot;:&quot;heineman2014public&quot;,&quot;type&quot;:&quot;article-journal&quot;,&quot;page&quot;:&quot;1–24&quot;,&quot;issue&quot;:&quot;1&quot;},&quot;prefix&quot;:&quot;&quot;}]} RNDixeenvrxek"/>. As such, the process of facilitating ways to surface and work with such tacit knowledge aligns with Moll’s concept of funds of knowledge, and, potentially, funds of identity <text:reference-mark-start text:name="ZOTERO_ITEM CSL_CITATION {&quot;citationID&quot;:&quot;swotygyo&quot;,&quot;schema&quot;:&quot;https://github.com/citation-style-language/schema/raw/master/csl-citation.json&quot;,&quot;properties&quot;:{&quot;noteIndex&quot;:0,&quot;formattedCitation&quot;:&quot;[@fasso_identity_2020; @esteban-guitart_funds_2014]&quot;},&quot;citationItems&quot;:[{&quot;uri&quot;:[&quot;http://zotero.org/users/1913249/items/TE355DNG&quot;],&quot;uris&quot;:[&quot;http://zotero.org/users/1913249/items/TE355DNG&quot;],&quot;id&quot;:9989,&quot;suffix&quot;:&quot;&quot;,&quot;itemData&quot;:{&quot;language&quot;:&quot;en&quot;,&quot;title&quot;:&quot;Identity development in school makerspaces: intentional design&quot;,&quot;author&quot;:[{&quot;given&quot;:&quot;Wendy&quot;,&quot;family&quot;:&quot;Fasso&quot;},{&quot;given&quot;:&quot;Bruce Allen&quot;,&quot;family&quot;:&quot;Knight&quot;}],&quot;title-short&quot;:&quot;Identity development in school makerspaces&quot;,&quot;volume&quot;:&quot;30&quot;,&quot;page&quot;:&quot;275-294&quot;,&quot;citation-key&quot;:&quot;fasso_identity_2020&quot;,&quot;ISSN&quot;:&quot;0957-7572, 1573-1804&quot;,&quot;DOI&quot;:&quot;10.1007/s10798-019-09501-z&quot;,&quot;id&quot;:&quot;fasso_identity_2020&quot;,&quot;issued&quot;:{&quot;date-parts&quot;:[[&quot;2020&quot;,4]]},&quot;issue&quot;:&quot;2&quot;,&quot;accessed&quot;:{&quot;date-parts&quot;:[[&quot;2025&quot;,1,6]]},&quot;type&quot;:&quot;article-journal&quot;,&quot;URL&quot;:&quot;http://link.springer.com/10.1007/s10798-019-09501-z&quot;,&quot;container-title&quot;:&quot;International Journal of Technology and Design Education&quot;,&quot;container-title-short&quot;:&quot;Int J Technol Des Educ&quot;,&quot;source&quot;:&quot;DOI.org (Crossref)&quot;},&quot;prefix&quot;:&quot;&quot;},{&quot;uri&quot;:[&quot;http://zotero.org/users/1913249/items/CQ99KQEY&quot;],&quot;uris&quot;:[&quot;http://zotero.org/users/1913249/items/CQ99KQEY&quot;],&quot;id&quot;:9493,&quot;suffix&quot;:&quot;&quot;,&quot;itemData&quot;:{&quot;language&quot;:&quot;en&quot;,&quot;title&quot;:&quot;Funds of Identity: A new concept based on the Funds of Knowledge approach&quot;,&quot;author&quot;:[{&quot;given&quot;:&quot;Moisès&quot;,&quot;family&quot;:&quot;Esteban-Guitart&quot;},{&quot;given&quot;:&quot;Luis C&quot;,&quot;family&quot;:&quot;Moll&quot;}],&quot;title-short&quot;:&quot;Funds of Identity&quot;,&quot;volume&quot;:&quot;20&quot;,&quot;page&quot;:&quot;31-48&quot;,&quot;citation-key&quot;:&quot;esteban-guitart_funds_2014&quot;,&quot;ISSN&quot;:&quot;1354-067X&quot;,&quot;DOI&quot;:&quot;10.1177/1354067X13515934&quot;,&quot;id&quot;:&quot;esteban-guitart_funds_2014&quot;,&quot;issued&quot;:{&quot;date-parts&quot;:[[&quot;2014&quot;,3,1]]},&quot;publisher&quot;:&quot;SAGE Publications Ltd&quot;,&quot;issue&quot;:&quot;1&quot;,&quot;accessed&quot;:{&quot;date-parts&quot;:[[&quot;2024&quot;,6,5]]},&quot;type&quot;:&quot;article-journal&quot;,&quot;URL&quot;:&quot;https://doi.org/10.1177/1354067X13515934&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prefix&quot;:&quot;&quot;}]} RNDymoyuvprzy"/>&lt;Do Zotero Refresh: [@fasso_identity_2020; @esteban-guitart_funds_2014]&gt;<text:reference-mark-end text:name="ZOTERO_ITEM CSL_CITATION {&quot;citationID&quot;:&quot;swotygyo&quot;,&quot;schema&quot;:&quot;https://github.com/citation-style-language/schema/raw/master/csl-citation.json&quot;,&quot;properties&quot;:{&quot;noteIndex&quot;:0,&quot;formattedCitation&quot;:&quot;[@fasso_identity_2020; @esteban-guitart_funds_2014]&quot;},&quot;citationItems&quot;:[{&quot;uri&quot;:[&quot;http://zotero.org/users/1913249/items/TE355DNG&quot;],&quot;uris&quot;:[&quot;http://zotero.org/users/1913249/items/TE355DNG&quot;],&quot;id&quot;:9989,&quot;suffix&quot;:&quot;&quot;,&quot;itemData&quot;:{&quot;language&quot;:&quot;en&quot;,&quot;title&quot;:&quot;Identity development in school makerspaces: intentional design&quot;,&quot;author&quot;:[{&quot;given&quot;:&quot;Wendy&quot;,&quot;family&quot;:&quot;Fasso&quot;},{&quot;given&quot;:&quot;Bruce Allen&quot;,&quot;family&quot;:&quot;Knight&quot;}],&quot;title-short&quot;:&quot;Identity development in school makerspaces&quot;,&quot;volume&quot;:&quot;30&quot;,&quot;page&quot;:&quot;275-294&quot;,&quot;citation-key&quot;:&quot;fasso_identity_2020&quot;,&quot;ISSN&quot;:&quot;0957-7572, 1573-1804&quot;,&quot;DOI&quot;:&quot;10.1007/s10798-019-09501-z&quot;,&quot;id&quot;:&quot;fasso_identity_2020&quot;,&quot;issued&quot;:{&quot;date-parts&quot;:[[&quot;2020&quot;,4]]},&quot;issue&quot;:&quot;2&quot;,&quot;accessed&quot;:{&quot;date-parts&quot;:[[&quot;2025&quot;,1,6]]},&quot;type&quot;:&quot;article-journal&quot;,&quot;URL&quot;:&quot;http://link.springer.com/10.1007/s10798-019-09501-z&quot;,&quot;container-title&quot;:&quot;International Journal of Technology and Design Education&quot;,&quot;container-title-short&quot;:&quot;Int J Technol Des Educ&quot;,&quot;source&quot;:&quot;DOI.org (Crossref)&quot;},&quot;prefix&quot;:&quot;&quot;},{&quot;uri&quot;:[&quot;http://zotero.org/users/1913249/items/CQ99KQEY&quot;],&quot;uris&quot;:[&quot;http://zotero.org/users/1913249/items/CQ99KQEY&quot;],&quot;id&quot;:9493,&quot;suffix&quot;:&quot;&quot;,&quot;itemData&quot;:{&quot;language&quot;:&quot;en&quot;,&quot;title&quot;:&quot;Funds of Identity: A new concept based on the Funds of Knowledge approach&quot;,&quot;author&quot;:[{&quot;given&quot;:&quot;Moisès&quot;,&quot;family&quot;:&quot;Esteban-Guitart&quot;},{&quot;given&quot;:&quot;Luis C&quot;,&quot;family&quot;:&quot;Moll&quot;}],&quot;title-short&quot;:&quot;Funds of Identity&quot;,&quot;volume&quot;:&quot;20&quot;,&quot;page&quot;:&quot;31-48&quot;,&quot;citation-key&quot;:&quot;esteban-guitart_funds_2014&quot;,&quot;ISSN&quot;:&quot;1354-067X&quot;,&quot;DOI&quot;:&quot;10.1177/1354067X13515934&quot;,&quot;id&quot;:&quot;esteban-guitart_funds_2014&quot;,&quot;issued&quot;:{&quot;date-parts&quot;:[[&quot;2014&quot;,3,1]]},&quot;publisher&quot;:&quot;SAGE Publications Ltd&quot;,&quot;issue&quot;:&quot;1&quot;,&quot;accessed&quot;:{&quot;date-parts&quot;:[[&quot;2024&quot;,6,5]]},&quot;type&quot;:&quot;article-journal&quot;,&quot;URL&quot;:&quot;https://doi.org/10.1177/1354067X13515934&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prefix&quot;:&quot;&quot;}]} RNDymoyuvprzy"/>. 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iwpqtuug&quot;,&quot;schema&quot;:&quot;https://github.com/citation-style-language/schema/raw/master/csl-citation.json&quot;,&quot;properties&quot;:{&quot;noteIndex&quot;:0,&quot;formattedCitation&quot;:&quot;[@barron_conceptualizing_2010; @barron_interest_2006-1]&quot;},&quot;citationItems&quot;:[{&quot;uri&quot;:[&quot;http://zotero.org/users/1913249/items/U9C3NVKC&quot;],&quot;uris&quot;:[&quot;http://zotero.org/users/1913249/items/U9C3NVKC&quot;],&quot;id&quot;:9991,&quot;suffix&quot;:&quot;&quot;,&quot;itemData&quot;:{&quot;language&quot;:&quot;en&quot;,&quot;title&quot;:&quot;Conceptualizing and Tracing Learning Pathways over Time and Setting&quot;,&quot;author&quot;:[{&quot;given&quot;:&quot;Brigid&quot;,&quot;family&quot;:&quot;Barron&quot;}],&quot;volume&quot;:&quot;112&quot;,&quot;page&quot;:&quot;113-127&quot;,&quot;citation-key&quot;:&quot;barron_conceptualizing_2010&quot;,&quot;ISSN&quot;:&quot;0161-4681, 1467-9620&quot;,&quot;DOI&quot;:&quot;10.1177/016146811011201308&quot;,&quot;id&quot;:&quot;barron_conceptualizing_2010&quot;,&quot;issued&quot;:{&quot;date-parts&quot;:[[&quot;2010&quot;,12]]},&quot;URL&quot;:&quot;https://journals.sagepub.com/doi/10.1177/016146811011201308&quot;,&quot;issue&quot;:&quot;13&quot;,&quot;accessed&quot;:{&quot;date-parts&quot;:[[&quot;2025&quot;,1,6]]},&quot;container-title&quot;:&quot;Teachers College Record: The Voice of Scholarship in Education&quot;,&quot;type&quot;:&quot;article-journal&quot;,&quot;container-title-short&quot;:&quot;Teachers College Record: The Voice of Scholarship in Educati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source&quot;:&quot;DOI.org (Crossref)&quot;,&quot;license&quot;:&quot;https://journals.sagepub.com/page/policies/text-and-data-mining-license&quot;},&quot;prefix&quot;:&quot;&quot;},{&quot;uri&quot;:[&quot;http://zotero.org/users/1913249/items/S35EACT5&quot;],&quot;uris&quot;:[&quot;http://zotero.org/users/1913249/items/S35EACT5&quot;],&quot;id&quot;:9993,&quot;suffix&quot;:&quot;&quot;,&quot;itemData&quot;:{&quot;language&quot;:&quot;en&quot;,&quot;title&quot;:&quot;Interest and Self-Sustained Learning as Catalysts of Development: A Learning Ecology Perspective&quot;,&quot;author&quot;:[{&quot;given&quot;:&quot;Brigid&quot;,&quot;family&quot;:&quot;Barron&quot;}],&quot;title-short&quot;:&quot;Interest and Self-Sustained Learning as Catalysts of Development&quot;,&quot;volume&quot;:&quot;49&quot;,&quot;page&quot;:&quot;193-224&quot;,&quot;citation-key&quot;:&quot;barron_interest_2006-1&quot;,&quot;ISSN&quot;:&quot;0018-716X, 1423-0054&quot;,&quot;DOI&quot;:&quot;10.1159/000094368&quot;,&quot;id&quot;:&quot;barron_interest_2006-1&quot;,&quot;issued&quot;:{&quot;date-parts&quot;:[[&quot;2006&quot;]]},&quot;URL&quot;:&quot;https://karger.com/HDE/article/doi/10.1159/000094368&quot;,&quot;issue&quot;:&quot;4&quot;,&quot;accessed&quot;:{&quot;date-parts&quot;:[[&quot;2025&quot;,1,6]]},&quot;container-title&quot;:&quot;Human Development&quot;,&quot;type&quot;:&quot;article-journal&quot;,&quot;container-title-short&quot;:&quot;Human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source&quot;:&quot;DOI.org (Crossref)&quot;,&quot;license&quot;:&quot;https://www.karger.com/Services/SiteLicenses&quot;},&quot;prefix&quot;:&quot;&quot;}]} RNDpmeuwwrkpp"/>&lt;Do Zotero Refresh: [@barron_conceptualizing_2010; @barron_interest_2006-1]&gt;<text:reference-mark-end text:name="ZOTERO_ITEM CSL_CITATION {&quot;citationID&quot;:&quot;iwpqtuug&quot;,&quot;schema&quot;:&quot;https://github.com/citation-style-language/schema/raw/master/csl-citation.json&quot;,&quot;properties&quot;:{&quot;noteIndex&quot;:0,&quot;formattedCitation&quot;:&quot;[@barron_conceptualizing_2010; @barron_interest_2006-1]&quot;},&quot;citationItems&quot;:[{&quot;uri&quot;:[&quot;http://zotero.org/users/1913249/items/U9C3NVKC&quot;],&quot;uris&quot;:[&quot;http://zotero.org/users/1913249/items/U9C3NVKC&quot;],&quot;id&quot;:9991,&quot;suffix&quot;:&quot;&quot;,&quot;itemData&quot;:{&quot;language&quot;:&quot;en&quot;,&quot;title&quot;:&quot;Conceptualizing and Tracing Learning Pathways over Time and Setting&quot;,&quot;author&quot;:[{&quot;given&quot;:&quot;Brigid&quot;,&quot;family&quot;:&quot;Barron&quot;}],&quot;volume&quot;:&quot;112&quot;,&quot;page&quot;:&quot;113-127&quot;,&quot;citation-key&quot;:&quot;barron_conceptualizing_2010&quot;,&quot;ISSN&quot;:&quot;0161-4681, 1467-9620&quot;,&quot;DOI&quot;:&quot;10.1177/016146811011201308&quot;,&quot;id&quot;:&quot;barron_conceptualizing_2010&quot;,&quot;issued&quot;:{&quot;date-parts&quot;:[[&quot;2010&quot;,12]]},&quot;URL&quot;:&quot;https://journals.sagepub.com/doi/10.1177/016146811011201308&quot;,&quot;issue&quot;:&quot;13&quot;,&quot;accessed&quot;:{&quot;date-parts&quot;:[[&quot;2025&quot;,1,6]]},&quot;container-title&quot;:&quot;Teachers College Record: The Voice of Scholarship in Education&quot;,&quot;type&quot;:&quot;article-journal&quot;,&quot;container-title-short&quot;:&quot;Teachers College Record: The Voice of Scholarship in Educati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source&quot;:&quot;DOI.org (Crossref)&quot;,&quot;license&quot;:&quot;https://journals.sagepub.com/page/policies/text-and-data-mining-license&quot;},&quot;prefix&quot;:&quot;&quot;},{&quot;uri&quot;:[&quot;http://zotero.org/users/1913249/items/S35EACT5&quot;],&quot;uris&quot;:[&quot;http://zotero.org/users/1913249/items/S35EACT5&quot;],&quot;id&quot;:9993,&quot;suffix&quot;:&quot;&quot;,&quot;itemData&quot;:{&quot;language&quot;:&quot;en&quot;,&quot;title&quot;:&quot;Interest and Self-Sustained Learning as Catalysts of Development: A Learning Ecology Perspective&quot;,&quot;author&quot;:[{&quot;given&quot;:&quot;Brigid&quot;,&quot;family&quot;:&quot;Barron&quot;}],&quot;title-short&quot;:&quot;Interest and Self-Sustained Learning as Catalysts of Development&quot;,&quot;volume&quot;:&quot;49&quot;,&quot;page&quot;:&quot;193-224&quot;,&quot;citation-key&quot;:&quot;barron_interest_2006-1&quot;,&quot;ISSN&quot;:&quot;0018-716X, 1423-0054&quot;,&quot;DOI&quot;:&quot;10.1159/000094368&quot;,&quot;id&quot;:&quot;barron_interest_2006-1&quot;,&quot;issued&quot;:{&quot;date-parts&quot;:[[&quot;2006&quot;]]},&quot;URL&quot;:&quot;https://karger.com/HDE/article/doi/10.1159/000094368&quot;,&quot;issue&quot;:&quot;4&quot;,&quot;accessed&quot;:{&quot;date-parts&quot;:[[&quot;2025&quot;,1,6]]},&quot;container-title&quot;:&quot;Human Development&quot;,&quot;type&quot;:&quot;article-journal&quot;,&quot;container-title-short&quot;:&quot;Human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source&quot;:&quot;DOI.org (Crossref)&quot;,&quot;license&quot;:&quot;https://www.karger.com/Services/SiteLicenses&quot;},&quot;prefix&quot;:&quot;&quot;}]} RNDpmeuwwrkpp"/> and similar work by Gutiérrez on third spaces <text:reference-mark-start text:name="ZOTERO_ITEM CSL_CITATION {&quot;citationID&quot;:&quot;qodpasnv&quot;,&quot;schema&quot;:&quot;https://github.com/citation-style-language/schema/raw/master/csl-citation.json&quot;,&quot;properties&quot;:{&quot;noteIndex&quot;:0,&quot;formattedCitation&quot;:&quot;[@gutierrez_developing_2008]&quot;},&quot;citationItems&quot;:[{&quot;uri&quot;:[&quot;http://zotero.org/users/1913249/items/DAPR6ZQ4&quot;],&quot;uris&quot;:[&quot;http://zotero.org/users/1913249/items/DAPR6ZQ4&quot;],&quot;id&quot;:79,&quot;suffix&quot;:&quot;&quot;,&quot;itemData&quot;:{&quot;language&quot;:&quot;en&quot;,&quot;title&quot;:&quot;Developing a Sociocritical Literacy in the Third Space&quot;,&quot;author&quot;:[{&quot;given&quot;:&quot;Kris D.&quot;,&quot;family&quot;:&quot;Gutiérrez&quot;}],&quot;volume&quot;:&quot;43&quot;,&quot;page&quot;:&quot;148-164&quot;,&quot;citation-key&quot;:&quot;gutierrez_developing_2008&quot;,&quot;ISSN&quot;:&quot;1936-2722&quot;,&quot;URL&quot;:&quot;https://ila.onlinelibrary.wiley.com/doi/abs/10.1598/RRQ.43.2.3&quot;,&quot;id&quot;:&quot;gutierrez_developing_2008&quot;,&quot;issued&quot;:{&quot;date-parts&quot;:[[&quot;2008&quot;]]},&quot;issue&quot;:&quot;2&quot;,&quot;accessed&quot;:{&quot;date-parts&quot;:[[&quot;2021&quot;,3,18]]},&quot;type&quot;:&quot;article-journal&quot;,&quot;container-title&quot;:&quot;Reading Research Quarterly&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refix&quot;:&quot;&quot;}]} RNDncmnbvkqld"/>&lt;Do Zotero Refresh: [@gutierrez_developing_2008]&gt;<text:reference-mark-end text:name="ZOTERO_ITEM CSL_CITATION {&quot;citationID&quot;:&quot;qodpasnv&quot;,&quot;schema&quot;:&quot;https://github.com/citation-style-language/schema/raw/master/csl-citation.json&quot;,&quot;properties&quot;:{&quot;noteIndex&quot;:0,&quot;formattedCitation&quot;:&quot;[@gutierrez_developing_2008]&quot;},&quot;citationItems&quot;:[{&quot;uri&quot;:[&quot;http://zotero.org/users/1913249/items/DAPR6ZQ4&quot;],&quot;uris&quot;:[&quot;http://zotero.org/users/1913249/items/DAPR6ZQ4&quot;],&quot;id&quot;:79,&quot;suffix&quot;:&quot;&quot;,&quot;itemData&quot;:{&quot;language&quot;:&quot;en&quot;,&quot;title&quot;:&quot;Developing a Sociocritical Literacy in the Third Space&quot;,&quot;author&quot;:[{&quot;given&quot;:&quot;Kris D.&quot;,&quot;family&quot;:&quot;Gutiérrez&quot;}],&quot;volume&quot;:&quot;43&quot;,&quot;page&quot;:&quot;148-164&quot;,&quot;citation-key&quot;:&quot;gutierrez_developing_2008&quot;,&quot;ISSN&quot;:&quot;1936-2722&quot;,&quot;URL&quot;:&quot;https://ila.onlinelibrary.wiley.com/doi/abs/10.1598/RRQ.43.2.3&quot;,&quot;id&quot;:&quot;gutierrez_developing_2008&quot;,&quot;issued&quot;:{&quot;date-parts&quot;:[[&quot;2008&quot;]]},&quot;issue&quot;:&quot;2&quot;,&quot;accessed&quot;:{&quot;date-parts&quot;:[[&quot;2021&quot;,3,18]]},&quot;type&quot;:&quot;article-journal&quot;,&quot;container-title&quot;:&quot;Reading Research Quarterly&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refix&quot;:&quot;&quot;}]} RNDncmnbvkqld"/>. Existing research outlines the motivations for social making incorporating gaming cultural elements <text:reference-mark-start text:name="ZOTERO_ITEM CSL_CITATION {&quot;citationID&quot;:&quot;kgkasovp&quot;,&quot;schema&quot;:&quot;https://github.com/citation-style-language/schema/raw/master/csl-citation.json&quot;,&quot;properties&quot;:{&quot;noteIndex&quot;:0,&quot;formattedCitation&quot;:&quot;[@ito_hanging_2010; @gee_what_2003]&quot;},&quot;citationItems&quot;:[{&quot;uri&quot;:[&quot;http://zotero.org/users/1913249/items/URKI7FTD&quot;],&quot;uris&quot;:[&quot;http://zotero.org/users/1913249/items/URKI7FTD&quot;],&quot;id&quot;:1939,&quot;suffix&quot;:&quot;&quot;,&quot;itemData&quot;:{&quot;language&quot;:&quot;eng&quot;,&quot;event-place&quot;:&quot;Cambridge, Mass.&quot;,&quot;type&quot;:&quot;book&quot;,&quot;id&quot;:&quot;ito_hanging_2010&quot;,&quot;title-short&quot;:&quot;Hanging out, messing around, and geeking out&quot;,&quot;issued&quot;:{&quot;date-parts&quot;:[[&quot;2010&quot;]]},&quot;publisher&quot;:&quot;MIT Press&quot;,&quot;title&quot;:&quot;Hanging out, messing around, and geeking out: kids living and learning with new media&quot;,&quot;citation-key&quot;:&quot;ito_hanging_2010&quot;,&quot;publisher-place&quot;:&quot;Cambridge, Ma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number-of-pages&quot;:&quot;419&quot;,&quot;note&quot;:&quot;OCLC: 699713878&quot;,&quot;source&quot;:&quot;Gemeinsamer Bibliotheksverbund ISBN&quot;},&quot;prefix&quot;:&quot;&quot;},{&quot;uri&quot;:[&quot;http://zotero.org/users/1913249/items/95XDU3KM&quot;],&quot;uris&quot;:[&quot;http://zotero.org/users/1913249/items/95XDU3KM&quot;],&quot;id&quot;:983,&quot;suffix&quot;:&quot;&quot;,&quot;itemData&quot;:{&quot;container-title&quot;:&quot;Computers in Entertainment&quot;,&quot;DOI&quot;:&quot;10.1145/950566.950595&quot;,&quot;author&quot;:[{&quot;given&quot;:&quot;James Paul&quot;,&quot;family&quot;:&quot;Gee&quot;}],&quot;id&quot;:&quot;gee_what_2003&quot;,&quot;volume&quot;:&quot;1&quot;,&quot;issued&quot;:{&quot;date-parts&quot;:[[&quot;2003&quot;,10,1]]},&quot;URL&quot;:&quot;http://portal.acm.org/citation.cfm?doid=950566.950595&quot;,&quot;source&quot;:&quot;CrossRef&quot;,&quot;issue&quot;:&quot;1&quot;,&quot;accessed&quot;:{&quot;date-parts&quot;:[[&quot;2016&quot;,4,2]]},&quot;title&quot;:&quot;What video games have to teach us about learning and literacy&quot;,&quot;type&quot;:&quot;article-journal&quot;,&quot;page&quot;:&quot;20&quot;,&quot;language&quot;:&quot;en&quot;,&quot;citation-key&quot;:&quot;gee_what_2003&quot;,&quot;ISSN&quot;:&quot;15443574&quot;},&quot;prefix&quot;:&quot;&quot;}]} RNDlmzbbqpffq"/>&lt;Do Zotero Refresh: [@ito_hanging_2010; @gee_what_2003]&gt;<text:reference-mark-end text:name="ZOTERO_ITEM CSL_CITATION {&quot;citationID&quot;:&quot;kgkasovp&quot;,&quot;schema&quot;:&quot;https://github.com/citation-style-language/schema/raw/master/csl-citation.json&quot;,&quot;properties&quot;:{&quot;noteIndex&quot;:0,&quot;formattedCitation&quot;:&quot;[@ito_hanging_2010; @gee_what_2003]&quot;},&quot;citationItems&quot;:[{&quot;uri&quot;:[&quot;http://zotero.org/users/1913249/items/URKI7FTD&quot;],&quot;uris&quot;:[&quot;http://zotero.org/users/1913249/items/URKI7FTD&quot;],&quot;id&quot;:1939,&quot;suffix&quot;:&quot;&quot;,&quot;itemData&quot;:{&quot;language&quot;:&quot;eng&quot;,&quot;event-place&quot;:&quot;Cambridge, Mass.&quot;,&quot;type&quot;:&quot;book&quot;,&quot;id&quot;:&quot;ito_hanging_2010&quot;,&quot;title-short&quot;:&quot;Hanging out, messing around, and geeking out&quot;,&quot;issued&quot;:{&quot;date-parts&quot;:[[&quot;2010&quot;]]},&quot;publisher&quot;:&quot;MIT Press&quot;,&quot;title&quot;:&quot;Hanging out, messing around, and geeking out: kids living and learning with new media&quot;,&quot;citation-key&quot;:&quot;ito_hanging_2010&quot;,&quot;publisher-place&quot;:&quot;Cambridge, Mass.&quot;,&quot;ISBN&quot;:&quot;978-0-262-01336-9 978-0-262-51854-3&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number-of-pages&quot;:&quot;419&quot;,&quot;note&quot;:&quot;OCLC: 699713878&quot;,&quot;source&quot;:&quot;Gemeinsamer Bibliotheksverbund ISBN&quot;},&quot;prefix&quot;:&quot;&quot;},{&quot;uri&quot;:[&quot;http://zotero.org/users/1913249/items/95XDU3KM&quot;],&quot;uris&quot;:[&quot;http://zotero.org/users/1913249/items/95XDU3KM&quot;],&quot;id&quot;:983,&quot;suffix&quot;:&quot;&quot;,&quot;itemData&quot;:{&quot;container-title&quot;:&quot;Computers in Entertainment&quot;,&quot;DOI&quot;:&quot;10.1145/950566.950595&quot;,&quot;author&quot;:[{&quot;given&quot;:&quot;James Paul&quot;,&quot;family&quot;:&quot;Gee&quot;}],&quot;id&quot;:&quot;gee_what_2003&quot;,&quot;volume&quot;:&quot;1&quot;,&quot;issued&quot;:{&quot;date-parts&quot;:[[&quot;2003&quot;,10,1]]},&quot;URL&quot;:&quot;http://portal.acm.org/citation.cfm?doid=950566.950595&quot;,&quot;source&quot;:&quot;CrossRef&quot;,&quot;issue&quot;:&quot;1&quot;,&quot;accessed&quot;:{&quot;date-parts&quot;:[[&quot;2016&quot;,4,2]]},&quot;title&quot;:&quot;What video games have to teach us about learning and literacy&quot;,&quot;type&quot;:&quot;article-journal&quot;,&quot;page&quot;:&quot;20&quot;,&quot;language&quot;:&quot;en&quot;,&quot;citation-key&quot;:&quot;gee_what_2003&quot;,&quot;ISSN&quot;:&quot;15443574&quot;},&quot;prefix&quot;:&quot;&quot;}]} RNDlmzbbqpffq"/> and the ability to make personalised game assets and narratives, which sustain engagement in digital making projects <text:reference-mark-start text:name="ZOTERO_ITEM CSL_CITATION {&quot;citationID&quot;:&quot;ytmlwyyx&quot;,&quot;schema&quot;:&quot;https://github.com/citation-style-language/schema/raw/master/csl-citation.json&quot;,&quot;properties&quot;:{&quot;noteIndex&quot;:0,&quot;formattedCitation&quot;:&quot;[@sefton-green_mapping_2013]&quot;},&quot;citationItems&quot;:[{&quot;uri&quot;:[&quot;http://zotero.org/users/1913249/items/9LI3EL4F&quot;],&quot;uris&quot;:[&quot;http://zotero.org/users/1913249/items/9LI3EL4F&quot;],&quot;id&quot;:195,&quot;suffix&quot;:&quot;&quot;,&quot;itemData&quot;:{&quot;title&quot;:&quot;Mapping digital makers: a review exploring everyday creativity, learning lives and the digital&quot;,&quot;author&quot;:[{&quot;given&quot;:&quot;Julian&quot;,&quot;family&quot;:&quot;Sefton-Green&quot;}],&quot;genre&quot;:&quot;Monograph&quot;,&quot;issued&quot;:{&quot;date-parts&quot;:[[&quot;2013&quot;,3]]},&quot;citation-key&quot;:&quot;sefton-green_mapping_2013&quot;,&quot;accessed&quot;:{&quot;date-parts&quot;:[[&quot;2018&quot;,12,18]]},&quot;type&quot;:&quot;webpage&quot;,&quot;URL&quot;:&quot;http://www.nominettrust.org.uk/&quot;,&quot;title-short&quot;:&quot;Mapping digital makers&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prefix&quot;:&quot;&quot;}]} RNDtinfmymwze"/>&lt;Do Zotero Refresh: [@sefton-green_mapping_2013]&gt;<text:reference-mark-end text:name="ZOTERO_ITEM CSL_CITATION {&quot;citationID&quot;:&quot;ytmlwyyx&quot;,&quot;schema&quot;:&quot;https://github.com/citation-style-language/schema/raw/master/csl-citation.json&quot;,&quot;properties&quot;:{&quot;noteIndex&quot;:0,&quot;formattedCitation&quot;:&quot;[@sefton-green_mapping_2013]&quot;},&quot;citationItems&quot;:[{&quot;uri&quot;:[&quot;http://zotero.org/users/1913249/items/9LI3EL4F&quot;],&quot;uris&quot;:[&quot;http://zotero.org/users/1913249/items/9LI3EL4F&quot;],&quot;id&quot;:195,&quot;suffix&quot;:&quot;&quot;,&quot;itemData&quot;:{&quot;title&quot;:&quot;Mapping digital makers: a review exploring everyday creativity, learning lives and the digital&quot;,&quot;author&quot;:[{&quot;given&quot;:&quot;Julian&quot;,&quot;family&quot;:&quot;Sefton-Green&quot;}],&quot;genre&quot;:&quot;Monograph&quot;,&quot;issued&quot;:{&quot;date-parts&quot;:[[&quot;2013&quot;,3]]},&quot;citation-key&quot;:&quot;sefton-green_mapping_2013&quot;,&quot;accessed&quot;:{&quot;date-parts&quot;:[[&quot;2018&quot;,12,18]]},&quot;type&quot;:&quot;webpage&quot;,&quot;URL&quot;:&quot;http://www.nominettrust.org.uk/&quot;,&quot;title-short&quot;:&quot;Mapping digital makers&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prefix&quot;:&quot;&quot;}]} RNDtinfmymwze"/>.</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Game Polish items within a typology of GDPs, which aligned with the MDA (mechanics, dynamics, and aesthetics) game element framework explored in Chapter 2. 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 As explored in the previous section, Vignette 4 gives several examples of participant feedback on the dynamics of Madiha’s game in the level of the challenge experienced by players.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lutxgtzi&quot;,&quot;schema&quot;:&quot;https://github.com/citation-style-language/schema/raw/master/csl-citation.json&quot;,&quot;properties&quot;:{&quot;noteIndex&quot;:0,&quot;formattedCitation&quot;:&quot;[@wenger_communities_1998]&quot;},&quot;citationItems&quot;:[{&quot;uri&quot;:[&quot;http://zotero.org/users/1913249/items/4D5T8I3W&quot;],&quot;uris&quot;:[&quot;http://zotero.org/users/1913249/items/4D5T8I3W&quot;],&quot;id&quot;:1404,&quot;suffix&quot;:&quot;&quot;,&quot;itemData&quot;:{&quot;language&quot;:&quot;en&quot;,&quot;title&quot;:&quot;Communities of Practice: Learning, Meaning, and Identity&quot;,&quot;author&quot;:[{&quot;given&quot;:&quot;Etienne&quot;,&quot;family&quot;:&quot;Wenger&quot;}],&quot;id&quot;:&quot;wenger_communities_1998&quot;,&quot;ISBN&quot;:&quot;978-0-521-66363-2&quot;,&quot;publisher&quot;:&quot;Cambridge University Press&quot;,&quot;citation-key&quot;:&quot;wenger_communities_1998&quot;,&quot;title-short&quot;:&quot;Communities of Practice&quot;,&quot;type&quot;:&quot;book&quot;,&quot;issued&quot;:{&quot;date-parts&quot;:[[&quot;1998&quot;]]},&quot;number-of-pages&quot;:&quot;340&quot;,&quot;abstract&quot;:&quot;Presents a broad conceptual framework for thinking about learning as a process of social participation.&quot;,&quot;source&quot;:&quot;Google Books&quot;},&quot;prefix&quot;:&quot;&quot;}]} RNDkooqemjrxf"/>&lt;Do Zotero Refresh: [@wenger_communities_1998]&gt;<text:reference-mark-end text:name="ZOTERO_ITEM CSL_CITATION {&quot;citationID&quot;:&quot;lutxgtzi&quot;,&quot;schema&quot;:&quot;https://github.com/citation-style-language/schema/raw/master/csl-citation.json&quot;,&quot;properties&quot;:{&quot;noteIndex&quot;:0,&quot;formattedCitation&quot;:&quot;[@wenger_communities_1998]&quot;},&quot;citationItems&quot;:[{&quot;uri&quot;:[&quot;http://zotero.org/users/1913249/items/4D5T8I3W&quot;],&quot;uris&quot;:[&quot;http://zotero.org/users/1913249/items/4D5T8I3W&quot;],&quot;id&quot;:1404,&quot;suffix&quot;:&quot;&quot;,&quot;itemData&quot;:{&quot;language&quot;:&quot;en&quot;,&quot;title&quot;:&quot;Communities of Practice: Learning, Meaning, and Identity&quot;,&quot;author&quot;:[{&quot;given&quot;:&quot;Etienne&quot;,&quot;family&quot;:&quot;Wenger&quot;}],&quot;id&quot;:&quot;wenger_communities_1998&quot;,&quot;ISBN&quot;:&quot;978-0-521-66363-2&quot;,&quot;publisher&quot;:&quot;Cambridge University Press&quot;,&quot;citation-key&quot;:&quot;wenger_communities_1998&quot;,&quot;title-short&quot;:&quot;Communities of Practice&quot;,&quot;type&quot;:&quot;book&quot;,&quot;issued&quot;:{&quot;date-parts&quot;:[[&quot;1998&quot;]]},&quot;number-of-pages&quot;:&quot;340&quot;,&quot;abstract&quot;:&quot;Presents a broad conceptual framework for thinking about learning as a process of social participation.&quot;,&quot;source&quot;:&quot;Google Books&quot;},&quot;prefix&quot;:&quot;&quot;}]} RNDkooqemjrxf"/>.</text:p>
      <text:p text:style-name="Text_20_body">Thus observations from video data in this study support existing research which highlight the motivating potential of incorporating home interests in games, coding and media projects <text:reference-mark-start text:name="ZOTERO_ITEM CSL_CITATION {&quot;citationID&quot;:&quot;pwcjfqpr&quot;,&quot;schema&quot;:&quot;https://github.com/citation-style-language/schema/raw/master/csl-citation.json&quot;,&quot;properties&quot;:{&quot;noteIndex&quot;:0,&quot;formattedCitation&quot;:&quot;[@resnick_mothers_2012; @papert_mindstorms:_1980]&quot;},&quot;citationItems&quot;:[{&quot;uri&quot;:[&quot;http://zotero.org/users/1913249/items/IJJERKGX&quot;],&quot;uris&quot;:[&quot;http://zotero.org/users/1913249/items/IJJERKGX&quot;],&quot;id&quot;:1097,&quot;suffix&quot;:&quot;&quot;,&quot;itemData&quot;:{&quot;container-title&quot;:&quot;Proceedings of the Constructionism 2012 conference. Athens, Greece&quot;,&quot;title&quot;:&quot;Mother’s Day, Warrior Cats, and Digital Fluency: Stories from the Scratch Online Community&quot;,&quot;author&quot;:[{&quot;given&quot;:&quot;Mitchel&quot;,&quot;family&quot;:&quot;Resnick&quot;}],&quot;id&quot;:&quot;resnick_mothers_2012&quot;,&quot;issued&quot;:{&quot;date-parts&quot;:[[&quot;2012&quot;]]},&quot;citation-key&quot;:&quot;resnick_mothers_2012&quot;,&quot;accessed&quot;:{&quot;date-parts&quot;:[[&quot;2015&quot;,5,9]]},&quot;type&quot;:&quot;paper-conference&quot;,&quot;URL&quot;:&quot;http://web.media.mit.edu/~mres/papers/mothers-day-warrior-cats.pdf&quot;,&quot;title-short&quot;:&quot;Mother’s Day, Warrior Cats, and Digital Fluency&quot;,&quot;source&quot;:&quot;Google Scholar&quot;},&quot;prefix&quot;:&quot;&quot;},{&quot;uri&quot;:[&quot;http://zotero.org/users/1913249/items/FAVPGKNU&quot;],&quot;uris&quot;:[&quot;http://zotero.org/users/1913249/items/FAVPGKNU&quot;],&quot;id&quot;:1691,&quot;suffix&quot;:&quot;&quot;,&quot;itemData&quot;:{&quot;event-place&quot;:&quot;New York&quot;,&quot;author&quot;:[{&quot;given&quot;:&quot;Seymour&quot;,&quot;family&quot;:&quot;Papert&quot;}],&quot;id&quot;:&quot;papert_mindstorms:_1980&quot;,&quot;issued&quot;:{&quot;date-parts&quot;:[[&quot;1980&quot;]]},&quot;publisher&quot;:&quot;Basic Books&quot;,&quot;title&quot;:&quot;Mindstorms: children, computers, and powerful ideas&quot;,&quot;citation-key&quot;:&quot;papert_mindstorms:_1980&quot;,&quot;call-number&quot;:&quot;QA20.C65 P36 1980&quot;,&quot;title-short&quot;:&quot;Mindstorms&quot;,&quot;type&quot;:&quot;book&quot;,&quot;ISBN&quot;:&quot;978-0-465-04627-0&quot;,&quot;publisher-place&quot;:&quot;New York&quot;,&quot;number-of-pages&quot;:&quot;230&quot;,&quot;source&quot;:&quot;Library of Congress ISBN&quot;},&quot;prefix&quot;:&quot;&quot;}]} RNDpboogaiayp"/>&lt;Do Zotero Refresh: [@resnick_mothers_2012; @papert_mindstorms:_1980]&gt;<text:reference-mark-end text:name="ZOTERO_ITEM CSL_CITATION {&quot;citationID&quot;:&quot;pwcjfqpr&quot;,&quot;schema&quot;:&quot;https://github.com/citation-style-language/schema/raw/master/csl-citation.json&quot;,&quot;properties&quot;:{&quot;noteIndex&quot;:0,&quot;formattedCitation&quot;:&quot;[@resnick_mothers_2012; @papert_mindstorms:_1980]&quot;},&quot;citationItems&quot;:[{&quot;uri&quot;:[&quot;http://zotero.org/users/1913249/items/IJJERKGX&quot;],&quot;uris&quot;:[&quot;http://zotero.org/users/1913249/items/IJJERKGX&quot;],&quot;id&quot;:1097,&quot;suffix&quot;:&quot;&quot;,&quot;itemData&quot;:{&quot;container-title&quot;:&quot;Proceedings of the Constructionism 2012 conference. Athens, Greece&quot;,&quot;title&quot;:&quot;Mother’s Day, Warrior Cats, and Digital Fluency: Stories from the Scratch Online Community&quot;,&quot;author&quot;:[{&quot;given&quot;:&quot;Mitchel&quot;,&quot;family&quot;:&quot;Resnick&quot;}],&quot;id&quot;:&quot;resnick_mothers_2012&quot;,&quot;issued&quot;:{&quot;date-parts&quot;:[[&quot;2012&quot;]]},&quot;citation-key&quot;:&quot;resnick_mothers_2012&quot;,&quot;accessed&quot;:{&quot;date-parts&quot;:[[&quot;2015&quot;,5,9]]},&quot;type&quot;:&quot;paper-conference&quot;,&quot;URL&quot;:&quot;http://web.media.mit.edu/~mres/papers/mothers-day-warrior-cats.pdf&quot;,&quot;title-short&quot;:&quot;Mother’s Day, Warrior Cats, and Digital Fluency&quot;,&quot;source&quot;:&quot;Google Scholar&quot;},&quot;prefix&quot;:&quot;&quot;},{&quot;uri&quot;:[&quot;http://zotero.org/users/1913249/items/FAVPGKNU&quot;],&quot;uris&quot;:[&quot;http://zotero.org/users/1913249/items/FAVPGKNU&quot;],&quot;id&quot;:1691,&quot;suffix&quot;:&quot;&quot;,&quot;itemData&quot;:{&quot;event-place&quot;:&quot;New York&quot;,&quot;author&quot;:[{&quot;given&quot;:&quot;Seymour&quot;,&quot;family&quot;:&quot;Papert&quot;}],&quot;id&quot;:&quot;papert_mindstorms:_1980&quot;,&quot;issued&quot;:{&quot;date-parts&quot;:[[&quot;1980&quot;]]},&quot;publisher&quot;:&quot;Basic Books&quot;,&quot;title&quot;:&quot;Mindstorms: children, computers, and powerful ideas&quot;,&quot;citation-key&quot;:&quot;papert_mindstorms:_1980&quot;,&quot;call-number&quot;:&quot;QA20.C65 P36 1980&quot;,&quot;title-short&quot;:&quot;Mindstorms&quot;,&quot;type&quot;:&quot;book&quot;,&quot;ISBN&quot;:&quot;978-0-465-04627-0&quot;,&quot;publisher-place&quot;:&quot;New York&quot;,&quot;number-of-pages&quot;:&quot;230&quot;,&quot;source&quot;:&quot;Library of Congress ISBN&quot;},&quot;prefix&quot;:&quot;&quot;}]} RNDpboogaiayp"/>. They also support findings of other research on the use of funds of knowledge and interest in digital projects as motivating factors and as a way to overcome barriers to alien cultures <text:reference-mark-start text:name="ZOTERO_ITEM CSL_CITATION {&quot;citationID&quot;:&quot;uxyelmuq&quot;,&quot;schema&quot;:&quot;https://github.com/citation-style-language/schema/raw/master/csl-citation.json&quot;,&quot;properties&quot;:{&quot;noteIndex&quot;:0,&quot;formattedCitation&quot;:&quot;[@gutierrez_learning_2019-1; @moje2001maestro]&quot;},&quot;citationItems&quot;:[{&quot;uri&quot;:[&quot;http://zotero.org/users/1913249/items/G3R9PEWW&quot;],&quot;uris&quot;:[&quot;http://zotero.org/users/1913249/items/G3R9PEWW&quot;],&quot;id&quot;:10007,&quot;suffix&quot;:&quot;&quot;,&quot;itemData&quot;:{&quot;language&quot;:&quot;en&quot;,&quot;title&quot;:&quot;Learning as Movement in Social Design-Based Experiments: Play as a Leading Activity&quot;,&quot;author&quot;:[{&quot;given&quot;:&quot;Kris D.&quot;,&quot;family&quot;:&quot;Gutiérrez&quot;},{&quot;given&quot;:&quot;Jennifer&quot;,&quot;family&quot;:&quot;Higgs&quot;},{&quot;given&quot;:&quot;José Ramón&quot;,&quot;family&quot;:&quot;Lizárraga&quot;},{&quot;given&quot;:&quot;Edward&quot;,&quot;family&quot;:&quot;Rivero&quot;}],&quot;title-short&quot;:&quot;Learning as Movement in Social Design-Based Experiments&quot;,&quot;volume&quot;:&quot;62&quot;,&quot;page&quot;:&quot;66-82&quot;,&quot;citation-key&quot;:&quot;gutierrez_learning_2019-1&quot;,&quot;ISSN&quot;:&quot;0018-716X, 1423-0054&quot;,&quot;DOI&quot;:&quot;10.1159/000496239&quot;,&quot;id&quot;:&quot;gutierrez_learning_2019-1&quot;,&quot;issued&quot;:{&quot;date-parts&quot;:[[&quot;2019&quot;]]},&quot;URL&quot;:&quot;https://karger.com/HDE/article/doi/10.1159/000496239&quot;,&quot;issue&quot;:&quot;1-2&quot;,&quot;accessed&quot;:{&quot;date-parts&quot;:[[&quot;2025&quot;,1,10]]},&quot;container-title&quot;:&quot;Human Development&quot;,&quot;type&quot;:&quot;article-journal&quot;,&quot;container-title-short&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license&quot;:&quot;https://www.karger.com/Services/SiteLicenses&quot;},&quot;prefix&quot;:&quot;&quot;},{&quot;uri&quot;:[&quot;http://zotero.org/users/1913249/items/98B7JBEL&quot;],&quot;uris&quot;:[&quot;http://zotero.org/users/1913249/items/98B7JBEL&quot;],&quot;id&quot;:10072,&quot;suffix&quot;:&quot;&quot;,&quot;itemData&quot;:{&quot;container-title&quot;:&quot;Journal of Research in Science Teaching: The Official Journal of the National Association for Research in Science Teaching&quot;,&quot;title&quot;:&quot;“Maestro, what is ‘quality’?”: Language, literacy, and discourse in project-based science&quot;,&quot;author&quot;:[{&quot;given&quot;:&quot;Elizabeth B&quot;,&quot;family&quot;:&quot;Moje&quot;},{&quot;given&quot;:&quot;Tehani&quot;,&quot;family&quot;:&quot;Collazo&quot;},{&quot;given&quot;:&quot;Rosario&quot;,&quot;family&quot;:&quot;Carrillo&quot;},{&quot;given&quot;:&quot;Ronald W&quot;,&quot;family&quot;:&quot;Marx&quot;}],&quot;id&quot;:&quot;moje2001maestro&quot;,&quot;volume&quot;:&quot;38&quot;,&quot;issued&quot;:{&quot;date-parts&quot;:[[&quot;2001&quot;]]},&quot;publisher&quot;:&quot;Wiley Online Library&quot;,&quot;citation-key&quot;:&quot;moje2001maestro&quot;,&quot;type&quot;:&quot;article-journal&quot;,&quot;issue&quot;:&quot;4&quot;,&quot;page&quot;:&quot;469–498&quot;},&quot;prefix&quot;:&quot;&quot;}]} RNDzehwjxtmhy"/>&lt;Do Zotero Refresh: [@gutierrez_learning_2019-1; @moje2001maestro]&gt;<text:reference-mark-end text:name="ZOTERO_ITEM CSL_CITATION {&quot;citationID&quot;:&quot;uxyelmuq&quot;,&quot;schema&quot;:&quot;https://github.com/citation-style-language/schema/raw/master/csl-citation.json&quot;,&quot;properties&quot;:{&quot;noteIndex&quot;:0,&quot;formattedCitation&quot;:&quot;[@gutierrez_learning_2019-1; @moje2001maestro]&quot;},&quot;citationItems&quot;:[{&quot;uri&quot;:[&quot;http://zotero.org/users/1913249/items/G3R9PEWW&quot;],&quot;uris&quot;:[&quot;http://zotero.org/users/1913249/items/G3R9PEWW&quot;],&quot;id&quot;:10007,&quot;suffix&quot;:&quot;&quot;,&quot;itemData&quot;:{&quot;language&quot;:&quot;en&quot;,&quot;title&quot;:&quot;Learning as Movement in Social Design-Based Experiments: Play as a Leading Activity&quot;,&quot;author&quot;:[{&quot;given&quot;:&quot;Kris D.&quot;,&quot;family&quot;:&quot;Gutiérrez&quot;},{&quot;given&quot;:&quot;Jennifer&quot;,&quot;family&quot;:&quot;Higgs&quot;},{&quot;given&quot;:&quot;José Ramón&quot;,&quot;family&quot;:&quot;Lizárraga&quot;},{&quot;given&quot;:&quot;Edward&quot;,&quot;family&quot;:&quot;Rivero&quot;}],&quot;title-short&quot;:&quot;Learning as Movement in Social Design-Based Experiments&quot;,&quot;volume&quot;:&quot;62&quot;,&quot;page&quot;:&quot;66-82&quot;,&quot;citation-key&quot;:&quot;gutierrez_learning_2019-1&quot;,&quot;ISSN&quot;:&quot;0018-716X, 1423-0054&quot;,&quot;DOI&quot;:&quot;10.1159/000496239&quot;,&quot;id&quot;:&quot;gutierrez_learning_2019-1&quot;,&quot;issued&quot;:{&quot;date-parts&quot;:[[&quot;2019&quot;]]},&quot;URL&quot;:&quot;https://karger.com/HDE/article/doi/10.1159/000496239&quot;,&quot;issue&quot;:&quot;1-2&quot;,&quot;accessed&quot;:{&quot;date-parts&quot;:[[&quot;2025&quot;,1,10]]},&quot;container-title&quot;:&quot;Human Development&quot;,&quot;type&quot;:&quot;article-journal&quot;,&quot;container-title-short&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license&quot;:&quot;https://www.karger.com/Services/SiteLicenses&quot;},&quot;prefix&quot;:&quot;&quot;},{&quot;uri&quot;:[&quot;http://zotero.org/users/1913249/items/98B7JBEL&quot;],&quot;uris&quot;:[&quot;http://zotero.org/users/1913249/items/98B7JBEL&quot;],&quot;id&quot;:10072,&quot;suffix&quot;:&quot;&quot;,&quot;itemData&quot;:{&quot;container-title&quot;:&quot;Journal of Research in Science Teaching: The Official Journal of the National Association for Research in Science Teaching&quot;,&quot;title&quot;:&quot;“Maestro, what is ‘quality’?”: Language, literacy, and discourse in project-based science&quot;,&quot;author&quot;:[{&quot;given&quot;:&quot;Elizabeth B&quot;,&quot;family&quot;:&quot;Moje&quot;},{&quot;given&quot;:&quot;Tehani&quot;,&quot;family&quot;:&quot;Collazo&quot;},{&quot;given&quot;:&quot;Rosario&quot;,&quot;family&quot;:&quot;Carrillo&quot;},{&quot;given&quot;:&quot;Ronald W&quot;,&quot;family&quot;:&quot;Marx&quot;}],&quot;id&quot;:&quot;moje2001maestro&quot;,&quot;volume&quot;:&quot;38&quot;,&quot;issued&quot;:{&quot;date-parts&quot;:[[&quot;2001&quot;]]},&quot;publisher&quot;:&quot;Wiley Online Library&quot;,&quot;citation-key&quot;:&quot;moje2001maestro&quot;,&quot;type&quot;:&quot;article-journal&quot;,&quot;issue&quot;:&quot;4&quot;,&quot;page&quot;:&quot;469–498&quot;},&quot;prefix&quot;:&quot;&quot;}]} RNDzehwjxtmhy"/>. This research also aligns with PBL research that indicates that allowing participants to incorporate home interests can be highly motivating both in initial stages <text:reference-mark-start text:name="ZOTERO_ITEM CSL_CITATION {&quot;citationID&quot;:&quot;dwqsyehe&quot;,&quot;schema&quot;:&quot;https://github.com/citation-style-language/schema/raw/master/csl-citation.json&quot;,&quot;properties&quot;:{&quot;noteIndex&quot;:0,&quot;formattedCitation&quot;:&quot;[@swirski_does_2018-1; @penuel_connecting_2022]&quot;},&quot;citationItems&quot;:[{&quot;uri&quot;:[&quot;http://zotero.org/users/1913249/items/4F2ETBNB&quot;],&quot;uris&quot;:[&quot;http://zotero.org/users/1913249/items/4F2ETBNB&quot;],&quot;id&quot;:10078,&quot;suffix&quot;:&quot;&quot;,&quot;itemData&quot;:{&quot;container-title&quot;:&quot;International Journal of Science Education&quot;,&quot;title&quot;:&quot;Does interest have an expiration date? An analysis of students’ questions as resources for context-based learning&quot;,&quot;author&quot;:[{&quot;given&quot;:&quot;Hani&quot;,&quot;family&quot;:&quot;Swirski&quot;},{&quot;given&quot;:&quot;Ayelet&quot;,&quot;family&quot;:&quot;Baram-Tsabari&quot;},{&quot;given&quot;:&quot;Anat&quot;,&quot;family&quot;:&quot;Yarden&quot;}],&quot;title-short&quot;:&quot;Does interest have an expiration date?&quot;,&quot;volume&quot;:&quot;40&quot;,&quot;page&quot;:&quot;1136-1153&quot;,&quot;citation-key&quot;:&quot;swirski_does_2018-1&quot;,&quot;ISSN&quot;:&quot;0950-0693&quot;,&quot;DOI&quot;:&quot;10.1080/09500693.2018.1470348&quot;,&quot;id&quot;:&quot;swirski_does_2018-1&quot;,&quot;issued&quot;:{&quot;date-parts&quot;:[[&quot;2018&quot;,7,3]]},&quot;publisher&quot;:&quot;Routledge&quot;,&quot;issue&quot;:&quot;10&quot;,&quot;accessed&quot;:{&quot;date-parts&quot;:[[&quot;2025&quot;,2,11]]},&quot;type&quot;:&quot;article-journal&quot;,&quot;URL&quot;:&quot;https://doi.org/10.1080/09500693.2018.1470348&quot;,&quot;source&quot;:&quot;Taylor and Francis+NEJM&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prefix&quot;:&quot;&quot;},{&quot;uri&quot;:[&quot;http://zotero.org/users/1913249/items/D5LTWJ76&quot;],&quot;uris&quot;:[&quot;http://zotero.org/users/1913249/items/D5LTWJ76&quot;],&quot;id&quot;:10081,&quot;suffix&quot;:&quot;&quot;,&quot;itemData&quot;:{&quot;language&quot;:&quot;en&quot;,&quot;title&quot;:&quot;Connecting student interests and questions with science learning goals through project-based storylines&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volume&quot;:&quot;4&quot;,&quot;page&quot;:&quot;1&quot;,&quot;citation-key&quot;:&quot;penuel_connecting_2022&quot;,&quot;ISSN&quot;:&quot;2662-2300&quot;,&quot;DOI&quot;:&quot;10.1186/s43031-021-00040-z&quot;,&quot;id&quot;:&quot;penuel_connecting_2022&quot;,&quot;issued&quot;:{&quot;date-parts&quot;:[[&quot;2022&quot;,12]]},&quot;issue&quot;:&quot;1&quot;,&quot;accessed&quot;:{&quot;date-parts&quot;:[[&quot;2025&quot;,2,11]]},&quot;URL&quot;:&quot;https://diser.springeropen.com/articles/10.1186/s43031-021-00040-z&quot;,&quot;type&quot;:&quot;article-journal&quot;,&quot;container-title&quot;:&quot;Disciplinary and Interdisciplinary Science Education Research&quot;,&quot;container-title-short&quot;:&quot;Discip Interdscip Sci Educ Res&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source&quot;:&quot;DOI.org (Crossref)&quot;},&quot;prefix&quot;:&quot;&quot;}]} RNDfqedfyaedm"/>&lt;Do Zotero Refresh: [@swirski_does_2018-1; @penuel_connecting_2022]&gt;<text:reference-mark-end text:name="ZOTERO_ITEM CSL_CITATION {&quot;citationID&quot;:&quot;dwqsyehe&quot;,&quot;schema&quot;:&quot;https://github.com/citation-style-language/schema/raw/master/csl-citation.json&quot;,&quot;properties&quot;:{&quot;noteIndex&quot;:0,&quot;formattedCitation&quot;:&quot;[@swirski_does_2018-1; @penuel_connecting_2022]&quot;},&quot;citationItems&quot;:[{&quot;uri&quot;:[&quot;http://zotero.org/users/1913249/items/4F2ETBNB&quot;],&quot;uris&quot;:[&quot;http://zotero.org/users/1913249/items/4F2ETBNB&quot;],&quot;id&quot;:10078,&quot;suffix&quot;:&quot;&quot;,&quot;itemData&quot;:{&quot;container-title&quot;:&quot;International Journal of Science Education&quot;,&quot;title&quot;:&quot;Does interest have an expiration date? An analysis of students’ questions as resources for context-based learning&quot;,&quot;author&quot;:[{&quot;given&quot;:&quot;Hani&quot;,&quot;family&quot;:&quot;Swirski&quot;},{&quot;given&quot;:&quot;Ayelet&quot;,&quot;family&quot;:&quot;Baram-Tsabari&quot;},{&quot;given&quot;:&quot;Anat&quot;,&quot;family&quot;:&quot;Yarden&quot;}],&quot;title-short&quot;:&quot;Does interest have an expiration date?&quot;,&quot;volume&quot;:&quot;40&quot;,&quot;page&quot;:&quot;1136-1153&quot;,&quot;citation-key&quot;:&quot;swirski_does_2018-1&quot;,&quot;ISSN&quot;:&quot;0950-0693&quot;,&quot;DOI&quot;:&quot;10.1080/09500693.2018.1470348&quot;,&quot;id&quot;:&quot;swirski_does_2018-1&quot;,&quot;issued&quot;:{&quot;date-parts&quot;:[[&quot;2018&quot;,7,3]]},&quot;publisher&quot;:&quot;Routledge&quot;,&quot;issue&quot;:&quot;10&quot;,&quot;accessed&quot;:{&quot;date-parts&quot;:[[&quot;2025&quot;,2,11]]},&quot;type&quot;:&quot;article-journal&quot;,&quot;URL&quot;:&quot;https://doi.org/10.1080/09500693.2018.1470348&quot;,&quot;source&quot;:&quot;Taylor and Francis+NEJM&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prefix&quot;:&quot;&quot;},{&quot;uri&quot;:[&quot;http://zotero.org/users/1913249/items/D5LTWJ76&quot;],&quot;uris&quot;:[&quot;http://zotero.org/users/1913249/items/D5LTWJ76&quot;],&quot;id&quot;:10081,&quot;suffix&quot;:&quot;&quot;,&quot;itemData&quot;:{&quot;language&quot;:&quot;en&quot;,&quot;title&quot;:&quot;Connecting student interests and questions with science learning goals through project-based storylines&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volume&quot;:&quot;4&quot;,&quot;page&quot;:&quot;1&quot;,&quot;citation-key&quot;:&quot;penuel_connecting_2022&quot;,&quot;ISSN&quot;:&quot;2662-2300&quot;,&quot;DOI&quot;:&quot;10.1186/s43031-021-00040-z&quot;,&quot;id&quot;:&quot;penuel_connecting_2022&quot;,&quot;issued&quot;:{&quot;date-parts&quot;:[[&quot;2022&quot;,12]]},&quot;issue&quot;:&quot;1&quot;,&quot;accessed&quot;:{&quot;date-parts&quot;:[[&quot;2025&quot;,2,11]]},&quot;URL&quot;:&quot;https://diser.springeropen.com/articles/10.1186/s43031-021-00040-z&quot;,&quot;type&quot;:&quot;article-journal&quot;,&quot;container-title&quot;:&quot;Disciplinary and Interdisciplinary Science Education Research&quot;,&quot;container-title-short&quot;:&quot;Discip Interdscip Sci Educ Res&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source&quot;:&quot;DOI.org (Crossref)&quot;},&quot;prefix&quot;:&quot;&quot;}]} RNDfqedfyaedm"/>, and to sustain activity and overcome problems in order to share the personalised object created <text:reference-mark-start text:name="ZOTERO_ITEM CSL_CITATION {&quot;citationID&quot;:&quot;qxcpbkml&quot;,&quot;schema&quot;:&quot;https://github.com/citation-style-language/schema/raw/master/csl-citation.json&quot;,&quot;properties&quot;:{&quot;noteIndex&quot;:0,&quot;formattedCitation&quot;:&quot;[@barron_interest_2006]&quot;},&quot;citationItems&quot;:[{&quot;uri&quot;:[&quot;http://zotero.org/users/1913249/items/X4PI5BN4&quot;],&quot;uris&quot;:[&quot;http://zotero.org/users/1913249/items/X4PI5BN4&quot;],&quot;id&quot;:1712,&quot;suffix&quot;:&quot;&quot;,&quot;itemData&quot;:{&quot;language&quot;:&quot;en&quot;,&quot;title&quot;:&quot;Interest and Self-Sustained Learning as Catalysts of Development: A Learning Ecology Perspective&quot;,&quot;author&quot;:[{&quot;given&quot;:&quot;Brigid&quot;,&quot;family&quot;:&quot;Barron&quot;}],&quot;title-short&quot;:&quot;Interest and Self-Sustained Learning as Catalysts of Development&quot;,&quot;volume&quot;:&quot;49&quot;,&quot;page&quot;:&quot;193-224&quot;,&quot;citation-key&quot;:&quot;barron_interest_2006&quot;,&quot;ISSN&quot;:&quot;1423-0054, 0018-716X&quot;,&quot;URL&quot;:&quot;http://www.karger.com/doi/10.1159/000094368&quot;,&quot;id&quot;:&quot;barron_interest_2006&quot;,&quot;issued&quot;:{&quot;date-parts&quot;:[[&quot;2006&quot;]]},&quot;issue&quot;:&quot;4&quot;,&quot;accessed&quot;:{&quot;date-parts&quot;:[[&quot;2017&quot;,10,16]]},&quot;type&quot;:&quot;article-journal&quot;,&quot;container-title&quot;:&quot;Human Development&quot;,&quot;DOI&quot;:&quot;10.1159/000094368&quot;,&quot;source&quot;:&quot;CrossRef&quot;},&quot;prefix&quot;:&quot;&quot;}]} RNDhgxoealvtj"/>&lt;Do Zotero Refresh: [@barron_interest_2006]&gt;<text:reference-mark-end text:name="ZOTERO_ITEM CSL_CITATION {&quot;citationID&quot;:&quot;qxcpbkml&quot;,&quot;schema&quot;:&quot;https://github.com/citation-style-language/schema/raw/master/csl-citation.json&quot;,&quot;properties&quot;:{&quot;noteIndex&quot;:0,&quot;formattedCitation&quot;:&quot;[@barron_interest_2006]&quot;},&quot;citationItems&quot;:[{&quot;uri&quot;:[&quot;http://zotero.org/users/1913249/items/X4PI5BN4&quot;],&quot;uris&quot;:[&quot;http://zotero.org/users/1913249/items/X4PI5BN4&quot;],&quot;id&quot;:1712,&quot;suffix&quot;:&quot;&quot;,&quot;itemData&quot;:{&quot;language&quot;:&quot;en&quot;,&quot;title&quot;:&quot;Interest and Self-Sustained Learning as Catalysts of Development: A Learning Ecology Perspective&quot;,&quot;author&quot;:[{&quot;given&quot;:&quot;Brigid&quot;,&quot;family&quot;:&quot;Barron&quot;}],&quot;title-short&quot;:&quot;Interest and Self-Sustained Learning as Catalysts of Development&quot;,&quot;volume&quot;:&quot;49&quot;,&quot;page&quot;:&quot;193-224&quot;,&quot;citation-key&quot;:&quot;barron_interest_2006&quot;,&quot;ISSN&quot;:&quot;1423-0054, 0018-716X&quot;,&quot;URL&quot;:&quot;http://www.karger.com/doi/10.1159/000094368&quot;,&quot;id&quot;:&quot;barron_interest_2006&quot;,&quot;issued&quot;:{&quot;date-parts&quot;:[[&quot;2006&quot;]]},&quot;issue&quot;:&quot;4&quot;,&quot;accessed&quot;:{&quot;date-parts&quot;:[[&quot;2017&quot;,10,16]]},&quot;type&quot;:&quot;article-journal&quot;,&quot;container-title&quot;:&quot;Human Development&quot;,&quot;DOI&quot;:&quot;10.1159/000094368&quot;,&quot;source&quot;:&quot;CrossRef&quot;},&quot;prefix&quot;:&quot;&quot;}]} RNDhgxoealvtj"/>. I also propose that this use of the MDA framework as a way of providing varied learning pathways has potential to aid facilitators to align with existing inclusive pedagogy, a point I explore in more detail in the discussion section.</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ere influenced by home experience of game playing. Vignette 4 (V4.a) outlines the community norming of Madiha(p)’s game to conform to expected standards of a platform game.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In addition to the propagation of GDPs offered in the menu of supporting documentation, other gameplay patterns and related design concepts emerged organically from the community. The concept of a safe zone in the game of Pearl and Clive arrived as a direct result of adding many <text:span text:style-name="T2">moving enemies</text:span> in a way that it became essential for players to quickly identify and use ‘safe zones’ where enemies did not reach. As such, this concept, not used in any facilitator provided resources, became used frequently in the playtesting of that game.</text:p>
      <text:p text:style-name="Text_20_body">In another example, Tehillah’s concept of a level that eschews challenge and offers only rewards emerged through playful experimentation (see Vignette 2). 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Other players also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zanfrsix&quot;,&quot;schema&quot;:&quot;https://github.com/citation-style-language/schema/raw/master/csl-citation.json&quot;,&quot;properties&quot;:{&quot;noteIndex&quot;:0,&quot;formattedCitation&quot;:&quot;[@sutton-smith_ambiguity_2001]&quot;},&quot;citationItems&quot;:[{&quot;uri&quot;:[&quot;http://zotero.org/users/1913249/items/JUMNM23B&quot;],&quot;uris&quot;:[&quot;http://zotero.org/users/1913249/items/JUMNM23B&quot;],&quot;id&quot;:1389,&quot;suffix&quot;:&quot;&quot;,&quot;itemData&quot;:{&quot;language&quot;:&quot;English&quot;,&quot;event-place&quot;:&quot;Cambridge, Mass.&quot;,&quot;author&quot;:[{&quot;given&quot;:&quot;Brian&quot;,&quot;family&quot;:&quot;Sutton-smith&quot;}],&quot;id&quot;:&quot;sutton-smith_ambiguity_2001&quot;,&quot;ISBN&quot;:&quot;978-0-674-00581-5&quot;,&quot;publisher&quot;:&quot;Harvard University Press&quot;,&quot;type&quot;:&quot;book&quot;,&quot;citation-key&quot;:&quot;sutton-smith_ambiguity_2001&quot;,&quot;publisher-place&quot;:&quot;Cambridge, Mass.&quot;,&quot;title&quot;:&quot;The Ambiguity of Play&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number-of-pages&quot;:&quot;288&quot;,&quot;issued&quot;:{&quot;date-parts&quot;:[[&quot;2001&quot;,5,8]]},&quot;source&quot;:&quot;Amazon&quot;},&quot;prefix&quot;:&quot;&quot;}]} RNDqibtusrxit"/>&lt;Do Zotero Refresh: [@sutton-smith_ambiguity_2001]&gt;<text:reference-mark-end text:name="ZOTERO_ITEM CSL_CITATION {&quot;citationID&quot;:&quot;zanfrsix&quot;,&quot;schema&quot;:&quot;https://github.com/citation-style-language/schema/raw/master/csl-citation.json&quot;,&quot;properties&quot;:{&quot;noteIndex&quot;:0,&quot;formattedCitation&quot;:&quot;[@sutton-smith_ambiguity_2001]&quot;},&quot;citationItems&quot;:[{&quot;uri&quot;:[&quot;http://zotero.org/users/1913249/items/JUMNM23B&quot;],&quot;uris&quot;:[&quot;http://zotero.org/users/1913249/items/JUMNM23B&quot;],&quot;id&quot;:1389,&quot;suffix&quot;:&quot;&quot;,&quot;itemData&quot;:{&quot;language&quot;:&quot;English&quot;,&quot;event-place&quot;:&quot;Cambridge, Mass.&quot;,&quot;author&quot;:[{&quot;given&quot;:&quot;Brian&quot;,&quot;family&quot;:&quot;Sutton-smith&quot;}],&quot;id&quot;:&quot;sutton-smith_ambiguity_2001&quot;,&quot;ISBN&quot;:&quot;978-0-674-00581-5&quot;,&quot;publisher&quot;:&quot;Harvard University Press&quot;,&quot;type&quot;:&quot;book&quot;,&quot;citation-key&quot;:&quot;sutton-smith_ambiguity_2001&quot;,&quot;publisher-place&quot;:&quot;Cambridge, Mass.&quot;,&quot;title&quot;:&quot;The Ambiguity of Play&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number-of-pages&quot;:&quot;288&quot;,&quot;issued&quot;:{&quot;date-parts&quot;:[[&quot;2001&quot;,5,8]]},&quot;source&quot;:&quot;Amazon&quot;},&quot;prefix&quot;:&quot;&quot;}]} RNDqibtusrxit"/>.</text:p>
      <text:p text:style-name="Text_20_body">These novel concepts may have emerged spontaneously or have a source in part from participants’ funds of gaming knowledge. In either case, once a concept like that of safe zone enters the linguistic and coding repertoire of this community of game makers, it facilitates propagation based on the interest of other participants.</text:p>
      <text:p text:style-name="Text_20_body">The process of emergence of novel repertoires which drew on GDP concepts, and wider, existing practice aligned with the motivations of this study. Therefore to try to support their development I introduced some additional social missions described in Chapter 5 and described in more detail in Appendix.makertypes. Paralleling Bartle’s player types <text:reference-mark-start text:name="ZOTERO_ITEM CSL_CITATION {&quot;citationID&quot;:&quot;hvepbceg&quot;,&quot;schema&quot;:&quot;https://github.com/citation-style-language/schema/raw/master/csl-citation.json&quot;,&quot;properties&quot;:{&quot;noteIndex&quot;:0,&quot;formattedCitation&quot;:&quot;[@schneider_analysis_2016]&quot;},&quot;citationItems&quot;:[{&quot;uri&quot;:[&quot;http://zotero.org/users/1913249/items/TN6HFREC&quot;],&quot;uris&quot;:[&quot;http://zotero.org/users/1913249/items/TN6HFREC&quot;],&quot;id&quot;:8666,&quot;suffix&quot;:&quot;&quot;,&quot;itemData&quot;:{&quot;language&quot;:&quot;en&quot;,&quot;title&quot;:&quot;Analysis of Player Profiles in Electronic Games applying Bartle’s Taxonomy&quot;,&quot;author&quot;:[{&quot;given&quot;:&quot;Marvin Oliver&quot;,&quot;family&quot;:&quot;Schneider&quot;},{&quot;given&quot;:&quot;Érika Tiemi Uehara&quot;,&quot;family&quot;:&quot;Moriya&quot;},{&quot;given&quot;:&quot;João Carlos&quot;,&quot;family&quot;:&quot;Néto&quot;}],&quot;id&quot;:&quot;schneider_analysis_2016&quot;,&quot;issued&quot;:{&quot;date-parts&quot;:[[&quot;2016&quot;]]},&quot;citation-key&quot;:&quot;schneider_analysis_2016&quot;,&quot;type&quot;:&quot;article-journal&quot;,&quot;container-title&quot;:&quot;São Paulo&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source&quot;:&quot;Zotero&quot;},&quot;prefix&quot;:&quot;&quot;}]} RNDdpbxybymgp"/>&lt;Do Zotero Refresh: [@schneider_analysis_2016]&gt;<text:reference-mark-end text:name="ZOTERO_ITEM CSL_CITATION {&quot;citationID&quot;:&quot;hvepbceg&quot;,&quot;schema&quot;:&quot;https://github.com/citation-style-language/schema/raw/master/csl-citation.json&quot;,&quot;properties&quot;:{&quot;noteIndex&quot;:0,&quot;formattedCitation&quot;:&quot;[@schneider_analysis_2016]&quot;},&quot;citationItems&quot;:[{&quot;uri&quot;:[&quot;http://zotero.org/users/1913249/items/TN6HFREC&quot;],&quot;uris&quot;:[&quot;http://zotero.org/users/1913249/items/TN6HFREC&quot;],&quot;id&quot;:8666,&quot;suffix&quot;:&quot;&quot;,&quot;itemData&quot;:{&quot;language&quot;:&quot;en&quot;,&quot;title&quot;:&quot;Analysis of Player Profiles in Electronic Games applying Bartle’s Taxonomy&quot;,&quot;author&quot;:[{&quot;given&quot;:&quot;Marvin Oliver&quot;,&quot;family&quot;:&quot;Schneider&quot;},{&quot;given&quot;:&quot;Érika Tiemi Uehara&quot;,&quot;family&quot;:&quot;Moriya&quot;},{&quot;given&quot;:&quot;João Carlos&quot;,&quot;family&quot;:&quot;Néto&quot;}],&quot;id&quot;:&quot;schneider_analysis_2016&quot;,&quot;issued&quot;:{&quot;date-parts&quot;:[[&quot;2016&quot;]]},&quot;citation-key&quot;:&quot;schneider_analysis_2016&quot;,&quot;type&quot;:&quot;article-journal&quot;,&quot;container-title&quot;:&quot;São Paulo&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source&quot;:&quot;Zotero&quot;},&quot;prefix&quot;:&quot;&quot;}]} RNDdpbxybymgp"/>, the concept of maker types addressed observations of the varied sub-goals which emerged in playtesting. Recalling the barriers to participation explored in Chapter 2, my rationale for exploring maker types with participants was to promote awareness of pluralistic programming process <text:reference-mark-start text:name="ZOTERO_ITEM CSL_CITATION {&quot;citationID&quot;:&quot;epmvynps&quot;,&quot;schema&quot;:&quot;https://github.com/citation-style-language/schema/raw/master/csl-citation.json&quot;,&quot;properties&quot;:{&quot;noteIndex&quot;:0,&quot;formattedCitation&quot;:&quot;[@papert_epistemological_1990]&quot;},&quot;citationItems&quot;:[{&quot;uri&quot;:[&quot;http://zotero.org/users/1913249/items/PN46846P&quot;],&quot;uris&quot;:[&quot;http://zotero.org/users/1913249/items/PN46846P&quot;],&quot;id&quot;:2017,&quot;suffix&quot;:&quot;&quot;,&quot;itemData&quot;:{&quot;container-title&quot;:&quot;Signs&quot;,&quot;title&quot;:&quot;Epistemological Pluralism and the Revaluation of the Concrete&quot;,&quot;author&quot;:[{&quot;given&quot;:&quot;Seymour&quot;,&quot;family&quot;:&quot;Papert&quot;},{&quot;given&quot;:&quot;Sherry&quot;,&quot;family&quot;:&quot;Turkle&quot;}],&quot;id&quot;:&quot;papert_epistemological_1990&quot;,&quot;volume&quot;:&quot;16&quot;,&quot;issued&quot;:{&quot;date-parts&quot;:[[&quot;1990&quot;]]},&quot;issue&quot;:&quot;1&quot;,&quot;accessed&quot;:{&quot;date-parts&quot;:[[&quot;2017&quot;,11,1]]},&quot;type&quot;:&quot;article-journal&quot;,&quot;URL&quot;:&quot;http://www.papert.org/articles/EpistemologicalPluralism.html&quot;,&quot;citation-key&quot;:&quot;papert_epistemological_1990&quot;},&quot;prefix&quot;:&quot;&quot;}]} RNDfgqnayjfnk"/>&lt;Do Zotero Refresh: [@papert_epistemological_1990]&gt;<text:reference-mark-end text:name="ZOTERO_ITEM CSL_CITATION {&quot;citationID&quot;:&quot;epmvynps&quot;,&quot;schema&quot;:&quot;https://github.com/citation-style-language/schema/raw/master/csl-citation.json&quot;,&quot;properties&quot;:{&quot;noteIndex&quot;:0,&quot;formattedCitation&quot;:&quot;[@papert_epistemological_1990]&quot;},&quot;citationItems&quot;:[{&quot;uri&quot;:[&quot;http://zotero.org/users/1913249/items/PN46846P&quot;],&quot;uris&quot;:[&quot;http://zotero.org/users/1913249/items/PN46846P&quot;],&quot;id&quot;:2017,&quot;suffix&quot;:&quot;&quot;,&quot;itemData&quot;:{&quot;container-title&quot;:&quot;Signs&quot;,&quot;title&quot;:&quot;Epistemological Pluralism and the Revaluation of the Concrete&quot;,&quot;author&quot;:[{&quot;given&quot;:&quot;Seymour&quot;,&quot;family&quot;:&quot;Papert&quot;},{&quot;given&quot;:&quot;Sherry&quot;,&quot;family&quot;:&quot;Turkle&quot;}],&quot;id&quot;:&quot;papert_epistemological_1990&quot;,&quot;volume&quot;:&quot;16&quot;,&quot;issued&quot;:{&quot;date-parts&quot;:[[&quot;1990&quot;]]},&quot;issue&quot;:&quot;1&quot;,&quot;accessed&quot;:{&quot;date-parts&quot;:[[&quot;2017&quot;,11,1]]},&quot;type&quot;:&quot;article-journal&quot;,&quot;URL&quot;:&quot;http://www.papert.org/articles/EpistemologicalPluralism.html&quot;,&quot;citation-key&quot;:&quot;papert_epistemological_1990&quot;},&quot;prefix&quot;:&quot;&quot;}]} RNDfgqnayjfnk"/>, and a message that when you are learning something novel and challenging, there is value in incorporating your existing working preferences and techniques in the process. Rather than proposing that these styles make up a rigid typology to be replicated in other settings, instead, in line with Gutierrez and Rogoff <text:reference-mark-start text:name="ZOTERO_ITEM CSL_CITATION {&quot;citationID&quot;:&quot;hrqlgsif&quot;,&quot;schema&quot;:&quot;https://github.com/citation-style-language/schema/raw/master/csl-citation.json&quot;,&quot;properties&quot;:{&quot;noteIndex&quot;:0,&quot;formattedCitation&quot;:&quot;[-@gutierrez_cultural_2003, p.20]&quot;},&quot;citationItems&quot;:[{&quot;uri&quot;:[&quot;http://zotero.org/users/1913249/items/BW6F6HY6&quot;],&quot;uris&quot;:[&quot;http://zotero.org/users/1913249/items/BW6F6HY6&quot;],&quot;id&quot;:9830,&quot;locator&quot;:&quot;20&quot;,&quot;suppress-author&quot;:true,&quot;itemData&quot;:{&quot;language&quot;:&quot;en&quot;,&quot;title&quot;:&quot;Cultural Ways of Learning: Individual Traits or Repertoires of Practice&quot;,&quot;author&quot;:[{&quot;given&quot;:&quot;Kris D.&quot;,&quot;family&quot;:&quot;Gutiérrez&quot;},{&quot;given&quot;:&quot;Barbara&quot;,&quot;family&quot;:&quot;Rogoff&quot;}],&quot;title-short&quot;:&quot;Cultural Ways of Learning&quot;,&quot;volume&quot;:&quot;32&quot;,&quot;page&quot;:&quot;19-25&quot;,&quot;citation-key&quot;:&quot;gutierrez_cultural_2003&quot;,&quot;ISSN&quot;:&quot;0013-189X, 1935-102X&quot;,&quot;DOI&quot;:&quot;10.3102/0013189X032005019&quot;,&quot;id&quot;:&quot;gutierrez_cultural_2003&quot;,&quot;issued&quot;:{&quot;date-parts&quot;:[[&quot;2003&quot;,6]]},&quot;URL&quot;:&quot;http://journals.sagepub.com/doi/10.3102/0013189X032005019&quot;,&quot;issue&quot;:&quot;5&quot;,&quot;accessed&quot;:{&quot;date-parts&quot;:[[&quot;2024&quot;,9,8]]},&quot;container-title&quot;:&quot;Educational Researcher&quot;,&quot;type&quot;:&quot;article-journal&quot;,&quot;container-title-short&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license&quot;:&quot;http://journals.sagepub.com/page/policies/text-and-data-mining-license&quot;},&quot;prefix&quot;:&quot;&quot;}]} RNDtgravwpirn"/>&lt;Do Zotero Refresh: [-@gutierrez_cultural_2003, p.20]&gt;<text:reference-mark-end text:name="ZOTERO_ITEM CSL_CITATION {&quot;citationID&quot;:&quot;hrqlgsif&quot;,&quot;schema&quot;:&quot;https://github.com/citation-style-language/schema/raw/master/csl-citation.json&quot;,&quot;properties&quot;:{&quot;noteIndex&quot;:0,&quot;formattedCitation&quot;:&quot;[-@gutierrez_cultural_2003, p.20]&quot;},&quot;citationItems&quot;:[{&quot;uri&quot;:[&quot;http://zotero.org/users/1913249/items/BW6F6HY6&quot;],&quot;uris&quot;:[&quot;http://zotero.org/users/1913249/items/BW6F6HY6&quot;],&quot;id&quot;:9830,&quot;locator&quot;:&quot;20&quot;,&quot;suppress-author&quot;:true,&quot;itemData&quot;:{&quot;language&quot;:&quot;en&quot;,&quot;title&quot;:&quot;Cultural Ways of Learning: Individual Traits or Repertoires of Practice&quot;,&quot;author&quot;:[{&quot;given&quot;:&quot;Kris D.&quot;,&quot;family&quot;:&quot;Gutiérrez&quot;},{&quot;given&quot;:&quot;Barbara&quot;,&quot;family&quot;:&quot;Rogoff&quot;}],&quot;title-short&quot;:&quot;Cultural Ways of Learning&quot;,&quot;volume&quot;:&quot;32&quot;,&quot;page&quot;:&quot;19-25&quot;,&quot;citation-key&quot;:&quot;gutierrez_cultural_2003&quot;,&quot;ISSN&quot;:&quot;0013-189X, 1935-102X&quot;,&quot;DOI&quot;:&quot;10.3102/0013189X032005019&quot;,&quot;id&quot;:&quot;gutierrez_cultural_2003&quot;,&quot;issued&quot;:{&quot;date-parts&quot;:[[&quot;2003&quot;,6]]},&quot;URL&quot;:&quot;http://journals.sagepub.com/doi/10.3102/0013189X032005019&quot;,&quot;issue&quot;:&quot;5&quot;,&quot;accessed&quot;:{&quot;date-parts&quot;:[[&quot;2024&quot;,9,8]]},&quot;container-title&quot;:&quot;Educational Researcher&quot;,&quot;type&quot;:&quot;article-journal&quot;,&quot;container-title-short&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license&quot;:&quot;http://journals.sagepub.com/page/policies/text-and-data-mining-license&quot;},&quot;prefix&quot;:&quot;&quot;}]} RNDtgravwpirn"/> , that the process of co-constructing understanding and communication about learning styles can “support the changing nature of participation and the forms of assistance provided in joint activity.”</text:p>
      <text:p text:style-name="Text_20_body">Thus, similar to the way tools were modified to provide new affordances for participants, in P3 I began to encourage these processes by introducing a drama process incorporating <text:span text:style-name="T2">social side-missions</text:span> to augment the affordances of the playtesting environment. The process of exploring identity via side missions in this way surfaced the cheekiness of some young people and the pleasure they took in demonstrating their playful mischievousness. Many of the social missions encouraged activity outside of strictly productive design activities: for example, the lively discussion about game playing in response to the mission to <text:span text:style-name="T2">find out the favourite games of 3 other people</text:span>. In observations of video data, I was struck by the high degree of flexibility and variation present in participant behaviour. In the following section I begin an analysis of other emerging characteristics.</text:p>
      <text:h text:style-name="Heading_20_2" text:outline-level="2"><text:bookmark-start text:name="discussion"/>Discussion<text:bookmark-end text:name="discussion"/></text:h>
      <text:h text:style-name="Heading_20_3" text:outline-level="3"><text:bookmark-start text:name="addressing-the-use-of-gdps-in-relation-to-theoretical-understandings-of-processes-of-mediation-and-incorporation-in-repertoires-of-practice"/>Addressing the use of GDPs in relation to theoretical understandings of processes of mediation and incorporation in repertoires of practice<text:bookmark-end text:name="addressing-the-use-of-gdps-in-relation-to-theoretical-understandings-of-processes-of-mediation-and-incorporation-in-repertoires-of-practice"/></text:h>
      <text:p text:style-name="First_20_paragraph">This section begins an interpretation of the diverse roles of GDPs in the game-making activity using CHAT concepts, with this analysis continuing in the following chapter. Addressing GDPs as a mediational tool, Chapter 5 outlined design decisions, and this chapter explores the impact. For example, the uses of the quick-start activities, tutorials, and code snippets as supporting tools, if viewed in isolation, can be seen as a more straightforward, triangular form of subject, tool, and object mediation (see Chapter 4 diagram). This chapter, along with the evolution of the learning design, exposed tensions where existing mediational strategies or tools were insufficient, and thus innovative forms of mediation were needed. Elements of the innovation in the toolset of learning design, based on the emerging needs of the participants explored in this and the previous chapter, exemplify the development of new mediational strategies and tools. In line with Sannino <text:reference-mark-start text:name="ZOTERO_ITEM CSL_CITATION {&quot;citationID&quot;:&quot;wggbnxpn&quot;,&quot;schema&quot;:&quot;https://github.com/citation-style-language/schema/raw/master/csl-citation.json&quot;,&quot;properties&quot;:{&quot;noteIndex&quot;:0,&quot;formattedCitation&quot;:&quot;[@sannino_transformative_2022]&quot;},&quot;citationItems&quot;:[{&quot;uri&quot;:[&quot;http://zotero.org/users/1913249/items/VUC3WX3F&quot;],&quot;uris&quot;:[&quot;http://zotero.org/users/1913249/items/VUC3WX3F&quot;],&quot;id&quot;:3721,&quot;suffix&quot;:&quot;&quot;,&quot;itemData&quot;:{&quot;container-title&quot;:&quot;Pedagogy, Culture &amp; Society&quot;,&quot;title&quot;:&quot;Transformative agency as warping: how collectives accomplish change amidst uncertainty&quot;,&quot;author&quot;:[{&quot;given&quot;:&quot;Annalisa&quot;,&quot;family&quot;:&quot;Sannino&quot;}],&quot;title-short&quot;:&quot;Transformative agency as warping&quot;,&quot;volume&quot;:&quot;30&quot;,&quot;page&quot;:&quot;9-33&quot;,&quot;citation-key&quot;:&quot;sannino_transformative_2022&quot;,&quot;ISSN&quot;:&quot;1468-1366&quot;,&quot;URL&quot;:&quot;https://doi.org/10.1080/14681366.2020.1805493&quot;,&quot;id&quot;:&quot;sannino_transformative_2022&quot;,&quot;issued&quot;:{&quot;date-parts&quot;:[[&quot;2022&quot;,1,1]]},&quot;issue&quot;:&quot;1&quot;,&quot;accessed&quot;:{&quot;date-parts&quot;:[[&quot;2023&quot;,2,20]]},&quot;type&quot;:&quot;article-journal&quot;,&quot;DOI&quot;:&quot;10.1080/14681366.2020.1805493&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source&quot;:&quot;Taylor and Francis+NEJM&quot;},&quot;prefix&quot;:&quot;&quot;}]} RNDvytijbaamh"/>&lt;Do Zotero Refresh: [@sannino_transformative_2022]&gt;<text:reference-mark-end text:name="ZOTERO_ITEM CSL_CITATION {&quot;citationID&quot;:&quot;wggbnxpn&quot;,&quot;schema&quot;:&quot;https://github.com/citation-style-language/schema/raw/master/csl-citation.json&quot;,&quot;properties&quot;:{&quot;noteIndex&quot;:0,&quot;formattedCitation&quot;:&quot;[@sannino_transformative_2022]&quot;},&quot;citationItems&quot;:[{&quot;uri&quot;:[&quot;http://zotero.org/users/1913249/items/VUC3WX3F&quot;],&quot;uris&quot;:[&quot;http://zotero.org/users/1913249/items/VUC3WX3F&quot;],&quot;id&quot;:3721,&quot;suffix&quot;:&quot;&quot;,&quot;itemData&quot;:{&quot;container-title&quot;:&quot;Pedagogy, Culture &amp; Society&quot;,&quot;title&quot;:&quot;Transformative agency as warping: how collectives accomplish change amidst uncertainty&quot;,&quot;author&quot;:[{&quot;given&quot;:&quot;Annalisa&quot;,&quot;family&quot;:&quot;Sannino&quot;}],&quot;title-short&quot;:&quot;Transformative agency as warping&quot;,&quot;volume&quot;:&quot;30&quot;,&quot;page&quot;:&quot;9-33&quot;,&quot;citation-key&quot;:&quot;sannino_transformative_2022&quot;,&quot;ISSN&quot;:&quot;1468-1366&quot;,&quot;URL&quot;:&quot;https://doi.org/10.1080/14681366.2020.1805493&quot;,&quot;id&quot;:&quot;sannino_transformative_2022&quot;,&quot;issued&quot;:{&quot;date-parts&quot;:[[&quot;2022&quot;,1,1]]},&quot;issue&quot;:&quot;1&quot;,&quot;accessed&quot;:{&quot;date-parts&quot;:[[&quot;2023&quot;,2,20]]},&quot;type&quot;:&quot;article-journal&quot;,&quot;DOI&quot;:&quot;10.1080/14681366.2020.1805493&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source&quot;:&quot;Taylor and Francis+NEJM&quot;},&quot;prefix&quot;:&quot;&quot;}]} RNDvytijbaamh"/>, this study frames such innovation within CHAT as transformational agency, a discussion of which forms a significant part of the following chapter.</text:p>
      <text:p text:style-name="Text_20_body">By way of contrast, Gutiérrez’s <text:reference-mark-start text:name="ZOTERO_ITEM CSL_CITATION {&quot;citationID&quot;:&quot;svnmcemy&quot;,&quot;schema&quot;:&quot;https://github.com/citation-style-language/schema/raw/master/csl-citation.json&quot;,&quot;properties&quot;:{&quot;noteIndex&quot;:0,&quot;formattedCitation&quot;:&quot;[@gutierrez_developing_2008]&quot;},&quot;citationItems&quot;:[{&quot;uri&quot;:[&quot;http://zotero.org/users/1913249/items/DAPR6ZQ4&quot;],&quot;uris&quot;:[&quot;http://zotero.org/users/1913249/items/DAPR6ZQ4&quot;],&quot;id&quot;:79,&quot;suffix&quot;:&quot;&quot;,&quot;itemData&quot;:{&quot;language&quot;:&quot;en&quot;,&quot;title&quot;:&quot;Developing a Sociocritical Literacy in the Third Space&quot;,&quot;author&quot;:[{&quot;given&quot;:&quot;Kris D.&quot;,&quot;family&quot;:&quot;Gutiérrez&quot;}],&quot;volume&quot;:&quot;43&quot;,&quot;page&quot;:&quot;148-164&quot;,&quot;citation-key&quot;:&quot;gutierrez_developing_2008&quot;,&quot;ISSN&quot;:&quot;1936-2722&quot;,&quot;URL&quot;:&quot;https://ila.onlinelibrary.wiley.com/doi/abs/10.1598/RRQ.43.2.3&quot;,&quot;id&quot;:&quot;gutierrez_developing_2008&quot;,&quot;issued&quot;:{&quot;date-parts&quot;:[[&quot;2008&quot;]]},&quot;issue&quot;:&quot;2&quot;,&quot;accessed&quot;:{&quot;date-parts&quot;:[[&quot;2021&quot;,3,18]]},&quot;type&quot;:&quot;article-journal&quot;,&quot;container-title&quot;:&quot;Reading Research Quarterly&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refix&quot;:&quot;&quot;}]} RNDbcgspczwem"/>&lt;Do Zotero Refresh: [@gutierrez_developing_2008]&gt;<text:reference-mark-end text:name="ZOTERO_ITEM CSL_CITATION {&quot;citationID&quot;:&quot;svnmcemy&quot;,&quot;schema&quot;:&quot;https://github.com/citation-style-language/schema/raw/master/csl-citation.json&quot;,&quot;properties&quot;:{&quot;noteIndex&quot;:0,&quot;formattedCitation&quot;:&quot;[@gutierrez_developing_2008]&quot;},&quot;citationItems&quot;:[{&quot;uri&quot;:[&quot;http://zotero.org/users/1913249/items/DAPR6ZQ4&quot;],&quot;uris&quot;:[&quot;http://zotero.org/users/1913249/items/DAPR6ZQ4&quot;],&quot;id&quot;:79,&quot;suffix&quot;:&quot;&quot;,&quot;itemData&quot;:{&quot;language&quot;:&quot;en&quot;,&quot;title&quot;:&quot;Developing a Sociocritical Literacy in the Third Space&quot;,&quot;author&quot;:[{&quot;given&quot;:&quot;Kris D.&quot;,&quot;family&quot;:&quot;Gutiérrez&quot;}],&quot;volume&quot;:&quot;43&quot;,&quot;page&quot;:&quot;148-164&quot;,&quot;citation-key&quot;:&quot;gutierrez_developing_2008&quot;,&quot;ISSN&quot;:&quot;1936-2722&quot;,&quot;URL&quot;:&quot;https://ila.onlinelibrary.wiley.com/doi/abs/10.1598/RRQ.43.2.3&quot;,&quot;id&quot;:&quot;gutierrez_developing_2008&quot;,&quot;issued&quot;:{&quot;date-parts&quot;:[[&quot;2008&quot;]]},&quot;issue&quot;:&quot;2&quot;,&quot;accessed&quot;:{&quot;date-parts&quot;:[[&quot;2021&quot;,3,18]]},&quot;type&quot;:&quot;article-journal&quot;,&quot;container-title&quot;:&quot;Reading Research Quarterly&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refix&quot;:&quot;&quot;}]} RNDbcgspczwem"/> focus on the movement of identity between settings’ repertoires of practice draws on the importance of a wider cultural focus of the learning process, or the “cultural mediation of thinking” (Moll, 1998), cited in <text:reference-mark-start text:name="ZOTERO_ITEM CSL_CITATION {&quot;citationID&quot;:&quot;tuapttxc&quot;,&quot;schema&quot;:&quot;https://github.com/citation-style-language/schema/raw/master/csl-citation.json&quot;,&quot;properties&quot;:{&quot;noteIndex&quot;:0,&quot;formattedCitation&quot;:&quot;[@digiacomo_seven_2017]&quot;},&quot;citationItems&quot;:[{&quot;uri&quot;:[&quot;http://zotero.org/users/1913249/items/KJICLYIY&quot;],&quot;uris&quot;:[&quot;http://zotero.org/users/1913249/items/KJICLYIY&quot;],&quot;id&quot;:10037,&quot;suffix&quot;:&quot;&quot;,&quot;itemData&quot;:{&quot;language&quot;:&quot;en&quot;,&quot;title&quot;:&quot;Seven &lt;i&gt;chilis&lt;/i&gt; : making visible the complexities in leveraging cultural repertories of practice in a designed teaching and learning environment&quot;,&quot;author&quot;:[{&quot;given&quot;:&quot;Daniela Kruel&quot;,&quot;family&quot;:&quot;DiGiacomo&quot;},{&quot;given&quot;:&quot;Kris D.&quot;,&quot;family&quot;:&quot;Gutiérrez&quot;}],&quot;title-short&quot;:&quot;Seven &lt;i&gt;chilis&lt;/i&gt;&quot;,&quot;volume&quot;:&quot;12&quot;,&quot;page&quot;:&quot;41-57&quot;,&quot;citation-key&quot;:&quot;digiacomo_seven_2017&quot;,&quot;ISSN&quot;:&quot;1554-480X, 1554-4818&quot;,&quot;DOI&quot;:&quot;10.1080/1554480X.2017.1283992&quot;,&quot;id&quot;:&quot;digiacomo_seven_2017&quot;,&quot;issued&quot;:{&quot;date-parts&quot;:[[&quot;2017&quot;,1,2]]},&quot;issue&quot;:&quot;1&quot;,&quot;accessed&quot;:{&quot;date-parts&quot;:[[&quot;2025&quot;,1,17]]},&quot;URL&quot;:&quot;https://www.tandfonline.com/doi/full/10.1080/1554480X.2017.1283992&quot;,&quot;type&quot;:&quot;article-journal&quot;,&quot;container-title&quot;:&quot;Pedagogies: An International Journal&quot;,&quot;container-title-short&quot;:&quot;Pedagogies: An International 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source&quot;:&quot;DOI.org (Crossref)&quot;},&quot;prefix&quot;:&quot;&quot;}]} RNDuychgvcthe"/>&lt;Do Zotero Refresh: [@digiacomo_seven_2017]&gt;<text:reference-mark-end text:name="ZOTERO_ITEM CSL_CITATION {&quot;citationID&quot;:&quot;tuapttxc&quot;,&quot;schema&quot;:&quot;https://github.com/citation-style-language/schema/raw/master/csl-citation.json&quot;,&quot;properties&quot;:{&quot;noteIndex&quot;:0,&quot;formattedCitation&quot;:&quot;[@digiacomo_seven_2017]&quot;},&quot;citationItems&quot;:[{&quot;uri&quot;:[&quot;http://zotero.org/users/1913249/items/KJICLYIY&quot;],&quot;uris&quot;:[&quot;http://zotero.org/users/1913249/items/KJICLYIY&quot;],&quot;id&quot;:10037,&quot;suffix&quot;:&quot;&quot;,&quot;itemData&quot;:{&quot;language&quot;:&quot;en&quot;,&quot;title&quot;:&quot;Seven &lt;i&gt;chilis&lt;/i&gt; : making visible the complexities in leveraging cultural repertories of practice in a designed teaching and learning environment&quot;,&quot;author&quot;:[{&quot;given&quot;:&quot;Daniela Kruel&quot;,&quot;family&quot;:&quot;DiGiacomo&quot;},{&quot;given&quot;:&quot;Kris D.&quot;,&quot;family&quot;:&quot;Gutiérrez&quot;}],&quot;title-short&quot;:&quot;Seven &lt;i&gt;chilis&lt;/i&gt;&quot;,&quot;volume&quot;:&quot;12&quot;,&quot;page&quot;:&quot;41-57&quot;,&quot;citation-key&quot;:&quot;digiacomo_seven_2017&quot;,&quot;ISSN&quot;:&quot;1554-480X, 1554-4818&quot;,&quot;DOI&quot;:&quot;10.1080/1554480X.2017.1283992&quot;,&quot;id&quot;:&quot;digiacomo_seven_2017&quot;,&quot;issued&quot;:{&quot;date-parts&quot;:[[&quot;2017&quot;,1,2]]},&quot;issue&quot;:&quot;1&quot;,&quot;accessed&quot;:{&quot;date-parts&quot;:[[&quot;2025&quot;,1,17]]},&quot;URL&quot;:&quot;https://www.tandfonline.com/doi/full/10.1080/1554480X.2017.1283992&quot;,&quot;type&quot;:&quot;article-journal&quot;,&quot;container-title&quot;:&quot;Pedagogies: An International Journal&quot;,&quot;container-title-short&quot;:&quot;Pedagogies: An International 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source&quot;:&quot;DOI.org (Crossref)&quot;},&quot;prefix&quot;:&quot;&quot;}]} RNDuychgvcthe"/> p.44. Gutiérrez sees a role for facilitators to facilitate this via learning design. In this chapter, the last section examining activity on the cultural plane exposed elements of transfer between different activity systems, supporting Gutiérrez’s <text:reference-mark-start text:name="ZOTERO_ITEM CSL_CITATION {&quot;citationID&quot;:&quot;ytczvisl&quot;,&quot;schema&quot;:&quot;https://github.com/citation-style-language/schema/raw/master/csl-citation.json&quot;,&quot;properties&quot;:{&quot;noteIndex&quot;:0,&quot;formattedCitation&quot;:&quot;[@gutierrez_developing_2008]&quot;},&quot;citationItems&quot;:[{&quot;uri&quot;:[&quot;http://zotero.org/users/1913249/items/DAPR6ZQ4&quot;],&quot;uris&quot;:[&quot;http://zotero.org/users/1913249/items/DAPR6ZQ4&quot;],&quot;id&quot;:79,&quot;suffix&quot;:&quot;&quot;,&quot;itemData&quot;:{&quot;language&quot;:&quot;en&quot;,&quot;title&quot;:&quot;Developing a Sociocritical Literacy in the Third Space&quot;,&quot;author&quot;:[{&quot;given&quot;:&quot;Kris D.&quot;,&quot;family&quot;:&quot;Gutiérrez&quot;}],&quot;volume&quot;:&quot;43&quot;,&quot;page&quot;:&quot;148-164&quot;,&quot;citation-key&quot;:&quot;gutierrez_developing_2008&quot;,&quot;ISSN&quot;:&quot;1936-2722&quot;,&quot;URL&quot;:&quot;https://ila.onlinelibrary.wiley.com/doi/abs/10.1598/RRQ.43.2.3&quot;,&quot;id&quot;:&quot;gutierrez_developing_2008&quot;,&quot;issued&quot;:{&quot;date-parts&quot;:[[&quot;2008&quot;]]},&quot;issue&quot;:&quot;2&quot;,&quot;accessed&quot;:{&quot;date-parts&quot;:[[&quot;2021&quot;,3,18]]},&quot;type&quot;:&quot;article-journal&quot;,&quot;container-title&quot;:&quot;Reading Research Quarterly&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refix&quot;:&quot;&quot;}]} RNDlripdcjdrc"/>&lt;Do Zotero Refresh: [@gutierrez_developing_2008]&gt;<text:reference-mark-end text:name="ZOTERO_ITEM CSL_CITATION {&quot;citationID&quot;:&quot;ytczvisl&quot;,&quot;schema&quot;:&quot;https://github.com/citation-style-language/schema/raw/master/csl-citation.json&quot;,&quot;properties&quot;:{&quot;noteIndex&quot;:0,&quot;formattedCitation&quot;:&quot;[@gutierrez_developing_2008]&quot;},&quot;citationItems&quot;:[{&quot;uri&quot;:[&quot;http://zotero.org/users/1913249/items/DAPR6ZQ4&quot;],&quot;uris&quot;:[&quot;http://zotero.org/users/1913249/items/DAPR6ZQ4&quot;],&quot;id&quot;:79,&quot;suffix&quot;:&quot;&quot;,&quot;itemData&quot;:{&quot;language&quot;:&quot;en&quot;,&quot;title&quot;:&quot;Developing a Sociocritical Literacy in the Third Space&quot;,&quot;author&quot;:[{&quot;given&quot;:&quot;Kris D.&quot;,&quot;family&quot;:&quot;Gutiérrez&quot;}],&quot;volume&quot;:&quot;43&quot;,&quot;page&quot;:&quot;148-164&quot;,&quot;citation-key&quot;:&quot;gutierrez_developing_2008&quot;,&quot;ISSN&quot;:&quot;1936-2722&quot;,&quot;URL&quot;:&quot;https://ila.onlinelibrary.wiley.com/doi/abs/10.1598/RRQ.43.2.3&quot;,&quot;id&quot;:&quot;gutierrez_developing_2008&quot;,&quot;issued&quot;:{&quot;date-parts&quot;:[[&quot;2008&quot;]]},&quot;issue&quot;:&quot;2&quot;,&quot;accessed&quot;:{&quot;date-parts&quot;:[[&quot;2021&quot;,3,18]]},&quot;type&quot;:&quot;article-journal&quot;,&quot;container-title&quot;:&quot;Reading Research Quarterly&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refix&quot;:&quot;&quot;}]} RNDlripdcjdrc"/> perspective regarding the importance of transcending borders and linguistic practices between sites of learning.</text:p>
      <text:p text:style-name="Text_20_body">The examples in this chapter show the importance of GDPs as a lingua franca, as a mediational strategy to facilitate these kinds of flexible, responsive collaboration. The process of playtesting often served as a facilitative medium for a shared language and idioculture to emerge and, as such, became a significant part of the pedagogy of the learning design. The use of GDPs in design and in community interaction became integrated with other home and technical practices into an idioculture <text:reference-mark-start text:name="ZOTERO_ITEM CSL_CITATION {&quot;citationID&quot;:&quot;wpfrniyt&quot;,&quot;schema&quot;:&quot;https://github.com/citation-style-language/schema/raw/master/csl-citation.json&quot;,&quot;properties&quot;:{&quot;noteIndex&quot;:0,&quot;formattedCitation&quot;:&quot;[@cole_design-based_2016]&quot;},&quot;citationItems&quot;:[{&quot;uri&quot;:[&quot;http://zotero.org/users/1913249/items/FYCLWKSL&quot;],&quot;uris&quot;:[&quot;http://zotero.org/users/1913249/items/FYCLWKSL&quot;],&quot;id&quot;:8878,&quot;suffix&quot;:&quot;&quot;,&quot;itemData&quot;:{&quot;container-title&quot;:&quot;Journal of the Learning Sciences&quot;,&quot;title&quot;:&quot;Design-Based Intervention Research as the Science of the Doubly Artificial&quot;,&quot;author&quot;:[{&quot;given&quot;:&quot;Michael&quot;,&quot;family&quot;:&quot;Cole&quot;},{&quot;given&quot;:&quot;Martin&quot;,&quot;family&quot;:&quot;Packer&quot;}],&quot;volume&quot;:&quot;25&quot;,&quot;page&quot;:&quot;503-530&quot;,&quot;citation-key&quot;:&quot;cole_design-based_2016&quot;,&quot;ISSN&quot;:&quot;1050-8406&quot;,&quot;URL&quot;:&quot;https://doi.org/10.1080/10508406.2016.1187148&quot;,&quot;id&quot;:&quot;cole_design-based_2016&quot;,&quot;issued&quot;:{&quot;date-parts&quot;:[[&quot;2016&quot;,10,1]]},&quot;publisher&quot;:&quot;Routledge&quot;,&quot;issue&quot;:&quot;4&quot;,&quot;accessed&quot;:{&quot;date-parts&quot;:[[&quot;2023&quot;,7,4]]},&quot;type&quot;:&quot;article-journal&quot;,&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prefix&quot;:&quot;&quot;}]} RNDdankfleila"/>&lt;Do Zotero Refresh: [@cole_design-based_2016]&gt;<text:reference-mark-end text:name="ZOTERO_ITEM CSL_CITATION {&quot;citationID&quot;:&quot;wpfrniyt&quot;,&quot;schema&quot;:&quot;https://github.com/citation-style-language/schema/raw/master/csl-citation.json&quot;,&quot;properties&quot;:{&quot;noteIndex&quot;:0,&quot;formattedCitation&quot;:&quot;[@cole_design-based_2016]&quot;},&quot;citationItems&quot;:[{&quot;uri&quot;:[&quot;http://zotero.org/users/1913249/items/FYCLWKSL&quot;],&quot;uris&quot;:[&quot;http://zotero.org/users/1913249/items/FYCLWKSL&quot;],&quot;id&quot;:8878,&quot;suffix&quot;:&quot;&quot;,&quot;itemData&quot;:{&quot;container-title&quot;:&quot;Journal of the Learning Sciences&quot;,&quot;title&quot;:&quot;Design-Based Intervention Research as the Science of the Doubly Artificial&quot;,&quot;author&quot;:[{&quot;given&quot;:&quot;Michael&quot;,&quot;family&quot;:&quot;Cole&quot;},{&quot;given&quot;:&quot;Martin&quot;,&quot;family&quot;:&quot;Packer&quot;}],&quot;volume&quot;:&quot;25&quot;,&quot;page&quot;:&quot;503-530&quot;,&quot;citation-key&quot;:&quot;cole_design-based_2016&quot;,&quot;ISSN&quot;:&quot;1050-8406&quot;,&quot;URL&quot;:&quot;https://doi.org/10.1080/10508406.2016.1187148&quot;,&quot;id&quot;:&quot;cole_design-based_2016&quot;,&quot;issued&quot;:{&quot;date-parts&quot;:[[&quot;2016&quot;,10,1]]},&quot;publisher&quot;:&quot;Routledge&quot;,&quot;issue&quot;:&quot;4&quot;,&quot;accessed&quot;:{&quot;date-parts&quot;:[[&quot;2023&quot;,7,4]]},&quot;type&quot;:&quot;article-journal&quot;,&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prefix&quot;:&quot;&quot;}]} RNDdankfleila"/>: a local, non-geographical, non-demographic community where culture emerges via valued behaviours <text:reference-mark-start text:name="ZOTERO_ITEM CSL_CITATION {&quot;citationID&quot;:&quot;qdmcuurx&quot;,&quot;schema&quot;:&quot;https://github.com/citation-style-language/schema/raw/master/csl-citation.json&quot;,&quot;properties&quot;:{&quot;noteIndex&quot;:0,&quot;formattedCitation&quot;:&quot;[@lecusay_telementoring_2015]&quot;},&quot;citationItems&quot;:[{&quot;uri&quot;:[&quot;http://zotero.org/users/1913249/items/LWY6M7R4&quot;],&quot;uris&quot;:[&quot;http://zotero.org/users/1913249/items/LWY6M7R4&quot;],&quot;id&quot;:9422,&quot;suffix&quot;:&quot;&quot;,&quot;itemData&quot;:{&quot;title&quot;:&quot;Telementoring Physics: University-Community After-school Collaborations and the Mediation of the Formal/ Informal Divide&quot;,&quot;author&quot;:[{&quot;given&quot;:&quot;Robert&quot;,&quot;family&quot;:&quot;Lecusay&quot;}],&quot;id&quot;:&quot;lecusay_telementoring_2015&quot;,&quot;issued&quot;:{&quot;date-parts&quot;:[[&quot;2015&quot;,8,17]]},&quot;citation-key&quot;:&quot;lecusay_telementoring_2015&quot;,&quot;type&quot;:&quot;thesis&quot;,&quot;title-short&quot;:&quot;Telementoring Physics&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prefix&quot;:&quot;&quot;}]} RNDwbbneyckpq"/>&lt;Do Zotero Refresh: [@lecusay_telementoring_2015]&gt;<text:reference-mark-end text:name="ZOTERO_ITEM CSL_CITATION {&quot;citationID&quot;:&quot;qdmcuurx&quot;,&quot;schema&quot;:&quot;https://github.com/citation-style-language/schema/raw/master/csl-citation.json&quot;,&quot;properties&quot;:{&quot;noteIndex&quot;:0,&quot;formattedCitation&quot;:&quot;[@lecusay_telementoring_2015]&quot;},&quot;citationItems&quot;:[{&quot;uri&quot;:[&quot;http://zotero.org/users/1913249/items/LWY6M7R4&quot;],&quot;uris&quot;:[&quot;http://zotero.org/users/1913249/items/LWY6M7R4&quot;],&quot;id&quot;:9422,&quot;suffix&quot;:&quot;&quot;,&quot;itemData&quot;:{&quot;title&quot;:&quot;Telementoring Physics: University-Community After-school Collaborations and the Mediation of the Formal/ Informal Divide&quot;,&quot;author&quot;:[{&quot;given&quot;:&quot;Robert&quot;,&quot;family&quot;:&quot;Lecusay&quot;}],&quot;id&quot;:&quot;lecusay_telementoring_2015&quot;,&quot;issued&quot;:{&quot;date-parts&quot;:[[&quot;2015&quot;,8,17]]},&quot;citation-key&quot;:&quot;lecusay_telementoring_2015&quot;,&quot;type&quot;:&quot;thesis&quot;,&quot;title-short&quot;:&quot;Telementoring Physics&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prefix&quot;:&quot;&quot;}]} RNDwbbneyckpq"/>. This chapter has demonstrated that these behaviours could be undertaken in many ways, including those requiring little commitment. For example, even if participants only noticed the use of GDPs and used approximate terminology to comment on them during playtesting, this form of activity can be seen as legitimate peripheral participation <text:reference-mark-start text:name="ZOTERO_ITEM CSL_CITATION {&quot;citationID&quot;:&quot;sokvpxfu&quot;,&quot;schema&quot;:&quot;https://github.com/citation-style-language/schema/raw/master/csl-citation.json&quot;,&quot;properties&quot;:{&quot;noteIndex&quot;:0,&quot;formattedCitation&quot;:&quot;[@lave_situated_1991; @guzdial_imagineering_2006]&quot;},&quot;citationItems&quot;:[{&quot;uri&quot;:[&quot;http://zotero.org/users/1913249/items/RTN9BLRE&quot;],&quot;uris&quot;:[&quot;http://zotero.org/users/1913249/items/RTN9BLRE&quot;],&quot;id&quot;:2423,&quot;suffix&quot;:&quot;&quot;,&quot;itemData&quot;:{&quot;event-place&quot;:&quot;Cambridge [England] ; New York&quot;,&quot;author&quot;:[{&quot;given&quot;:&quot;Jean&quot;,&quot;family&quot;:&quot;Lave&quot;},{&quot;given&quot;:&quot;Etienne&quot;,&quot;family&quot;:&quot;Wenger&quot;}],&quot;id&quot;:&quot;lave_situated_1991&quot;,&quot;ISBN&quot;:&quot;978-0-521-41308-4 978-0-521-42374-8&quot;,&quot;issued&quot;:{&quot;date-parts&quot;:[[&quot;1991&quot;]]},&quot;publisher&quot;:&quot;Cambridge University Press&quot;,&quot;title-short&quot;:&quot;Situated learning&quot;,&quot;citation-key&quot;:&quot;lave_situated_1991&quot;,&quot;call-number&quot;:&quot;BF318 .L36 1991&quot;,&quot;title&quot;:&quot;Situated learning: legitimate peripheral participation&quot;,&quot;type&quot;:&quot;book&quot;,&quot;collection-title&quot;:&quot;Learning in doing&quot;,&quot;publisher-place&quot;:&quot;Cambridge [England] ; New York&quot;,&quot;number-of-pages&quot;:&quot;138&quot;,&quot;source&quot;:&quot;Library of Congress ISBN&quot;},&quot;prefix&quot;:&quot;&quot;},{&quot;uri&quot;:[&quot;http://zotero.org/users/1913249/items/PPXMDW3Z&quot;],&quot;uris&quot;:[&quot;http://zotero.org/users/1913249/items/PPXMDW3Z&quot;],&quot;id&quot;:9010,&quot;suffix&quot;:&quot;&quot;,&quot;itemData&quot;:{&quot;container-title&quot;:&quot;Proceedings of the second international workshop on Computing education research&quot;,&quot;title&quot;:&quot;Imagineering inauthentic legitimate peripheral participation: an instructional design approach for motivating computing education&quot;,&quot;author&quot;:[{&quot;given&quot;:&quot;Mark&quot;,&quot;family&quot;:&quot;Guzdial&quot;},{&quot;given&quot;:&quot;Allison Elliott&quot;,&quot;family&quot;:&quot;Tew&quot;}],&quot;title-short&quot;:&quot;Imagineering inauthentic legitimate peripheral participation&quot;,&quot;page&quot;:&quot;51–58&quot;,&quot;citation-key&quot;:&quot;guzdial_imagineering_2006&quot;,&quot;publisher-place&quot;:&quot;New York, NY, USA&quot;,&quot;source&quot;:&quot;ACM Digital Library&quot;,&quot;event-place&quot;:&quot;New York, NY, USA&quot;,&quot;id&quot;:&quot;guzdial_imagineering_2006&quot;,&quot;ISBN&quot;:&quot;978-1-59593-494-9&quot;,&quot;publisher&quot;:&quot;Association for Computing Machinery&quot;,&quot;accessed&quot;:{&quot;date-parts&quot;:[[&quot;2023&quot;,10,3]]},&quot;URL&quot;:&quot;https://dl.acm.org/doi/10.1145/1151588.1151597&quot;,&quot;type&quot;:&quot;paper-conference&quot;,&quot;collection-title&quot;:&quot;ICER '06&quot;,&quot;DOI&quot;:&quot;10.1145/1151588.1151597&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issued&quot;:{&quot;date-parts&quot;:[[&quot;2006&quot;,9,9]]}},&quot;prefix&quot;:&quot;&quot;}]} RNDjjcvktywvs"/>&lt;Do Zotero Refresh: [@lave_situated_1991; @guzdial_imagineering_2006]&gt;<text:reference-mark-end text:name="ZOTERO_ITEM CSL_CITATION {&quot;citationID&quot;:&quot;sokvpxfu&quot;,&quot;schema&quot;:&quot;https://github.com/citation-style-language/schema/raw/master/csl-citation.json&quot;,&quot;properties&quot;:{&quot;noteIndex&quot;:0,&quot;formattedCitation&quot;:&quot;[@lave_situated_1991; @guzdial_imagineering_2006]&quot;},&quot;citationItems&quot;:[{&quot;uri&quot;:[&quot;http://zotero.org/users/1913249/items/RTN9BLRE&quot;],&quot;uris&quot;:[&quot;http://zotero.org/users/1913249/items/RTN9BLRE&quot;],&quot;id&quot;:2423,&quot;suffix&quot;:&quot;&quot;,&quot;itemData&quot;:{&quot;event-place&quot;:&quot;Cambridge [England] ; New York&quot;,&quot;author&quot;:[{&quot;given&quot;:&quot;Jean&quot;,&quot;family&quot;:&quot;Lave&quot;},{&quot;given&quot;:&quot;Etienne&quot;,&quot;family&quot;:&quot;Wenger&quot;}],&quot;id&quot;:&quot;lave_situated_1991&quot;,&quot;ISBN&quot;:&quot;978-0-521-41308-4 978-0-521-42374-8&quot;,&quot;issued&quot;:{&quot;date-parts&quot;:[[&quot;1991&quot;]]},&quot;publisher&quot;:&quot;Cambridge University Press&quot;,&quot;title-short&quot;:&quot;Situated learning&quot;,&quot;citation-key&quot;:&quot;lave_situated_1991&quot;,&quot;call-number&quot;:&quot;BF318 .L36 1991&quot;,&quot;title&quot;:&quot;Situated learning: legitimate peripheral participation&quot;,&quot;type&quot;:&quot;book&quot;,&quot;collection-title&quot;:&quot;Learning in doing&quot;,&quot;publisher-place&quot;:&quot;Cambridge [England] ; New York&quot;,&quot;number-of-pages&quot;:&quot;138&quot;,&quot;source&quot;:&quot;Library of Congress ISBN&quot;},&quot;prefix&quot;:&quot;&quot;},{&quot;uri&quot;:[&quot;http://zotero.org/users/1913249/items/PPXMDW3Z&quot;],&quot;uris&quot;:[&quot;http://zotero.org/users/1913249/items/PPXMDW3Z&quot;],&quot;id&quot;:9010,&quot;suffix&quot;:&quot;&quot;,&quot;itemData&quot;:{&quot;container-title&quot;:&quot;Proceedings of the second international workshop on Computing education research&quot;,&quot;title&quot;:&quot;Imagineering inauthentic legitimate peripheral participation: an instructional design approach for motivating computing education&quot;,&quot;author&quot;:[{&quot;given&quot;:&quot;Mark&quot;,&quot;family&quot;:&quot;Guzdial&quot;},{&quot;given&quot;:&quot;Allison Elliott&quot;,&quot;family&quot;:&quot;Tew&quot;}],&quot;title-short&quot;:&quot;Imagineering inauthentic legitimate peripheral participation&quot;,&quot;page&quot;:&quot;51–58&quot;,&quot;citation-key&quot;:&quot;guzdial_imagineering_2006&quot;,&quot;publisher-place&quot;:&quot;New York, NY, USA&quot;,&quot;source&quot;:&quot;ACM Digital Library&quot;,&quot;event-place&quot;:&quot;New York, NY, USA&quot;,&quot;id&quot;:&quot;guzdial_imagineering_2006&quot;,&quot;ISBN&quot;:&quot;978-1-59593-494-9&quot;,&quot;publisher&quot;:&quot;Association for Computing Machinery&quot;,&quot;accessed&quot;:{&quot;date-parts&quot;:[[&quot;2023&quot;,10,3]]},&quot;URL&quot;:&quot;https://dl.acm.org/doi/10.1145/1151588.1151597&quot;,&quot;type&quot;:&quot;paper-conference&quot;,&quot;collection-title&quot;:&quot;ICER '06&quot;,&quot;DOI&quot;:&quot;10.1145/1151588.1151597&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issued&quot;:{&quot;date-parts&quot;:[[&quot;2006&quot;,9,9]]}},&quot;prefix&quot;:&quot;&quot;}]} RNDjjcvktywvs"/>, and thus a helpful practice contributing to the emerging ecosystem of the learning community.</text:p>
      <text:h text:style-name="Heading_20_3" text:outline-level="3"><text:bookmark-start text:name="observations-on-emerging-design-practices"/>Observations on emerging design practices<text:bookmark-end text:name="observations-on-emerging-design-practices"/></text:h>
      <text:p text:style-name="First_20_paragraph">The cultural section above identified the development and the value of flexible design processes in a way which invites discussion on how best to conceptualise these flexible approaches. Firstly, it is notable to make the flow theory in my guiding motivations in terms of participant experience <text:reference-mark-start text:name="ZOTERO_ITEM CSL_CITATION {&quot;citationID&quot;:&quot;qnqnprat&quot;,&quot;schema&quot;:&quot;https://github.com/citation-style-language/schema/raw/master/csl-citation.json&quot;,&quot;properties&quot;:{&quot;noteIndex&quot;:0,&quot;formattedCitation&quot;:&quot;[@perttula_flow_2017]&quot;},&quot;citationItems&quot;:[{&quot;uri&quot;:[&quot;http://zotero.org/users/1913249/items/XDGTGTTP&quot;],&quot;uris&quot;:[&quot;http://zotero.org/users/1913249/items/XDGTGTTP&quot;],&quot;id&quot;:1477,&quot;suffix&quot;:&quot;&quot;,&quot;itemData&quot;:{&quot;container-title&quot;:&quot;International Journal of Serious Games&quot;,&quot;DOI&quot;:&quot;10.17083/ijsg.v4i1.151&quot;,&quot;author&quot;:[{&quot;given&quot;:&quot;Arttu&quot;,&quot;family&quot;:&quot;Perttula&quot;},{&quot;given&quot;:&quot;Kristian&quot;,&quot;family&quot;:&quot;Kiili&quot;},{&quot;given&quot;:&quot;Antero&quot;,&quot;family&quot;:&quot;Lindstedt&quot;},{&quot;given&quot;:&quot;Pauliina&quot;,&quot;family&quot;:&quot;Tuomi&quot;}],&quot;id&quot;:&quot;perttula_flow_2017&quot;,&quot;volume&quot;:&quot;4&quot;,&quot;issued&quot;:{&quot;date-parts&quot;:[[&quot;2017&quot;,3,22]]},&quot;issue&quot;:&quot;1&quot;,&quot;accessed&quot;:{&quot;date-parts&quot;:[[&quot;2017&quot;,5,25]]},&quot;URL&quot;:&quot;http://journal.seriousgamessociety.org/index.php?journal=IJSG&amp;page=article&amp;op=view&amp;path[]=151&quot;,&quot;type&quot;:&quot;article-journal&quot;,&quot;title&quot;:&quot;Flow experience in game based learning – a systematic literature review&quot;,&quot;source&quot;:&quot;CrossRef&quot;,&quot;citation-key&quot;:&quot;perttula_flow_2017&quot;,&quot;ISSN&quot;:&quot;2384-8766&quot;},&quot;prefix&quot;:&quot;&quot;}]} RNDpddfuvteri"/>&lt;Do Zotero Refresh: [@perttula_flow_2017]&gt;<text:reference-mark-end text:name="ZOTERO_ITEM CSL_CITATION {&quot;citationID&quot;:&quot;qnqnprat&quot;,&quot;schema&quot;:&quot;https://github.com/citation-style-language/schema/raw/master/csl-citation.json&quot;,&quot;properties&quot;:{&quot;noteIndex&quot;:0,&quot;formattedCitation&quot;:&quot;[@perttula_flow_2017]&quot;},&quot;citationItems&quot;:[{&quot;uri&quot;:[&quot;http://zotero.org/users/1913249/items/XDGTGTTP&quot;],&quot;uris&quot;:[&quot;http://zotero.org/users/1913249/items/XDGTGTTP&quot;],&quot;id&quot;:1477,&quot;suffix&quot;:&quot;&quot;,&quot;itemData&quot;:{&quot;container-title&quot;:&quot;International Journal of Serious Games&quot;,&quot;DOI&quot;:&quot;10.17083/ijsg.v4i1.151&quot;,&quot;author&quot;:[{&quot;given&quot;:&quot;Arttu&quot;,&quot;family&quot;:&quot;Perttula&quot;},{&quot;given&quot;:&quot;Kristian&quot;,&quot;family&quot;:&quot;Kiili&quot;},{&quot;given&quot;:&quot;Antero&quot;,&quot;family&quot;:&quot;Lindstedt&quot;},{&quot;given&quot;:&quot;Pauliina&quot;,&quot;family&quot;:&quot;Tuomi&quot;}],&quot;id&quot;:&quot;perttula_flow_2017&quot;,&quot;volume&quot;:&quot;4&quot;,&quot;issued&quot;:{&quot;date-parts&quot;:[[&quot;2017&quot;,3,22]]},&quot;issue&quot;:&quot;1&quot;,&quot;accessed&quot;:{&quot;date-parts&quot;:[[&quot;2017&quot;,5,25]]},&quot;URL&quot;:&quot;http://journal.seriousgamessociety.org/index.php?journal=IJSG&amp;page=article&amp;op=view&amp;path[]=151&quot;,&quot;type&quot;:&quot;article-journal&quot;,&quot;title&quot;:&quot;Flow experience in game based learning – a systematic literature review&quot;,&quot;source&quot;:&quot;CrossRef&quot;,&quot;citation-key&quot;:&quot;perttula_flow_2017&quot;,&quot;ISSN&quot;:&quot;2384-8766&quot;},&quot;prefix&quot;:&quot;&quot;}]} RNDpddfuvteri"/>. As a facilitator, my design decisions were often guided by the desire to not detract from participant experience of flow, and thus their coding fluency and engagement in and identification with the overall game-making process. This section synthesises my observations on video data and my own journal reflections on this topic of designing for flow. Flow is a highly subjective experience, and as such, there is a danger that I privilege my own interests in this analysis, and a tendency that I reflect on in the concluding chapter. Beyond fluidity, I now identify and explore other characteristics of the emerging design practices and potential strategies to support them. These include: a flexible approach to design stages, varied forms of incorporation of external repertoires, and a tension between choice of participant pathway and creative restrictions in the learning design.</text:p>
      <text:p text:style-name="Text_20_body"/>
      <text:p text:style-name="Text_20_body">Observations of participant design behaviour did not align with common design thinking concepts or advocated in design cycle frameworks <text:reference-mark-start text:name="ZOTERO_ITEM CSL_CITATION {&quot;citationID&quot;:&quot;cxcmhfhr&quot;,&quot;schema&quot;:&quot;https://github.com/citation-style-language/schema/raw/master/csl-citation.json&quot;,&quot;properties&quot;:{&quot;noteIndex&quot;:0,&quot;formattedCitation&quot;:&quot;[@resnick_all_2007; @winarno_steps_2020-1; @dam_5_2024]&quot;},&quot;citationItems&quot;:[{&quot;uri&quot;:[&quot;http://zotero.org/users/1913249/items/7KQUK5RV&quot;],&quot;uris&quot;:[&quot;http://zotero.org/users/1913249/items/7KQUK5RV&quot;],&quot;id&quot;:1624,&quot;suffix&quot;:&quot;&quot;,&quot;itemData&quot;:{&quot;container-title&quot;:&quot;Proceedings of the 6th ACM SIGCHI conference on Creativity &amp; cognition&quot;,&quot;title&quot;:&quot;All I really need to know (about creative thinking) I learned (by studying how children learn) in kindergarten&quot;,&quot;author&quot;:[{&quot;given&quot;:&quot;Mitchel&quot;,&quot;family&quot;:&quot;Resnick&quot;}],&quot;id&quot;:&quot;resnick_all_2007&quot;,&quot;issued&quot;:{&quot;date-parts&quot;:[[&quot;2007&quot;]]},&quot;publisher&quot;:&quot;ACM&quot;,&quot;citation-key&quot;:&quot;resnick_all_2007&quot;,&quot;accessed&quot;:{&quot;date-parts&quot;:[[&quot;2017&quot;,3,14]]},&quot;type&quot;:&quot;paper-conference&quot;,&quot;URL&quot;:&quot;http://dl.acm.org/citation.cfm?id=1254961&quot;,&quot;page&quot;:&quot;1–6&quot;,&quot;source&quot;:&quot;Google Scholar&quot;},&quot;prefix&quot;:&quot;&quot;},{&quot;uri&quot;:[&quot;http://zotero.org/users/1913249/items/S78ZPG6I&quot;],&quot;uris&quot;:[&quot;http://zotero.org/users/1913249/items/S78ZPG6I&quot;],&quot;id&quot;:8765,&quot;suffix&quot;:&quot;&quot;,&quot;itemData&quot;:{&quot;language&quot;:&quot;en&quot;,&quot;title&quot;:&quot;The steps of the Engineering Design Process (EDP) in science education: A systematic literature review&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itle-short&quot;:&quot;The steps of the Engineering Design Process (EDP) in science education&quot;,&quot;volume&quot;:&quot;8&quot;,&quot;page&quot;:&quot;1345-1360&quot;,&quot;citation-key&quot;:&quot;winarno_steps_2020-1&quot;,&quot;ISSN&quot;:&quot;2149-360X&quot;,&quot;DOI&quot;:&quot;10.17478/jegys.766201&quot;,&quot;id&quot;:&quot;winarno_steps_2020-1&quot;,&quot;issued&quot;:{&quot;date-parts&quot;:[[&quot;2020&quot;,12,15]]},&quot;issue&quot;:&quot;4&quot;,&quot;accessed&quot;:{&quot;date-parts&quot;:[[&quot;2023&quot;,6,14]]},&quot;type&quot;:&quot;article-journal&quot;,&quot;URL&quot;:&quot;http://dergipark.org.tr/en/doi/10.17478/jegys.766201&quot;,&quot;container-title&quot;:&quot;Journal for the Education of Gifted Young Scientists&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source&quot;:&quot;DOI.org (Crossref)&quot;},&quot;prefix&quot;:&quot;&quot;},{&quot;uri&quot;:[&quot;http://zotero.org/users/1913249/items/HRYVPW67&quot;],&quot;uris&quot;:[&quot;http://zotero.org/users/1913249/items/HRYVPW67&quot;],&quot;id&quot;:9671,&quot;suffix&quot;:&quot;&quot;,&quot;itemData&quot;:{&quot;container-title&quot;:&quot;The Interaction Design Foundation&quot;,&quot;title&quot;:&quot;The 5 Stages in the Design Thinking Process&quot;,&quot;author&quot;:[{&quot;given&quot;:&quot;Rikke Friis&quot;,&quot;family&quot;:&quot;Dam&quot;}],&quot;id&quot;:&quot;dam_5_2024&quot;,&quot;issued&quot;:{&quot;date-parts&quot;:[[&quot;2024&quot;,7,18]]},&quot;citation-key&quot;:&quot;dam_5_2024&quot;,&quot;accessed&quot;:{&quot;date-parts&quot;:[[&quot;2024&quot;,7,17]]},&quot;type&quot;:&quot;webpage&quot;,&quot;URL&quot;:&quot;https://www.interaction-design.org/literature/article/5-stages-in-the-design-thinking-process&quot;,&quot;language&quot;:&quot;en&quot;,&quot;abstract&quot;:&quot;The Design Thinking process is a human-centered, iterative methodology that designers use to solve problems. It has 5 steps—Empathize, Define, Ideate, Prototype and Test.&quot;},&quot;prefix&quot;:&quot;&quot;}]} RNDyfnuydhoqw"/>&lt;Do Zotero Refresh: [@resnick_all_2007; @winarno_steps_2020-1; @dam_5_2024]&gt;<text:reference-mark-end text:name="ZOTERO_ITEM CSL_CITATION {&quot;citationID&quot;:&quot;cxcmhfhr&quot;,&quot;schema&quot;:&quot;https://github.com/citation-style-language/schema/raw/master/csl-citation.json&quot;,&quot;properties&quot;:{&quot;noteIndex&quot;:0,&quot;formattedCitation&quot;:&quot;[@resnick_all_2007; @winarno_steps_2020-1; @dam_5_2024]&quot;},&quot;citationItems&quot;:[{&quot;uri&quot;:[&quot;http://zotero.org/users/1913249/items/7KQUK5RV&quot;],&quot;uris&quot;:[&quot;http://zotero.org/users/1913249/items/7KQUK5RV&quot;],&quot;id&quot;:1624,&quot;suffix&quot;:&quot;&quot;,&quot;itemData&quot;:{&quot;container-title&quot;:&quot;Proceedings of the 6th ACM SIGCHI conference on Creativity &amp; cognition&quot;,&quot;title&quot;:&quot;All I really need to know (about creative thinking) I learned (by studying how children learn) in kindergarten&quot;,&quot;author&quot;:[{&quot;given&quot;:&quot;Mitchel&quot;,&quot;family&quot;:&quot;Resnick&quot;}],&quot;id&quot;:&quot;resnick_all_2007&quot;,&quot;issued&quot;:{&quot;date-parts&quot;:[[&quot;2007&quot;]]},&quot;publisher&quot;:&quot;ACM&quot;,&quot;citation-key&quot;:&quot;resnick_all_2007&quot;,&quot;accessed&quot;:{&quot;date-parts&quot;:[[&quot;2017&quot;,3,14]]},&quot;type&quot;:&quot;paper-conference&quot;,&quot;URL&quot;:&quot;http://dl.acm.org/citation.cfm?id=1254961&quot;,&quot;page&quot;:&quot;1–6&quot;,&quot;source&quot;:&quot;Google Scholar&quot;},&quot;prefix&quot;:&quot;&quot;},{&quot;uri&quot;:[&quot;http://zotero.org/users/1913249/items/S78ZPG6I&quot;],&quot;uris&quot;:[&quot;http://zotero.org/users/1913249/items/S78ZPG6I&quot;],&quot;id&quot;:8765,&quot;suffix&quot;:&quot;&quot;,&quot;itemData&quot;:{&quot;language&quot;:&quot;en&quot;,&quot;title&quot;:&quot;The steps of the Engineering Design Process (EDP) in science education: A systematic literature review&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itle-short&quot;:&quot;The steps of the Engineering Design Process (EDP) in science education&quot;,&quot;volume&quot;:&quot;8&quot;,&quot;page&quot;:&quot;1345-1360&quot;,&quot;citation-key&quot;:&quot;winarno_steps_2020-1&quot;,&quot;ISSN&quot;:&quot;2149-360X&quot;,&quot;DOI&quot;:&quot;10.17478/jegys.766201&quot;,&quot;id&quot;:&quot;winarno_steps_2020-1&quot;,&quot;issued&quot;:{&quot;date-parts&quot;:[[&quot;2020&quot;,12,15]]},&quot;issue&quot;:&quot;4&quot;,&quot;accessed&quot;:{&quot;date-parts&quot;:[[&quot;2023&quot;,6,14]]},&quot;type&quot;:&quot;article-journal&quot;,&quot;URL&quot;:&quot;http://dergipark.org.tr/en/doi/10.17478/jegys.766201&quot;,&quot;container-title&quot;:&quot;Journal for the Education of Gifted Young Scientists&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source&quot;:&quot;DOI.org (Crossref)&quot;},&quot;prefix&quot;:&quot;&quot;},{&quot;uri&quot;:[&quot;http://zotero.org/users/1913249/items/HRYVPW67&quot;],&quot;uris&quot;:[&quot;http://zotero.org/users/1913249/items/HRYVPW67&quot;],&quot;id&quot;:9671,&quot;suffix&quot;:&quot;&quot;,&quot;itemData&quot;:{&quot;container-title&quot;:&quot;The Interaction Design Foundation&quot;,&quot;title&quot;:&quot;The 5 Stages in the Design Thinking Process&quot;,&quot;author&quot;:[{&quot;given&quot;:&quot;Rikke Friis&quot;,&quot;family&quot;:&quot;Dam&quot;}],&quot;id&quot;:&quot;dam_5_2024&quot;,&quot;issued&quot;:{&quot;date-parts&quot;:[[&quot;2024&quot;,7,18]]},&quot;citation-key&quot;:&quot;dam_5_2024&quot;,&quot;accessed&quot;:{&quot;date-parts&quot;:[[&quot;2024&quot;,7,17]]},&quot;type&quot;:&quot;webpage&quot;,&quot;URL&quot;:&quot;https://www.interaction-design.org/literature/article/5-stages-in-the-design-thinking-process&quot;,&quot;language&quot;:&quot;en&quot;,&quot;abstract&quot;:&quot;The Design Thinking process is a human-centered, iterative methodology that designers use to solve problems. It has 5 steps—Empathize, Define, Ideate, Prototype and Test.&quot;},&quot;prefix&quot;:&quot;&quot;}]} RNDyfnuydhoqw"/> as I initially thought might be the case.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grqvvuap&quot;,&quot;schema&quot;:&quot;https://github.com/citation-style-language/schema/raw/master/csl-citation.json&quot;,&quot;properties&quot;:{&quot;noteIndex&quot;:0,&quot;formattedCitation&quot;:&quot;[@kuby_rhizomatic_2016]&quot;},&quot;citationItems&quot;:[{&quot;uri&quot;:[&quot;http://zotero.org/users/1913249/items/68NMW3G2&quot;],&quot;uris&quot;:[&quot;http://zotero.org/users/1913249/items/68NMW3G2&quot;],&quot;id&quot;:8761,&quot;suffix&quot;:&quot;&quot;,&quot;itemData&quot;:{&quot;container-title&quot;:&quot;Reclaiming Early Childhood Literacies&quot;,&quot;title&quot;:&quot;Rhizomatic Possibilities for Writing Processes: Fluid Structures and Components&quot;,&quot;author&quot;:[{&quot;given&quot;:&quot;Candace R.&quot;,&quot;family&quot;:&quot;Kuby&quot;}],&quot;id&quot;:&quot;kuby_rhizomatic_2016&quot;,&quot;ISBN&quot;:&quot;978-1-315-67196-3&quot;,&quot;publisher&quot;:&quot;Routledge&quot;,&quot;citation-key&quot;:&quot;kuby_rhizomatic_2016&quot;,&quot;type&quot;:&quot;chapter&quot;,&quot;title-short&quot;:&quot;Rhizomatic Possibilities for Writing Processes&quot;,&quot;number-of-pages&quot;:&quot;10&quot;,&quot;issued&quot;:{&quot;date-parts&quot;:[[&quot;2016&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prefix&quot;:&quot;&quot;}]} RNDqtuhbweejl"/>&lt;Do Zotero Refresh: [@kuby_rhizomatic_2016]&gt;<text:reference-mark-end text:name="ZOTERO_ITEM CSL_CITATION {&quot;citationID&quot;:&quot;grqvvuap&quot;,&quot;schema&quot;:&quot;https://github.com/citation-style-language/schema/raw/master/csl-citation.json&quot;,&quot;properties&quot;:{&quot;noteIndex&quot;:0,&quot;formattedCitation&quot;:&quot;[@kuby_rhizomatic_2016]&quot;},&quot;citationItems&quot;:[{&quot;uri&quot;:[&quot;http://zotero.org/users/1913249/items/68NMW3G2&quot;],&quot;uris&quot;:[&quot;http://zotero.org/users/1913249/items/68NMW3G2&quot;],&quot;id&quot;:8761,&quot;suffix&quot;:&quot;&quot;,&quot;itemData&quot;:{&quot;container-title&quot;:&quot;Reclaiming Early Childhood Literacies&quot;,&quot;title&quot;:&quot;Rhizomatic Possibilities for Writing Processes: Fluid Structures and Components&quot;,&quot;author&quot;:[{&quot;given&quot;:&quot;Candace R.&quot;,&quot;family&quot;:&quot;Kuby&quot;}],&quot;id&quot;:&quot;kuby_rhizomatic_2016&quot;,&quot;ISBN&quot;:&quot;978-1-315-67196-3&quot;,&quot;publisher&quot;:&quot;Routledge&quot;,&quot;citation-key&quot;:&quot;kuby_rhizomatic_2016&quot;,&quot;type&quot;:&quot;chapter&quot;,&quot;title-short&quot;:&quot;Rhizomatic Possibilities for Writing Processes&quot;,&quot;number-of-pages&quot;:&quot;10&quot;,&quot;issued&quot;:{&quot;date-parts&quot;:[[&quot;2016&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prefix&quot;:&quot;&quot;}]} RNDqtuhbweejl"/>.</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 These examples and many observations in this chapter show a variety of ways that home interests, division of labour, and varied repertoires from other activity systems are incorporated into new practices.</text:p>
      <text:p text:style-name="Text_20_body">Given the disparate nature of the features of designed and emerging pedagogy, it is of value to address ways of conceptualise the overall learning process. While the chaotic directions possible in design evoke a rhizomatic approach to learning <text:reference-mark-start text:name="ZOTERO_ITEM CSL_CITATION {&quot;citationID&quot;:&quot;jqciwpcu&quot;,&quot;schema&quot;:&quot;https://github.com/citation-style-language/schema/raw/master/csl-citation.json&quot;,&quot;properties&quot;:{&quot;noteIndex&quot;:0,&quot;formattedCitation&quot;:&quot;[@biffi_chasing_2017-1; @de_freitas_classroom_2012; @cormier2008rhizomatic]&quot;},&quot;citationItems&quot;:[{&quot;uri&quot;:[&quot;http://zotero.org/users/1913249/items/922HA3Y2&quot;],&quot;uris&quot;:[&quot;http://zotero.org/users/1913249/items/922HA3Y2&quot;],&quot;id&quot;:3728,&quot;suffix&quot;:&quot;&quot;,&quot;itemData&quot;:{&quot;language&quot;:&quot;en&quot;,&quot;title&quot;:&quot;Chasing innovation: a pilot case study of a rhizomatic design thinking education program&quot;,&quot;author&quot;:[{&quot;given&quot;:&quot;Alfredo&quot;,&quot;family&quot;:&quot;Biffi&quot;},{&quot;given&quot;:&quot;Rita&quot;,&quot;family&quot;:&quot;Bissola&quot;},{&quot;given&quot;:&quot;Barbara&quot;,&quot;family&quot;:&quot;Imperatori&quot;}],&quot;title-short&quot;:&quot;Chasing innovation&quot;,&quot;volume&quot;:&quot;59&quot;,&quot;page&quot;:&quot;957-977&quot;,&quot;citation-key&quot;:&quot;biffi_chasing_2017-1&quot;,&quot;ISSN&quot;:&quot;0040-0912&quot;,&quot;DOI&quot;:&quot;10.1108/ET-01-2016-0007&quot;,&quot;id&quot;:&quot;biffi_chasing_2017-1&quot;,&quot;issued&quot;:{&quot;date-parts&quot;:[[&quot;2017&quot;,10,9]]},&quot;issue&quot;:&quot;9&quot;,&quot;accessed&quot;:{&quot;date-parts&quot;:[[&quot;2023&quot;,2,2]]},&quot;URL&quot;:&quot;https://www.emerald.com/insight/content/doi/10.1108/ET-01-2016-0007/full/html&quot;,&quot;type&quot;:&quot;article-journal&quot;,&quot;container-title&quot;:&quot;Education + Training&quot;,&quot;container-title-short&quot;:&quot;ET&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refix&quot;:&quot;&quot;},{&quot;uri&quot;:[&quot;http://zotero.org/users/1913249/items/WA5J48KV&quot;],&quot;uris&quot;:[&quot;http://zotero.org/users/1913249/items/WA5J48KV&quot;],&quot;id&quot;:1278,&quot;suffix&quot;:&quot;&quot;,&quot;itemData&quot;:{&quot;language&quot;:&quot;en&quot;,&quot;title&quot;:&quot;The Classroom as Rhizome: New Strategies for Diagramming Knotted Interactions&quot;,&quot;author&quot;:[{&quot;non-dropping-particle&quot;:&quot;de&quot;,&quot;given&quot;:&quot;E.&quot;,&quot;family&quot;:&quot;Freitas&quot;}],&quot;title-short&quot;:&quot;The Classroom as Rhizome&quot;,&quot;volume&quot;:&quot;18&quot;,&quot;page&quot;:&quot;557-570&quot;,&quot;citation-key&quot;:&quot;de_freitas_classroom_2012&quot;,&quot;ISSN&quot;:&quot;1077-8004, 1552-7565&quot;,&quot;URL&quot;:&quot;http://qix.sagepub.com/cgi/doi/10.1177/1077800412450155&quot;,&quot;id&quot;:&quot;de_freitas_classroom_2012&quot;,&quot;issued&quot;:{&quot;date-parts&quot;:[[&quot;2012&quot;,9,1]]},&quot;issue&quot;:&quot;7&quot;,&quot;accessed&quot;:{&quot;date-parts&quot;:[[&quot;2016&quot;,8,9]]},&quot;type&quot;:&quot;article-journal&quot;,&quot;container-title&quot;:&quot;Qualitative Inquiry&quot;,&quot;DOI&quot;:&quot;10.1177/1077800412450155&quot;,&quot;source&quot;:&quot;CrossRef&quot;},&quot;prefix&quot;:&quot;&quot;},{&quot;uri&quot;:[&quot;http://zotero.org/users/1913249/items/ST57Y93G&quot;],&quot;uris&quot;:[&quot;http://zotero.org/users/1913249/items/ST57Y93G&quot;],&quot;id&quot;:10107,&quot;suffix&quot;:&quot;&quot;,&quot;itemData&quot;:{&quot;container-title&quot;:&quot;Innovate: Journal of online education&quot;,&quot;title&quot;:&quot;Rhizomatic education: Community as curriculum&quot;,&quot;author&quot;:[{&quot;given&quot;:&quot;Dave&quot;,&quot;family&quot;:&quot;Cormier&quot;}],&quot;id&quot;:&quot;cormier2008rhizomatic&quot;,&quot;volume&quot;:&quot;4&quot;,&quot;issued&quot;:{&quot;date-parts&quot;:[[&quot;2008&quot;]]},&quot;citation-key&quot;:&quot;cormier2008rhizomatic&quot;,&quot;type&quot;:&quot;article-journal&quot;,&quot;issue&quot;:&quot;5&quot;},&quot;prefix&quot;:&quot;&quot;}]} RNDtkjkhpbxlw"/>&lt;Do Zotero Refresh: [@biffi_chasing_2017-1; @de_freitas_classroom_2012; @cormier2008rhizomatic]&gt;<text:reference-mark-end text:name="ZOTERO_ITEM CSL_CITATION {&quot;citationID&quot;:&quot;jqciwpcu&quot;,&quot;schema&quot;:&quot;https://github.com/citation-style-language/schema/raw/master/csl-citation.json&quot;,&quot;properties&quot;:{&quot;noteIndex&quot;:0,&quot;formattedCitation&quot;:&quot;[@biffi_chasing_2017-1; @de_freitas_classroom_2012; @cormier2008rhizomatic]&quot;},&quot;citationItems&quot;:[{&quot;uri&quot;:[&quot;http://zotero.org/users/1913249/items/922HA3Y2&quot;],&quot;uris&quot;:[&quot;http://zotero.org/users/1913249/items/922HA3Y2&quot;],&quot;id&quot;:3728,&quot;suffix&quot;:&quot;&quot;,&quot;itemData&quot;:{&quot;language&quot;:&quot;en&quot;,&quot;title&quot;:&quot;Chasing innovation: a pilot case study of a rhizomatic design thinking education program&quot;,&quot;author&quot;:[{&quot;given&quot;:&quot;Alfredo&quot;,&quot;family&quot;:&quot;Biffi&quot;},{&quot;given&quot;:&quot;Rita&quot;,&quot;family&quot;:&quot;Bissola&quot;},{&quot;given&quot;:&quot;Barbara&quot;,&quot;family&quot;:&quot;Imperatori&quot;}],&quot;title-short&quot;:&quot;Chasing innovation&quot;,&quot;volume&quot;:&quot;59&quot;,&quot;page&quot;:&quot;957-977&quot;,&quot;citation-key&quot;:&quot;biffi_chasing_2017-1&quot;,&quot;ISSN&quot;:&quot;0040-0912&quot;,&quot;DOI&quot;:&quot;10.1108/ET-01-2016-0007&quot;,&quot;id&quot;:&quot;biffi_chasing_2017-1&quot;,&quot;issued&quot;:{&quot;date-parts&quot;:[[&quot;2017&quot;,10,9]]},&quot;issue&quot;:&quot;9&quot;,&quot;accessed&quot;:{&quot;date-parts&quot;:[[&quot;2023&quot;,2,2]]},&quot;URL&quot;:&quot;https://www.emerald.com/insight/content/doi/10.1108/ET-01-2016-0007/full/html&quot;,&quot;type&quot;:&quot;article-journal&quot;,&quot;container-title&quot;:&quot;Education + Training&quot;,&quot;container-title-short&quot;:&quot;ET&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refix&quot;:&quot;&quot;},{&quot;uri&quot;:[&quot;http://zotero.org/users/1913249/items/WA5J48KV&quot;],&quot;uris&quot;:[&quot;http://zotero.org/users/1913249/items/WA5J48KV&quot;],&quot;id&quot;:1278,&quot;suffix&quot;:&quot;&quot;,&quot;itemData&quot;:{&quot;language&quot;:&quot;en&quot;,&quot;title&quot;:&quot;The Classroom as Rhizome: New Strategies for Diagramming Knotted Interactions&quot;,&quot;author&quot;:[{&quot;non-dropping-particle&quot;:&quot;de&quot;,&quot;given&quot;:&quot;E.&quot;,&quot;family&quot;:&quot;Freitas&quot;}],&quot;title-short&quot;:&quot;The Classroom as Rhizome&quot;,&quot;volume&quot;:&quot;18&quot;,&quot;page&quot;:&quot;557-570&quot;,&quot;citation-key&quot;:&quot;de_freitas_classroom_2012&quot;,&quot;ISSN&quot;:&quot;1077-8004, 1552-7565&quot;,&quot;URL&quot;:&quot;http://qix.sagepub.com/cgi/doi/10.1177/1077800412450155&quot;,&quot;id&quot;:&quot;de_freitas_classroom_2012&quot;,&quot;issued&quot;:{&quot;date-parts&quot;:[[&quot;2012&quot;,9,1]]},&quot;issue&quot;:&quot;7&quot;,&quot;accessed&quot;:{&quot;date-parts&quot;:[[&quot;2016&quot;,8,9]]},&quot;type&quot;:&quot;article-journal&quot;,&quot;container-title&quot;:&quot;Qualitative Inquiry&quot;,&quot;DOI&quot;:&quot;10.1177/1077800412450155&quot;,&quot;source&quot;:&quot;CrossRef&quot;},&quot;prefix&quot;:&quot;&quot;},{&quot;uri&quot;:[&quot;http://zotero.org/users/1913249/items/ST57Y93G&quot;],&quot;uris&quot;:[&quot;http://zotero.org/users/1913249/items/ST57Y93G&quot;],&quot;id&quot;:10107,&quot;suffix&quot;:&quot;&quot;,&quot;itemData&quot;:{&quot;container-title&quot;:&quot;Innovate: Journal of online education&quot;,&quot;title&quot;:&quot;Rhizomatic education: Community as curriculum&quot;,&quot;author&quot;:[{&quot;given&quot;:&quot;Dave&quot;,&quot;family&quot;:&quot;Cormier&quot;}],&quot;id&quot;:&quot;cormier2008rhizomatic&quot;,&quot;volume&quot;:&quot;4&quot;,&quot;issued&quot;:{&quot;date-parts&quot;:[[&quot;2008&quot;]]},&quot;citation-key&quot;:&quot;cormier2008rhizomatic&quot;,&quot;type&quot;:&quot;article-journal&quot;,&quot;issue&quot;:&quot;5&quot;},&quot;prefix&quot;:&quot;&quot;}]} RNDtkjkhpbxlw"/>, I concur with Biffi et al <text:reference-mark-start text:name="ZOTERO_ITEM CSL_CITATION {&quot;citationID&quot;:&quot;rlmhfgoh&quot;,&quot;schema&quot;:&quot;https://github.com/citation-style-language/schema/raw/master/csl-citation.json&quot;,&quot;properties&quot;:{&quot;noteIndex&quot;:0,&quot;formattedCitation&quot;:&quot;[ @biffi_chasing_2017-1, p. 972]&quot;},&quot;citationItems&quot;:[{&quot;uri&quot;:[&quot;http://zotero.org/users/1913249/items/922HA3Y2&quot;],&quot;uris&quot;:[&quot;http://zotero.org/users/1913249/items/922HA3Y2&quot;],&quot;id&quot;:3728,&quot;locator&quot;:&quot; 972&quot;,&quot;itemData&quot;:{&quot;language&quot;:&quot;en&quot;,&quot;title&quot;:&quot;Chasing innovation: a pilot case study of a rhizomatic design thinking education program&quot;,&quot;author&quot;:[{&quot;given&quot;:&quot;Alfredo&quot;,&quot;family&quot;:&quot;Biffi&quot;},{&quot;given&quot;:&quot;Rita&quot;,&quot;family&quot;:&quot;Bissola&quot;},{&quot;given&quot;:&quot;Barbara&quot;,&quot;family&quot;:&quot;Imperatori&quot;}],&quot;title-short&quot;:&quot;Chasing innovation&quot;,&quot;volume&quot;:&quot;59&quot;,&quot;page&quot;:&quot;957-977&quot;,&quot;citation-key&quot;:&quot;biffi_chasing_2017-1&quot;,&quot;ISSN&quot;:&quot;0040-0912&quot;,&quot;DOI&quot;:&quot;10.1108/ET-01-2016-0007&quot;,&quot;id&quot;:&quot;biffi_chasing_2017-1&quot;,&quot;issued&quot;:{&quot;date-parts&quot;:[[&quot;2017&quot;,10,9]]},&quot;issue&quot;:&quot;9&quot;,&quot;accessed&quot;:{&quot;date-parts&quot;:[[&quot;2023&quot;,2,2]]},&quot;URL&quot;:&quot;https://www.emerald.com/insight/content/doi/10.1108/ET-01-2016-0007/full/html&quot;,&quot;type&quot;:&quot;article-journal&quot;,&quot;container-title&quot;:&quot;Education + Training&quot;,&quot;container-title-short&quot;:&quot;ET&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refix&quot;:&quot;&quot;}]} RNDdtmmfwdhea"/>&lt;Do Zotero Refresh: [ @biffi_chasing_2017-1, p. 972]&gt;<text:reference-mark-end text:name="ZOTERO_ITEM CSL_CITATION {&quot;citationID&quot;:&quot;rlmhfgoh&quot;,&quot;schema&quot;:&quot;https://github.com/citation-style-language/schema/raw/master/csl-citation.json&quot;,&quot;properties&quot;:{&quot;noteIndex&quot;:0,&quot;formattedCitation&quot;:&quot;[ @biffi_chasing_2017-1, p. 972]&quot;},&quot;citationItems&quot;:[{&quot;uri&quot;:[&quot;http://zotero.org/users/1913249/items/922HA3Y2&quot;],&quot;uris&quot;:[&quot;http://zotero.org/users/1913249/items/922HA3Y2&quot;],&quot;id&quot;:3728,&quot;locator&quot;:&quot; 972&quot;,&quot;itemData&quot;:{&quot;language&quot;:&quot;en&quot;,&quot;title&quot;:&quot;Chasing innovation: a pilot case study of a rhizomatic design thinking education program&quot;,&quot;author&quot;:[{&quot;given&quot;:&quot;Alfredo&quot;,&quot;family&quot;:&quot;Biffi&quot;},{&quot;given&quot;:&quot;Rita&quot;,&quot;family&quot;:&quot;Bissola&quot;},{&quot;given&quot;:&quot;Barbara&quot;,&quot;family&quot;:&quot;Imperatori&quot;}],&quot;title-short&quot;:&quot;Chasing innovation&quot;,&quot;volume&quot;:&quot;59&quot;,&quot;page&quot;:&quot;957-977&quot;,&quot;citation-key&quot;:&quot;biffi_chasing_2017-1&quot;,&quot;ISSN&quot;:&quot;0040-0912&quot;,&quot;DOI&quot;:&quot;10.1108/ET-01-2016-0007&quot;,&quot;id&quot;:&quot;biffi_chasing_2017-1&quot;,&quot;issued&quot;:{&quot;date-parts&quot;:[[&quot;2017&quot;,10,9]]},&quot;issue&quot;:&quot;9&quot;,&quot;accessed&quot;:{&quot;date-parts&quot;:[[&quot;2023&quot;,2,2]]},&quot;URL&quot;:&quot;https://www.emerald.com/insight/content/doi/10.1108/ET-01-2016-0007/full/html&quot;,&quot;type&quot;:&quot;article-journal&quot;,&quot;container-title&quot;:&quot;Education + Training&quot;,&quot;container-title-short&quot;:&quot;ET&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refix&quot;:&quot;&quot;}]} RNDdtmmfwdhea"/> who identify significant competencies required which are not well-aligned with the age group of this context.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xhvqreby&quot;,&quot;schema&quot;:&quot;https://github.com/citation-style-language/schema/raw/master/csl-citation.json&quot;,&quot;properties&quot;:{&quot;noteIndex&quot;:0,&quot;formattedCitation&quot;:&quot;[@gabler2005prototype]&quot;},&quot;citationItems&quot;:[{&quot;uri&quot;:[&quot;http://zotero.org/users/1913249/items/S9CUYZL4&quot;],&quot;uris&quot;:[&quot;http://zotero.org/users/1913249/items/S9CUYZL4&quot;],&quot;id&quot;:8847,&quot;suffix&quot;:&quot;&quot;,&quot;itemData&quot;:{&quot;container-title&quot;:&quot;Gamasutra, October&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id&quot;:&quot;gabler2005prototype&quot;,&quot;volume&quot;:&quot;26&quot;,&quot;issued&quot;:{&quot;date-parts&quot;:[[&quot;2005&quot;]]},&quot;type&quot;:&quot;article-journal&quot;,&quot;citation-key&quot;:&quot;gabler2005prototype&quot;},&quot;prefix&quot;:&quot;&quot;}]} RNDucwfznrmvx"/>&lt;Do Zotero Refresh: [@gabler2005prototype]&gt;<text:reference-mark-end text:name="ZOTERO_ITEM CSL_CITATION {&quot;citationID&quot;:&quot;xhvqreby&quot;,&quot;schema&quot;:&quot;https://github.com/citation-style-language/schema/raw/master/csl-citation.json&quot;,&quot;properties&quot;:{&quot;noteIndex&quot;:0,&quot;formattedCitation&quot;:&quot;[@gabler2005prototype]&quot;},&quot;citationItems&quot;:[{&quot;uri&quot;:[&quot;http://zotero.org/users/1913249/items/S9CUYZL4&quot;],&quot;uris&quot;:[&quot;http://zotero.org/users/1913249/items/S9CUYZL4&quot;],&quot;id&quot;:8847,&quot;suffix&quot;:&quot;&quot;,&quot;itemData&quot;:{&quot;container-title&quot;:&quot;Gamasutra, October&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id&quot;:&quot;gabler2005prototype&quot;,&quot;volume&quot;:&quot;26&quot;,&quot;issued&quot;:{&quot;date-parts&quot;:[[&quot;2005&quot;]]},&quot;type&quot;:&quot;article-journal&quot;,&quot;citation-key&quot;:&quot;gabler2005prototype&quot;},&quot;prefix&quot;:&quot;&quot;}]} RNDucwfznrmvx"/>.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citationID&quot;:&quot;skfverij&quot;,&quot;schema&quot;:&quot;https://github.com/citation-style-language/schema/raw/master/csl-citation.json&quot;,&quot;properties&quot;:{&quot;noteIndex&quot;:0,&quot;formattedCitation&quot;:&quot;[@aurava_game_2021]&quot;},&quot;citationItems&quot;:[{&quot;uri&quot;:[&quot;http://zotero.org/users/1913249/items/6BQ7BIPC&quot;],&quot;uris&quot;:[&quot;http://zotero.org/users/1913249/items/6BQ7BIPC&quot;],&quot;id&quot;:8920,&quot;suffix&quot;:&quot;&quot;,&quot;itemData&quot;:{&quot;container-title&quot;:&quot;International Journal of Child-Computer Interaction&quot;,&quot;DOI&quot;:&quot;10.1016/j.ijcci.2021.100274&quot;,&quot;container-title-short&quot;:&quot;International Journal of Child-Computer Interaction&quot;,&quot;id&quot;:&quot;aurava_game_2021&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source&quot;:&quot;ScienceDirect&quot;,&quot;citation-key&quot;:&quot;aurava_game_2021&quot;,&quot;accessed&quot;:{&quot;date-parts&quot;:[[&quot;2023&quot;,9,17]]},&quot;title&quot;:&quot;Game jams in general formal education&quot;,&quot;type&quot;:&quot;article-journal&quot;,&quot;page&quot;:&quot;100274&quot;,&quot;issued&quot;:{&quot;date-parts&quot;:[[&quot;2021&quot;,6,1]]},&quot;author&quot;:[{&quot;given&quot;:&quot;Riikka&quot;,&quot;family&quot;:&quot;Aurava&quot;},{&quot;given&quot;:&quot;Mikko&quot;,&quot;family&quot;:&quot;Meriläinen&quot;},{&quot;given&quot;:&quot;Ville&quot;,&quot;family&quot;:&quot;Kankainen&quot;},{&quot;given&quot;:&quot;Jaakko&quot;,&quot;family&quot;:&quot;Stenros&quot;}],&quot;ISSN&quot;:&quot;2212-8689&quot;},&quot;prefix&quot;:&quot;&quot;}]} RNDnlqsloages"/>&lt;Do Zotero Refresh: [@aurava_game_2021]&gt;<text:reference-mark-end text:name="ZOTERO_ITEM CSL_CITATION {&quot;citationID&quot;:&quot;skfverij&quot;,&quot;schema&quot;:&quot;https://github.com/citation-style-language/schema/raw/master/csl-citation.json&quot;,&quot;properties&quot;:{&quot;noteIndex&quot;:0,&quot;formattedCitation&quot;:&quot;[@aurava_game_2021]&quot;},&quot;citationItems&quot;:[{&quot;uri&quot;:[&quot;http://zotero.org/users/1913249/items/6BQ7BIPC&quot;],&quot;uris&quot;:[&quot;http://zotero.org/users/1913249/items/6BQ7BIPC&quot;],&quot;id&quot;:8920,&quot;suffix&quot;:&quot;&quot;,&quot;itemData&quot;:{&quot;container-title&quot;:&quot;International Journal of Child-Computer Interaction&quot;,&quot;DOI&quot;:&quot;10.1016/j.ijcci.2021.100274&quot;,&quot;container-title-short&quot;:&quot;International Journal of Child-Computer Interaction&quot;,&quot;id&quot;:&quot;aurava_game_2021&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source&quot;:&quot;ScienceDirect&quot;,&quot;citation-key&quot;:&quot;aurava_game_2021&quot;,&quot;accessed&quot;:{&quot;date-parts&quot;:[[&quot;2023&quot;,9,17]]},&quot;title&quot;:&quot;Game jams in general formal education&quot;,&quot;type&quot;:&quot;article-journal&quot;,&quot;page&quot;:&quot;100274&quot;,&quot;issued&quot;:{&quot;date-parts&quot;:[[&quot;2021&quot;,6,1]]},&quot;author&quot;:[{&quot;given&quot;:&quot;Riikka&quot;,&quot;family&quot;:&quot;Aurava&quot;},{&quot;given&quot;:&quot;Mikko&quot;,&quot;family&quot;:&quot;Meriläinen&quot;},{&quot;given&quot;:&quot;Ville&quot;,&quot;family&quot;:&quot;Kankainen&quot;},{&quot;given&quot;:&quot;Jaakko&quot;,&quot;family&quot;:&quot;Stenros&quot;}],&quot;ISSN&quot;:&quot;2212-8689&quot;},&quot;prefix&quot;:&quot;&quot;}]} RNDnlqsloages"/>, although there is no agreement on the characteristics game jam pedagogy, and scant guidance on how to address potentially problematic issues (list these),</text:p>
      <text:p text:style-name="Text_20_body">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lgqfjnli&quot;,&quot;schema&quot;:&quot;https://github.com/citation-style-language/schema/raw/master/csl-citation.json&quot;,&quot;properties&quot;:{&quot;noteIndex&quot;:0,&quot;formattedCitation&quot;:&quot;[@gutierrez_cultural_2003]&quot;},&quot;citationItems&quot;:[{&quot;uri&quot;:[&quot;http://zotero.org/users/1913249/items/BW6F6HY6&quot;],&quot;uris&quot;:[&quot;http://zotero.org/users/1913249/items/BW6F6HY6&quot;],&quot;id&quot;:9830,&quot;suffix&quot;:&quot;&quot;,&quot;itemData&quot;:{&quot;language&quot;:&quot;en&quot;,&quot;title&quot;:&quot;Cultural Ways of Learning: Individual Traits or Repertoires of Practice&quot;,&quot;author&quot;:[{&quot;given&quot;:&quot;Kris D.&quot;,&quot;family&quot;:&quot;Gutiérrez&quot;},{&quot;given&quot;:&quot;Barbara&quot;,&quot;family&quot;:&quot;Rogoff&quot;}],&quot;title-short&quot;:&quot;Cultural Ways of Learning&quot;,&quot;volume&quot;:&quot;32&quot;,&quot;page&quot;:&quot;19-25&quot;,&quot;citation-key&quot;:&quot;gutierrez_cultural_2003&quot;,&quot;ISSN&quot;:&quot;0013-189X, 1935-102X&quot;,&quot;DOI&quot;:&quot;10.3102/0013189X032005019&quot;,&quot;id&quot;:&quot;gutierrez_cultural_2003&quot;,&quot;issued&quot;:{&quot;date-parts&quot;:[[&quot;2003&quot;,6]]},&quot;URL&quot;:&quot;http://journals.sagepub.com/doi/10.3102/0013189X032005019&quot;,&quot;issue&quot;:&quot;5&quot;,&quot;accessed&quot;:{&quot;date-parts&quot;:[[&quot;2024&quot;,9,8]]},&quot;container-title&quot;:&quot;Educational Researcher&quot;,&quot;type&quot;:&quot;article-journal&quot;,&quot;container-title-short&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license&quot;:&quot;http://journals.sagepub.com/page/policies/text-and-data-mining-license&quot;},&quot;prefix&quot;:&quot;&quot;}]} RNDbcvwznhejl"/>&lt;Do Zotero Refresh: [@gutierrez_cultural_2003]&gt;<text:reference-mark-end text:name="ZOTERO_ITEM CSL_CITATION {&quot;citationID&quot;:&quot;lgqfjnli&quot;,&quot;schema&quot;:&quot;https://github.com/citation-style-language/schema/raw/master/csl-citation.json&quot;,&quot;properties&quot;:{&quot;noteIndex&quot;:0,&quot;formattedCitation&quot;:&quot;[@gutierrez_cultural_2003]&quot;},&quot;citationItems&quot;:[{&quot;uri&quot;:[&quot;http://zotero.org/users/1913249/items/BW6F6HY6&quot;],&quot;uris&quot;:[&quot;http://zotero.org/users/1913249/items/BW6F6HY6&quot;],&quot;id&quot;:9830,&quot;suffix&quot;:&quot;&quot;,&quot;itemData&quot;:{&quot;language&quot;:&quot;en&quot;,&quot;title&quot;:&quot;Cultural Ways of Learning: Individual Traits or Repertoires of Practice&quot;,&quot;author&quot;:[{&quot;given&quot;:&quot;Kris D.&quot;,&quot;family&quot;:&quot;Gutiérrez&quot;},{&quot;given&quot;:&quot;Barbara&quot;,&quot;family&quot;:&quot;Rogoff&quot;}],&quot;title-short&quot;:&quot;Cultural Ways of Learning&quot;,&quot;volume&quot;:&quot;32&quot;,&quot;page&quot;:&quot;19-25&quot;,&quot;citation-key&quot;:&quot;gutierrez_cultural_2003&quot;,&quot;ISSN&quot;:&quot;0013-189X, 1935-102X&quot;,&quot;DOI&quot;:&quot;10.3102/0013189X032005019&quot;,&quot;id&quot;:&quot;gutierrez_cultural_2003&quot;,&quot;issued&quot;:{&quot;date-parts&quot;:[[&quot;2003&quot;,6]]},&quot;URL&quot;:&quot;http://journals.sagepub.com/doi/10.3102/0013189X032005019&quot;,&quot;issue&quot;:&quot;5&quot;,&quot;accessed&quot;:{&quot;date-parts&quot;:[[&quot;2024&quot;,9,8]]},&quot;container-title&quot;:&quot;Educational Researcher&quot;,&quot;type&quot;:&quot;article-journal&quot;,&quot;container-title-short&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license&quot;:&quot;http://journals.sagepub.com/page/policies/text-and-data-mining-license&quot;},&quot;prefix&quot;:&quot;&quot;}]} RNDbcvwznhejl"/>. The characteristics of the design process outline above can be located in the process of jamming in a musical context. For example a song jam is an introduced, familiar framework restricted in that it based on a familiar popular song, within a template of a recognisable genre. However, improvisation and bringing your own style to the process is welcomed. Furthermore, this process is augmented by the group element of the musical jam process where makers pick up techniques from other makers in the group. The value of such metaphors on group coding practice, in particular to explore agency is continued in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wrukdlcp&quot;,&quot;schema&quot;:&quot;https://github.com/citation-style-language/schema/raw/master/csl-citation.json&quot;,&quot;properties&quot;:{&quot;noteIndex&quot;:0,&quot;formattedCitation&quot;:&quot;[@lecusay_telementoring_2015; @gutierrez_learning_2019-1]&quot;},&quot;citationItems&quot;:[{&quot;uri&quot;:[&quot;http://zotero.org/users/1913249/items/LWY6M7R4&quot;],&quot;uris&quot;:[&quot;http://zotero.org/users/1913249/items/LWY6M7R4&quot;],&quot;id&quot;:9422,&quot;suffix&quot;:&quot;&quot;,&quot;itemData&quot;:{&quot;title&quot;:&quot;Telementoring Physics: University-Community After-school Collaborations and the Mediation of the Formal/ Informal Divide&quot;,&quot;author&quot;:[{&quot;given&quot;:&quot;Robert&quot;,&quot;family&quot;:&quot;Lecusay&quot;}],&quot;id&quot;:&quot;lecusay_telementoring_2015&quot;,&quot;issued&quot;:{&quot;date-parts&quot;:[[&quot;2015&quot;,8,17]]},&quot;citation-key&quot;:&quot;lecusay_telementoring_2015&quot;,&quot;type&quot;:&quot;thesis&quot;,&quot;title-short&quot;:&quot;Telementoring Physics&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prefix&quot;:&quot;&quot;},{&quot;uri&quot;:[&quot;http://zotero.org/users/1913249/items/G3R9PEWW&quot;],&quot;uris&quot;:[&quot;http://zotero.org/users/1913249/items/G3R9PEWW&quot;],&quot;id&quot;:10007,&quot;suffix&quot;:&quot;&quot;,&quot;itemData&quot;:{&quot;language&quot;:&quot;en&quot;,&quot;title&quot;:&quot;Learning as Movement in Social Design-Based Experiments: Play as a Leading Activity&quot;,&quot;author&quot;:[{&quot;given&quot;:&quot;Kris D.&quot;,&quot;family&quot;:&quot;Gutiérrez&quot;},{&quot;given&quot;:&quot;Jennifer&quot;,&quot;family&quot;:&quot;Higgs&quot;},{&quot;given&quot;:&quot;José Ramón&quot;,&quot;family&quot;:&quot;Lizárraga&quot;},{&quot;given&quot;:&quot;Edward&quot;,&quot;family&quot;:&quot;Rivero&quot;}],&quot;title-short&quot;:&quot;Learning as Movement in Social Design-Based Experiments&quot;,&quot;volume&quot;:&quot;62&quot;,&quot;page&quot;:&quot;66-82&quot;,&quot;citation-key&quot;:&quot;gutierrez_learning_2019-1&quot;,&quot;ISSN&quot;:&quot;0018-716X, 1423-0054&quot;,&quot;DOI&quot;:&quot;10.1159/000496239&quot;,&quot;id&quot;:&quot;gutierrez_learning_2019-1&quot;,&quot;issued&quot;:{&quot;date-parts&quot;:[[&quot;2019&quot;]]},&quot;URL&quot;:&quot;https://karger.com/HDE/article/doi/10.1159/000496239&quot;,&quot;issue&quot;:&quot;1-2&quot;,&quot;accessed&quot;:{&quot;date-parts&quot;:[[&quot;2025&quot;,1,10]]},&quot;container-title&quot;:&quot;Human Development&quot;,&quot;type&quot;:&quot;article-journal&quot;,&quot;container-title-short&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license&quot;:&quot;https://www.karger.com/Services/SiteLicenses&quot;},&quot;prefix&quot;:&quot;&quot;}]} RNDzcweuiklnt"/>&lt;Do Zotero Refresh: [@lecusay_telementoring_2015; @gutierrez_learning_2019-1]&gt;<text:reference-mark-end text:name="ZOTERO_ITEM CSL_CITATION {&quot;citationID&quot;:&quot;wrukdlcp&quot;,&quot;schema&quot;:&quot;https://github.com/citation-style-language/schema/raw/master/csl-citation.json&quot;,&quot;properties&quot;:{&quot;noteIndex&quot;:0,&quot;formattedCitation&quot;:&quot;[@lecusay_telementoring_2015; @gutierrez_learning_2019-1]&quot;},&quot;citationItems&quot;:[{&quot;uri&quot;:[&quot;http://zotero.org/users/1913249/items/LWY6M7R4&quot;],&quot;uris&quot;:[&quot;http://zotero.org/users/1913249/items/LWY6M7R4&quot;],&quot;id&quot;:9422,&quot;suffix&quot;:&quot;&quot;,&quot;itemData&quot;:{&quot;title&quot;:&quot;Telementoring Physics: University-Community After-school Collaborations and the Mediation of the Formal/ Informal Divide&quot;,&quot;author&quot;:[{&quot;given&quot;:&quot;Robert&quot;,&quot;family&quot;:&quot;Lecusay&quot;}],&quot;id&quot;:&quot;lecusay_telementoring_2015&quot;,&quot;issued&quot;:{&quot;date-parts&quot;:[[&quot;2015&quot;,8,17]]},&quot;citation-key&quot;:&quot;lecusay_telementoring_2015&quot;,&quot;type&quot;:&quot;thesis&quot;,&quot;title-short&quot;:&quot;Telementoring Physics&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prefix&quot;:&quot;&quot;},{&quot;uri&quot;:[&quot;http://zotero.org/users/1913249/items/G3R9PEWW&quot;],&quot;uris&quot;:[&quot;http://zotero.org/users/1913249/items/G3R9PEWW&quot;],&quot;id&quot;:10007,&quot;suffix&quot;:&quot;&quot;,&quot;itemData&quot;:{&quot;language&quot;:&quot;en&quot;,&quot;title&quot;:&quot;Learning as Movement in Social Design-Based Experiments: Play as a Leading Activity&quot;,&quot;author&quot;:[{&quot;given&quot;:&quot;Kris D.&quot;,&quot;family&quot;:&quot;Gutiérrez&quot;},{&quot;given&quot;:&quot;Jennifer&quot;,&quot;family&quot;:&quot;Higgs&quot;},{&quot;given&quot;:&quot;José Ramón&quot;,&quot;family&quot;:&quot;Lizárraga&quot;},{&quot;given&quot;:&quot;Edward&quot;,&quot;family&quot;:&quot;Rivero&quot;}],&quot;title-short&quot;:&quot;Learning as Movement in Social Design-Based Experiments&quot;,&quot;volume&quot;:&quot;62&quot;,&quot;page&quot;:&quot;66-82&quot;,&quot;citation-key&quot;:&quot;gutierrez_learning_2019-1&quot;,&quot;ISSN&quot;:&quot;0018-716X, 1423-0054&quot;,&quot;DOI&quot;:&quot;10.1159/000496239&quot;,&quot;id&quot;:&quot;gutierrez_learning_2019-1&quot;,&quot;issued&quot;:{&quot;date-parts&quot;:[[&quot;2019&quot;]]},&quot;URL&quot;:&quot;https://karger.com/HDE/article/doi/10.1159/000496239&quot;,&quot;issue&quot;:&quot;1-2&quot;,&quot;accessed&quot;:{&quot;date-parts&quot;:[[&quot;2025&quot;,1,10]]},&quot;container-title&quot;:&quot;Human Development&quot;,&quot;type&quot;:&quot;article-journal&quot;,&quot;container-title-short&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license&quot;:&quot;https://www.karger.com/Services/SiteLicenses&quot;},&quot;prefix&quot;:&quot;&quot;}]} RNDzcweuiklnt"/>.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advantages of GDP as an relatable design framework, occupying a the space between too concrete to be repeated and too theoretical to be grasped by novice game makers. An exploration of this aspect follows in the next chapter. In addition, the framing of learning as participation with community repertoires, is explored in the next chapter in relation to participant agency.</text:p>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1"><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2"><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1">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4" text:outline-level="4"><text:bookmark-start text:name="a-thought-on-reflection"/>A thought on reflection<text:bookmark-end text:name="a-thought-on-reflection"/></text:h>
      <text:p text:style-name="First_20_paragraph">FIND A SPACE FOR THIS??? Addressing a separate aspect of reflection, in P2, I guided supporting student facilitators to ask what patterns participants were currently working on or had recently completed as a way of provoking informal reflection on project progress. Additionally in P3, GDPs were prominent in end of session reflections (see Vignette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2-17T15:34:52Z</meta:creation-date>
    <dc:date>2025-02-17T15:34:52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